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WeaponModifiers" style:family="table">
      <style:table-properties style:width="17cm" table:align="margins"/>
    </style:style>
    <style:style style:name="WeaponModifiers.A" style:family="table-column">
      <style:table-column-properties style:column-width="4.577cm" style:rel-column-width="17646*"/>
    </style:style>
    <style:style style:name="WeaponModifiers.B" style:family="table-column">
      <style:table-column-properties style:column-width="12.423cm" style:rel-column-width="47889*"/>
    </style:style>
    <style:style style:name="WeaponModifiers.A1" style:family="table-cell">
      <style:table-cell-properties fo:padding="0.097cm" fo:border-left="0.002cm solid #000000" fo:border-right="none" fo:border-top="0.002cm solid #000000" fo:border-bottom="0.002cm solid #000000"/>
    </style:style>
    <style:style style:name="WeaponModifiers.B1" style:family="table-cell">
      <style:table-cell-properties fo:padding="0.097cm" fo:border="0.002cm solid #000000"/>
    </style:style>
    <style:style style:name="WeaponModifiers.A2" style:family="table-cell">
      <style:table-cell-properties fo:padding="0.097cm" fo:border-left="0.002cm solid #000000" fo:border-right="none" fo:border-top="none" fo:border-bottom="0.002cm solid #c0c0c0"/>
    </style:style>
    <style:style style:name="WeaponModifiers.B2" style:family="table-cell">
      <style:table-cell-properties fo:padding="0.097cm" fo:border-left="0.002cm solid #c0c0c0" fo:border-right="0.002cm solid #000000" fo:border-top="none" fo:border-bottom="0.002cm solid #c0c0c0"/>
    </style:style>
    <style:style style:name="WeaponModifiers.A41" style:family="table-cell">
      <style:table-cell-properties fo:padding="0.097cm" fo:border-left="0.002cm solid #000000" fo:border-right="none" fo:border-top="none" fo:border-bottom="0.002cm solid #000000"/>
    </style:style>
    <style:style style:name="WeaponModifiers.B41" style:family="table-cell">
      <style:table-cell-properties fo:padding="0.097cm" fo:border-left="0.002cm solid #c0c0c0" fo:border-right="0.002cm solid #000000" fo:border-top="none" fo:border-bottom="0.002cm solid #000000"/>
    </style:style>
    <style:style style:name="Tabelle2" style:family="table">
      <style:table-properties style:width="17cm" table:align="margins"/>
    </style:style>
    <style:style style:name="Tabelle2.A" style:family="table-column">
      <style:table-column-properties style:column-width="5.08cm" style:rel-column-width="19585*"/>
    </style:style>
    <style:style style:name="Tabelle2.B" style:family="table-column">
      <style:table-column-properties style:column-width="11.92cm" style:rel-column-width="45950*"/>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c0c0c0"/>
    </style:style>
    <style:style style:name="Tabelle2.B2" style:family="table-cell">
      <style:table-cell-properties fo:padding="0.097cm" fo:border-left="0.002cm solid #c0c0c0" fo:border-right="0.002cm solid #000000" fo:border-top="none" fo:border-bottom="0.002cm solid #c0c0c0"/>
    </style:style>
    <style:style style:name="Tabelle2.A27" style:family="table-cell">
      <style:table-cell-properties fo:padding="0.097cm" fo:border-left="0.002cm solid #000000" fo:border-right="none" fo:border-top="none" fo:border-bottom="0.002cm solid #000000"/>
    </style:style>
    <style:style style:name="Tabelle2.B27" style:family="table-cell">
      <style:table-cell-properties fo:padding="0.097cm" fo:border-left="0.002cm solid #c0c0c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5.08cm" style:rel-column-width="19585*"/>
    </style:style>
    <style:style style:name="Tabelle3.B" style:family="table-column">
      <style:table-column-properties style:column-width="11.92cm" style:rel-column-width="45950*"/>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c0c0c0"/>
    </style:style>
    <style:style style:name="Tabelle3.B2" style:family="table-cell">
      <style:table-cell-properties fo:padding="0.097cm" fo:border-left="0.002cm solid #c0c0c0" fo:border-right="0.002cm solid #000000" fo:border-top="none" fo:border-bottom="0.002cm solid #c0c0c0"/>
    </style:style>
    <style:style style:name="Tabelle3.A58" style:family="table-cell">
      <style:table-cell-properties fo:padding="0.097cm" fo:border-left="0.002cm solid #000000" fo:border-right="none" fo:border-top="none" fo:border-bottom="0.002cm solid #000000"/>
    </style:style>
    <style:style style:name="Tabelle3.B58" style:family="table-cell">
      <style:table-cell-properties fo:padding="0.097cm" fo:border-left="0.002cm solid #c0c0c0" fo:border-right="0.002cm solid #000000" fo:border-top="none" fo:border-bottom="0.002cm solid #000000"/>
    </style:style>
    <style:style style:name="Tabelle1" style:family="table">
      <style:table-properties style:width="17cm" table:align="margins"/>
    </style:style>
    <style:style style:name="Tabelle1.A" style:family="table-column">
      <style:table-column-properties style:column-width="4.577cm" style:rel-column-width="17646*"/>
    </style:style>
    <style:style style:name="Tabelle1.B" style:family="table-column">
      <style:table-column-properties style:column-width="12.423cm" style:rel-column-width="4788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c0c0c0"/>
    </style:style>
    <style:style style:name="Tabelle1.B2" style:family="table-cell">
      <style:table-cell-properties fo:padding="0.097cm" fo:border-left="0.002cm solid #c0c0c0" fo:border-right="0.002cm solid #000000" fo:border-top="none" fo:border-bottom="0.002cm solid #c0c0c0"/>
    </style:style>
    <style:style style:name="Tabelle1.A41" style:family="table-cell">
      <style:table-cell-properties fo:padding="0.097cm" fo:border-left="0.002cm solid #000000" fo:border-right="none" fo:border-top="none" fo:border-bottom="0.002cm solid #000000"/>
    </style:style>
    <style:style style:name="Tabelle1.B41" style:family="table-cell">
      <style:table-cell-properties fo:padding="0.097cm" fo:border-left="0.002cm solid #c0c0c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5.662cm" style:rel-column-width="21829*"/>
    </style:style>
    <style:style style:name="Tabelle4.B" style:family="table-column">
      <style:table-column-properties style:column-width="9.181cm" style:rel-column-width="35395*"/>
    </style:style>
    <style:style style:name="Tabelle4.C" style:family="table-column">
      <style:table-column-properties style:column-width="2.155cm" style:rel-column-width="8311*"/>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c0c0c0"/>
    </style:style>
    <style:style style:name="Tabelle4.B2" style:family="table-cell">
      <style:table-cell-properties fo:padding="0.097cm" fo:border-left="0.002cm solid #c0c0c0" fo:border-right="none" fo:border-top="none" fo:border-bottom="0.002cm solid #c0c0c0"/>
    </style:style>
    <style:style style:name="Tabelle4.C2" style:family="table-cell">
      <style:table-cell-properties fo:padding="0.097cm" fo:border-left="0.002cm solid #c0c0c0" fo:border-right="0.002cm solid #000000" fo:border-top="none" fo:border-bottom="0.002cm solid #c0c0c0"/>
    </style:style>
    <style:style style:name="Tabelle4.A28" style:family="table-cell">
      <style:table-cell-properties fo:padding="0.097cm" fo:border-left="0.002cm solid #000000" fo:border-right="none" fo:border-top="none" fo:border-bottom="0.002cm solid #000000"/>
    </style:style>
    <style:style style:name="Tabelle4.B28" style:family="table-cell">
      <style:table-cell-properties fo:padding="0.097cm" fo:border-left="0.002cm solid #c0c0c0" fo:border-right="none" fo:border-top="none" fo:border-bottom="0.002cm solid #000000"/>
    </style:style>
    <style:style style:name="Tabelle4.C28" style:family="table-cell">
      <style:table-cell-properties fo:padding="0.097cm" fo:border-left="0.002cm solid #c0c0c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5.08cm" style:rel-column-width="19585*"/>
    </style:style>
    <style:style style:name="Tabelle5.B" style:family="table-column">
      <style:table-column-properties style:column-width="11.92cm" style:rel-column-width="459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c0c0c0"/>
    </style:style>
    <style:style style:name="Tabelle5.B2" style:family="table-cell">
      <style:table-cell-properties fo:padding="0.097cm" fo:border-left="0.002cm solid #c0c0c0" fo:border-right="0.002cm solid #000000" fo:border-top="none" fo:border-bottom="0.002cm solid #c0c0c0"/>
    </style:style>
    <style:style style:name="Tabelle5.A60" style:family="table-cell">
      <style:table-cell-properties fo:padding="0.097cm" fo:border-left="0.002cm solid #000000" fo:border-right="none" fo:border-top="none" fo:border-bottom="0.002cm solid #000000"/>
    </style:style>
    <style:style style:name="Tabelle5.B60" style:family="table-cell">
      <style:table-cell-properties fo:padding="0.097cm" fo:border-left="0.002cm solid #c0c0c0" fo:border-right="0.002cm solid #000000" fo:border-top="none" fo:border-bottom="0.002cm solid #000000"/>
    </style:style>
    <style:style style:name="P1" style:family="paragraph" style:parent-style-name="Header">
      <style:text-properties style:font-name="Verdana2" fo:font-size="10pt" fo:font-weight="bold" style:font-size-asian="10pt" style:font-weight-asian="bold" style:font-size-complex="10pt" style:font-weight-complex="bold"/>
    </style:style>
    <style:style style:name="P2" style:family="paragraph" style:parent-style-name="Header">
      <style:paragraph-properties>
        <style:tab-stops>
          <style:tab-stop style:position="16.999cm" style:type="right"/>
        </style:tab-stops>
      </style:paragraph-properties>
      <style:text-properties style:font-name="Verdana2" fo:font-size="10pt" fo:font-weight="bold" style:font-size-asian="10pt" style:font-weight-asian="bold" style:font-size-complex="10pt" style:font-weight-complex="bold"/>
    </style:style>
    <style:style style:name="P3" style:family="paragraph" style:parent-style-name="Footer">
      <style:paragraph-properties fo:line-height="150%" fo:text-align="end" style:justify-single-word="false"/>
      <style:text-properties style:font-name="Verdana2" fo:font-size="10pt" style:font-size-asian="10pt" style:font-size-complex="10pt"/>
    </style:style>
    <style:style style:name="P4" style:family="paragraph" style:parent-style-name="Standard">
      <style:paragraph-properties fo:text-align="center" style:justify-single-word="false"/>
      <style:text-properties style:font-name="Verdana2"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Verdana2" fo:font-size="12pt" style:text-underline-style="none" fo:font-weight="normal"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Verdana2" fo:font-size="11pt" fo:font-weight="bold" style:font-size-asian="11pt" style:font-weight-asian="bold" style:font-size-complex="11pt" style:font-weight-complex="bold"/>
    </style:style>
    <style:style style:name="P7" style:family="paragraph" style:parent-style-name="Standard">
      <style:paragraph-properties fo:line-height="150%" fo:text-align="justify" style:justify-single-word="false"/>
      <style:text-properties style:font-name="Verdana2" fo:font-size="11pt" fo:font-weight="normal" style:font-size-asian="11pt" style:font-weight-asian="normal" style:font-size-complex="11pt" style:font-weight-complex="normal"/>
    </style:style>
    <style:style style:name="P8" style:family="paragraph" style:parent-style-name="Standard">
      <style:text-properties style:font-name="Verdana2" fo:font-size="11pt" style:font-size-asian="11pt" style:font-size-complex="11pt"/>
    </style:style>
    <style:style style:name="P9" style:family="paragraph" style:parent-style-name="Standard">
      <style:paragraph-properties fo:line-height="150%" fo:text-align="justify" style:justify-single-word="false"/>
      <style:text-properties style:font-name="Verdana2" fo:font-size="11pt" fo:font-style="normal" fo:font-weight="bold" style:font-size-asian="11pt" style:font-style-asian="normal" style:font-weight-asian="bold" style:font-size-complex="11pt" style:font-style-complex="normal" style:font-weight-complex="bold"/>
    </style:style>
    <style:style style:name="P10" style:family="paragraph" style:parent-style-name="Standard">
      <style:paragraph-properties fo:line-height="150%" fo:text-align="justify" style:justify-single-word="false"/>
      <style:text-properties style:font-name="Verdana2"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center" style:justify-single-word="false"/>
      <style:text-properties style:font-name="Verdana2" fo:font-size="32pt" fo:font-weight="bold" style:font-size-asian="32pt" style:font-weight-asian="bold" style:font-size-complex="32pt" style:font-weight-complex="bold"/>
    </style:style>
    <style:style style:name="P12" style:family="paragraph" style:parent-style-name="Standard">
      <style:paragraph-properties fo:text-align="center" style:justify-single-word="false"/>
      <style:text-properties style:font-name="Verdana2" fo:font-size="24pt" style:text-underline-style="none" fo:font-weight="bold" style:font-size-asian="24pt" style:font-weight-asian="bold" style:font-size-complex="24pt" style:font-weight-complex="bold"/>
    </style:style>
    <style:style style:name="P13" style:family="paragraph" style:parent-style-name="Standard">
      <style:paragraph-properties fo:line-height="150%" fo:text-align="justify" style:justify-single-word="false"/>
      <style:text-properties style:font-name="Verdana2"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line-height="150%" fo:text-align="start" style:justify-single-word="false"/>
    </style:style>
    <style:style style:name="P16" style:family="paragraph" style:parent-style-name="Standard">
      <style:paragraph-properties fo:line-height="150%" fo:text-align="justify" style:justify-single-word="false"/>
      <style:text-properties fo:font-weight="normal" style:font-weight-asian="normal" style:font-weight-complex="normal"/>
    </style:style>
    <style:style style:name="P17" style:family="paragraph" style:parent-style-name="Standard">
      <style:paragraph-properties fo:line-height="150%" fo:text-align="justify" style:justify-single-word="false"/>
      <style:text-properties style:use-window-font-color="true" style:font-name="Verdana2" fo:font-size="11pt" fo:font-style="normal" fo:font-weight="bold" style:font-size-asian="11pt" style:font-style-asian="normal" style:font-weight-asian="bold" style:font-size-complex="11pt" style:font-style-complex="normal" style:font-weight-complex="bold"/>
    </style:style>
    <style:style style:name="P18" style:family="paragraph" style:parent-style-name="Standard">
      <style:paragraph-properties fo:line-height="150%" fo:text-align="justify" style:justify-single-word="false"/>
      <style:text-properties style:use-window-font-color="true" style:font-name="Verdana2" fo:font-size="11pt" fo:font-style="normal" fo:font-weight="bold" fo:background-color="transparent" style:font-size-asian="11pt" style:font-style-asian="normal" style:font-weight-asian="bold" style:font-size-complex="11pt" style:font-style-complex="normal" style:font-weight-complex="bold"/>
    </style:style>
    <style:style style:name="P19" style:family="paragraph" style:parent-style-name="Standard">
      <style:paragraph-properties fo:line-height="150%" fo:text-align="justify" style:justify-single-word="false"/>
      <style:text-properties style:use-window-font-color="true" style:font-name="Verdana2" fo:font-size="11pt" fo:font-style="normal" fo:font-weight="normal" fo:background-color="transparent" style:font-size-asian="11pt" style:font-style-asian="normal" style:font-weight-asian="normal" style:font-size-complex="11pt" style:font-style-complex="normal" style:font-weight-complex="normal"/>
    </style:style>
    <style:style style:name="P20" style:family="paragraph" style:parent-style-name="Standard">
      <style:paragraph-properties fo:line-height="150%" fo:text-align="start" style:justify-single-word="false"/>
      <style:text-properties style:use-window-font-color="true" style:font-name="Verdana2" fo:font-size="11pt" fo:font-style="normal" fo:font-weight="normal" fo:background-color="transparent" style:font-size-asian="11pt" style:font-style-asian="normal" style:font-weight-asian="normal" style:font-size-complex="11pt" style:font-style-complex="normal" style:font-weight-complex="normal"/>
    </style:style>
    <style:style style:name="P21" style:family="paragraph" style:parent-style-name="Standard">
      <style:paragraph-properties fo:line-height="150%" fo:text-align="start" style:justify-single-word="false"/>
      <style:text-properties style:use-window-font-color="true" style:font-name="Verdana2" fo:font-size="10pt" fo:font-style="italic" fo:font-weight="normal" fo:background-color="transparent" style:font-size-asian="10pt" style:font-style-asian="italic" style:font-weight-asian="normal" style:font-size-complex="10pt" style:font-style-complex="italic" style:font-weight-complex="normal"/>
    </style:style>
    <style:style style:name="P22" style:family="paragraph" style:parent-style-name="Standard">
      <style:paragraph-properties fo:line-height="150%" fo:text-align="start" style:justify-single-word="false"/>
      <style:text-properties style:use-window-font-color="true" style:font-name="Courier New" fo:font-size="11pt" fo:font-style="normal" fo:font-weight="bold" fo:background-color="transparent" style:font-size-asian="11pt" style:font-style-asian="normal" style:font-weight-asian="bold" style:font-size-complex="11pt" style:font-style-complex="normal" style:font-weight-complex="bold"/>
    </style:style>
    <style:style style:name="P23" style:family="paragraph" style:parent-style-name="Standard">
      <style:paragraph-properties fo:line-height="150%" fo:text-align="justify" style:justify-single-word="false"/>
      <style:text-properties style:use-window-font-color="true" style:font-name="Courier New" fo:font-size="11pt" fo:font-style="normal" fo:font-weight="bold" fo:background-color="transparent" style:font-size-asian="11pt" style:font-style-asian="normal" style:font-weight-asian="bold" style:font-size-complex="11pt" style:font-style-complex="normal" style:font-weight-complex="bold"/>
    </style:style>
    <style:style style:name="P24" style:family="paragraph" style:parent-style-name="Standard">
      <style:paragraph-properties fo:line-height="150%" fo:text-align="justify" style:justify-single-word="false"/>
      <style:text-properties style:use-window-font-color="true" style:font-name="Courier New" fo:font-size="11pt" fo:font-style="normal" fo:font-weight="normal" fo:background-color="transparent" style:font-size-asian="11pt" style:font-style-asian="normal" style:font-weight-asian="normal" style:font-size-complex="11pt" style:font-style-complex="normal" style:font-weight-complex="normal"/>
    </style:style>
    <style:style style:name="P25" style:family="paragraph" style:parent-style-name="Standard">
      <style:paragraph-properties fo:line-height="150%" fo:text-align="justify" style:justify-single-word="false"/>
      <style:text-properties fo:color="#800000" style:font-name="Verdana2" fo:font-size="11pt" fo:font-style="normal" fo:font-weight="bold" fo:background-color="transparent" style:font-size-asian="11pt" style:font-style-asian="normal" style:font-weight-asian="bold" style:font-size-complex="11pt" style:font-style-complex="normal" style:font-weight-complex="bold"/>
    </style:style>
    <style:style style:name="P26" style:family="paragraph" style:parent-style-name="Standard">
      <style:paragraph-properties fo:line-height="150%" fo:text-align="justify"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7" style:family="paragraph" style:parent-style-name="Table_20_Contents">
      <style:paragraph-properties fo:text-align="justify" style:justify-single-word="false"/>
      <style:text-properties style:font-name="Verdana2" fo:font-size="11pt" style:font-size-asian="11pt" style:font-size-complex="11pt"/>
    </style:style>
    <style:style style:name="P28" style:family="paragraph" style:parent-style-name="Table_20_Contents">
      <style:paragraph-properties fo:text-align="justify" style:justify-single-word="false"/>
      <style:text-properties style:font-name="Verdana2" fo:font-size="11pt" fo:font-style="italic" style:font-size-asian="11pt" style:font-style-asian="italic" style:font-size-complex="11pt" style:font-style-complex="italic"/>
    </style:style>
    <style:style style:name="P29" style:family="paragraph" style:parent-style-name="Table_20_Contents">
      <style:paragraph-properties fo:text-align="justify" style:justify-single-word="false"/>
      <style:text-properties style:font-name="Verdana2" fo:font-size="11pt" fo:font-style="italic" fo:font-weight="normal" style:font-size-asian="11pt" style:font-style-asian="italic" style:font-weight-asian="normal" style:font-size-complex="11pt" style:font-style-complex="italic" style:font-weight-complex="normal"/>
    </style:style>
    <style:style style:name="P30" style:family="paragraph" style:parent-style-name="Table_20_Contents">
      <style:paragraph-properties fo:text-align="justify" style:justify-single-word="false"/>
      <style:text-properties style:font-name="Verdana2" fo:font-size="11pt" fo:font-style="normal" fo:font-weight="normal" style:font-size-asian="11pt" style:font-style-asian="normal" style:font-weight-asian="normal" style:font-size-complex="11pt" style:font-style-complex="normal" style:font-weight-complex="normal"/>
    </style:style>
    <style:style style:name="P31" style:family="paragraph" style:parent-style-name="Table_20_Contents">
      <style:paragraph-properties fo:text-align="justify" style:justify-single-word="false"/>
      <style:text-properties fo:color="#800000" style:font-name="Verdana2" fo:font-size="11pt" style:font-size-asian="11pt" style:font-size-complex="11pt"/>
    </style:style>
    <style:style style:name="P32" style:family="paragraph" style:parent-style-name="Table_20_Contents">
      <style:paragraph-properties fo:text-align="justify" style:justify-single-word="false"/>
      <style:text-properties style:use-window-font-color="true" style:font-name="Verdana2" fo:font-size="11pt" style:font-size-asian="11pt" style:font-size-complex="11pt"/>
    </style:style>
    <style:style style:name="P33" style:family="paragraph" style:parent-style-name="Table_20_Contents">
      <style:paragraph-properties fo:text-align="justify" style:justify-single-word="false"/>
      <style:text-properties style:use-window-font-color="true" style:font-name="Verdana2" fo:font-size="11pt" fo:font-style="italic" style:font-size-asian="11pt" style:font-style-asian="italic" style:font-size-complex="11pt" style:font-style-complex="italic"/>
    </style:style>
    <style:style style:name="P34" style:family="paragraph" style:parent-style-name="Table_20_Contents">
      <style:paragraph-properties fo:text-align="justify" style:justify-single-word="false"/>
      <style:text-properties style:use-window-font-color="true" style:font-name="Courier New" fo:font-size="11pt" fo:font-style="normal" style:font-size-asian="11pt" style:font-style-asian="normal" style:font-size-complex="11pt" style:font-style-complex="normal"/>
    </style:style>
    <style:style style:name="P35" style:family="paragraph" style:parent-style-name="Table_20_Contents">
      <style:paragraph-properties fo:text-align="justify" style:justify-single-word="false"/>
      <style:text-properties style:font-name="Courier New" fo:font-size="11pt" fo:font-style="normal" style:font-size-asian="11pt" style:font-style-asian="normal" style:font-size-complex="11pt" style:font-style-complex="normal"/>
    </style:style>
    <style:style style:name="P36" style:family="paragraph" style:parent-style-name="Table_20_Contents">
      <style:paragraph-properties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37" style:family="paragraph" style:parent-style-name="Table_20_Heading">
      <style:text-properties style:font-name="Verdana2" fo:font-size="11pt" style:font-size-asian="11pt" style:font-size-complex="11pt"/>
    </style:style>
    <style:style style:name="P38" style:family="paragraph" style:parent-style-name="Table_20_Heading">
      <style:text-properties style:font-name="Verdana2" fo:font-size="11pt" fo:font-style="normal" fo:font-weight="bold" style:font-size-asian="11pt" style:font-style-asian="normal" style:font-weight-asian="bold" style:font-size-complex="11pt" style:font-style-complex="normal" style:font-weight-complex="bold"/>
    </style:style>
    <style:style style:name="P39" style:family="paragraph" style:parent-style-name="Table_20_Heading">
      <style:text-properties style:font-name="Verdana2" fo:font-size="11pt" fo:font-style="normal" style:font-size-asian="11pt" style:font-style-asian="normal" style:font-size-complex="11pt" style:font-style-complex="normal"/>
    </style:style>
    <style:style style:name="P40" style:family="paragraph" style:parent-style-name="Table_20_Heading">
      <style:text-properties style:use-window-font-color="true" style:font-name="Verdana2" fo:font-size="11pt" style:font-size-asian="11pt" style:font-size-complex="11pt"/>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Text_20_body">
      <style:text-properties style:use-window-font-color="true" style:font-name="Verdana2" fo:font-size="11pt" fo:font-style="normal" fo:font-weight="normal" fo:background-color="transparent" style:font-size-asian="11pt" style:font-style-asian="normal" style:font-weight-asian="normal" style:font-size-complex="11pt" style:font-style-complex="normal" style:font-weight-complex="normal"/>
    </style:style>
    <style:style style:name="P45" style:family="paragraph" style:parent-style-name="Standard" style:master-page-name="First_20_Page">
      <style:paragraph-properties fo:text-align="center" style:justify-single-word="false" style:page-number="auto"/>
      <style:text-properties style:font-name="Verdana2" fo:font-size="32pt" fo:font-weight="bold" style:font-size-asian="32pt" style:font-weight-asian="bold" style:font-size-complex="32pt" style:font-weight-complex="bold"/>
    </style:style>
    <style:style style:name="P46" style:family="paragraph" style:parent-style-name="Standard" style:master-page-name="Index">
      <style:paragraph-properties fo:text-align="center" style:justify-single-word="false" style:page-number="auto"/>
      <style:text-properties style:font-name="Verdana2" fo:font-size="11pt" style:text-underline-style="none" fo:font-weight="normal" style:font-size-asian="11pt" style:font-weight-asian="normal" style:font-size-complex="11pt" style:font-weight-complex="normal"/>
    </style:style>
    <style:style style:name="P47" style:family="paragraph" style:parent-style-name="Standard" style:list-style-name="L1">
      <style:paragraph-properties fo:line-height="150%" fo:text-align="justify" style:justify-single-word="false"/>
      <style:text-properties style:font-name="Verdana2" fo:font-size="11pt" fo:font-style="normal" fo:font-weight="normal" style:font-size-asian="11pt" style:font-style-asian="normal" style:font-weight-asian="normal" style:font-size-complex="11pt" style:font-style-complex="normal" style:font-weight-complex="normal"/>
    </style:style>
    <style:style style:name="P48" style:family="paragraph" style:parent-style-name="Standard" style:list-style-name="L4">
      <style:paragraph-properties fo:line-height="150%" fo:text-align="start" style:justify-single-word="false"/>
      <style:text-properties style:font-name="Verdana2" fo:font-size="11pt" style:font-size-asian="11pt" style:font-size-complex="11pt"/>
    </style:style>
    <style:style style:name="P49" style:family="paragraph" style:parent-style-name="Standard" style:list-style-name="L2">
      <style:paragraph-properties fo:line-height="150%" fo:text-align="start" style:justify-single-word="false"/>
    </style:style>
    <style:style style:name="P50" style:family="paragraph" style:parent-style-name="Standard" style:list-style-name="L4">
      <style:paragraph-properties fo:line-height="150%" fo:text-align="start" style:justify-single-word="false"/>
    </style:style>
    <style:style style:name="P51" style:family="paragraph" style:parent-style-name="Standard" style:list-style-name="L5">
      <style:paragraph-properties fo:line-height="150%" fo:text-align="start" style:justify-single-word="false"/>
    </style:style>
    <style:style style:name="P52" style:family="paragraph" style:parent-style-name="Standard" style:list-style-name="L3">
      <style:paragraph-properties fo:line-height="150%" fo:text-align="justify" style:justify-single-word="false"/>
    </style:style>
    <style:style style:name="P53" style:family="paragraph" style:parent-style-name="Standard" style:list-style-name="L2">
      <style:paragraph-properties fo:line-height="150%" fo:text-align="start" style:justify-single-word="false"/>
      <style:text-properties fo:font-weight="bold" style:font-weight-asian="bold" style:font-weight-complex="bold"/>
    </style:style>
    <style:style style:name="P54" style:family="paragraph" style:parent-style-name="Standard" style:list-style-name="L6">
      <style:paragraph-properties fo:line-height="150%" fo:text-align="start" style:justify-single-word="false">
        <style:tab-stops>
          <style:tab-stop style:position="0.265cm"/>
        </style:tab-stops>
      </style:paragraph-properties>
      <style:text-properties fo:font-weight="bold" style:font-weight-asian="bold" style:font-weight-complex="bold"/>
    </style:style>
    <style:style style:name="P55" style:family="paragraph" style:parent-style-name="Standard" style:list-style-name="L6">
      <style:paragraph-properties fo:line-height="150%" fo:text-align="start" style:justify-single-word="false"/>
      <style:text-properties fo:font-weight="bold" style:font-weight-asian="bold" style:font-weight-complex="bold"/>
    </style:style>
    <style:style style:name="P56" style:family="paragraph" style:parent-style-name="Standard">
      <style:paragraph-properties fo:line-height="150%" fo:text-align="justify" style:justify-single-word="false"/>
      <style:text-properties style:use-window-font-color="true" style:font-name="Verdana2" fo:font-size="11pt" fo:font-style="normal" fo:font-weight="normal" style:font-size-asian="11pt" style:font-style-asian="normal" style:font-weight-asian="normal" style:font-size-complex="11pt" style:font-style-complex="normal" style:font-weight-complex="normal"/>
    </style:style>
    <style:style style:name="P57" style:family="paragraph" style:parent-style-name="Standard" style:list-style-name="L3">
      <style:paragraph-properties fo:line-height="150%" fo:text-align="justify" style:justify-single-word="false"/>
      <style:text-properties style:use-window-font-color="true" style:font-name="Verdana2" fo:font-size="11pt" fo:font-style="normal" fo:font-weight="normal" fo:background-color="transparent" style:font-size-asian="11pt" style:font-style-asian="normal" style:font-weight-asian="normal" style:font-size-complex="11pt" style:font-style-complex="normal" style:font-weight-complex="normal"/>
    </style:style>
    <style:style style:name="P58" style:family="paragraph" style:parent-style-name="Standard" style:list-style-name="L4">
      <style:paragraph-properties fo:line-height="150%" fo:text-align="start" style:justify-single-word="false"/>
      <style:text-properties style:use-window-font-color="true" style:font-name="Verdana2" fo:font-size="11pt" fo:font-style="normal" fo:font-weight="normal" fo:background-color="transparent" style:font-size-asian="11pt" style:font-style-asian="normal" style:font-weight-asian="normal" style:font-size-complex="11pt" style:font-style-complex="normal" style:font-weight-complex="normal"/>
    </style:style>
    <style:style style:name="P59" style:family="paragraph" style:parent-style-name="Standard" style:list-style-name="L4">
      <style:paragraph-properties fo:line-height="150%" fo:text-align="start" style:justify-single-word="false"/>
      <style:text-properties style:use-window-font-color="true" style:font-name="Courier New" fo:font-size="11pt" fo:font-style="normal" fo:font-weight="normal" fo:background-color="transparent" style:font-size-asian="11pt" style:font-style-asian="normal" style:font-weight-asian="normal" style:font-size-complex="11pt" style:font-style-complex="normal" style:font-weight-complex="normal"/>
    </style:style>
    <style:style style:name="P60" style:family="paragraph" style:parent-style-name="Standard" style:list-style-name="L4">
      <style:paragraph-properties fo:line-height="150%" fo:text-align="start" style:justify-single-word="false"/>
      <style:text-properties style:use-window-font-color="true" style:font-name="Courier New" fo:font-size="11pt" fo:font-style="normal" fo:font-weight="bold" fo:background-color="transparent" style:font-size-asian="11pt" style:font-style-asian="normal" style:font-weight-asian="bold" style:font-size-complex="11pt" style:font-style-complex="normal" style:font-weight-complex="bold"/>
    </style:style>
    <style:style style:name="P61" style:family="paragraph" style:parent-style-name="Standard" style:list-style-name="L4">
      <style:paragraph-properties fo:line-height="150%" fo:text-align="start" style:justify-single-word="false"/>
      <style:text-properties style:font-name="Courier New" fo:font-weight="bold" style:font-weight-asian="bold" style:font-weight-complex="bold"/>
    </style:style>
    <style:style style:name="P62" style:family="paragraph" style:parent-style-name="Standard" style:list-style-name="L4">
      <style:paragraph-properties fo:line-height="150%" fo:text-align="start" style:justify-single-word="false" fo:break-before="page"/>
      <style:text-properties style:font-name="Courier New" fo:font-weight="bold" style:font-weight-asian="bold" style:font-weight-complex="bold"/>
    </style:style>
    <style:style style:name="P63" style:family="paragraph" style:parent-style-name="Standard" style:list-style-name="L4">
      <style:paragraph-properties fo:line-height="150%" fo:text-align="start" style:justify-single-word="false" fo:break-before="page"/>
      <style:text-properties style:use-window-font-color="true" style:font-name="Courier New" fo:font-size="11pt" fo:font-style="normal" fo:font-weight="bold" fo:background-color="transparent" style:font-size-asian="11pt" style:font-style-asian="normal" style:font-weight-asian="bold" style:font-size-complex="11pt" style:font-style-complex="normal" style:font-weight-complex="bold"/>
    </style:style>
    <style:style style:name="P64" style:family="paragraph" style:parent-style-name="Standard" style:list-style-name="L5">
      <style:paragraph-properties fo:line-height="150%" fo:text-align="start" style:justify-single-word="false" fo:break-before="page"/>
    </style:style>
    <style:style style:name="P65" style:family="paragraph" style:parent-style-name="Table_20_Contents" style:list-style-name="L5">
      <style:paragraph-properties fo:line-height="150%" fo:text-align="start" style:justify-single-word="false"/>
      <style:text-properties fo:font-weight="bold" style:font-weight-asian="bold" style:font-weight-complex="bold"/>
    </style:style>
    <style:style style:name="P66" style:family="paragraph" style:parent-style-name="Table_20_Contents">
      <style:paragraph-properties fo:text-align="justify" style:justify-single-word="false"/>
      <style:text-properties style:font-name="Verdana2" fo:font-size="11pt" style:font-size-asian="11pt" style:font-size-complex="11pt"/>
    </style:style>
    <style:style style:name="P67" style:family="paragraph" style:parent-style-name="Table_20_Contents">
      <style:paragraph-properties fo:text-align="justify" style:justify-single-word="false"/>
      <style:text-properties style:font-name="Verdana2" fo:font-size="11pt" fo:font-style="normal" fo:font-weight="normal"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justify" style:justify-single-word="false"/>
      <style:text-properties style:font-name="Courier New" fo:font-size="11pt" fo:font-style="normal" style:font-size-asian="11pt" style:font-style-asian="normal" style:font-size-complex="11pt" style:font-style-complex="normal"/>
    </style:style>
    <style:style style:name="P69" style:family="paragraph" style:parent-style-name="Table_20_Contents">
      <style:paragraph-properties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justify" style:justify-single-word="false"/>
      <style:text-properties style:use-window-font-color="true" style:font-name="Verdana2" fo:font-size="11pt" style:font-size-asian="11pt" style:font-size-complex="11pt"/>
    </style:style>
    <style:style style:name="P71" style:family="paragraph" style:parent-style-name="Heading_20_1" style:master-page-name="Standard">
      <style:paragraph-properties style:page-number="1"/>
    </style:style>
    <style:style style:name="P72" style:family="paragraph" style:parent-style-name="Heading_20_1">
      <style:paragraph-properties fo:break-before="page"/>
    </style:style>
    <style:style style:name="P73" style:family="paragraph" style:parent-style-name="Heading_20_2">
      <style:paragraph-properties fo:break-before="page"/>
    </style:style>
    <style:style style:name="P74" style:family="paragraph" style:parent-style-name="Heading_20_3">
      <style:text-properties style:use-window-font-color="true" style:font-name="Verdana2" fo:font-size="11pt" fo:font-style="normal" fo:font-weight="bold" fo:background-color="transparent" style:font-size-asian="11pt" style:font-style-asian="normal" style:font-weight-asian="bold" style:font-size-complex="11pt" style:font-style-complex="normal" style:font-weight-complex="bold"/>
    </style:style>
    <style:style style:name="P75" style:family="paragraph" style:parent-style-name="Heading_20_3">
      <style:paragraph-properties fo:break-before="page"/>
    </style:style>
    <style:style style:name="P76" style:family="paragraph" style:parent-style-name="Heading_20_3">
      <style:paragraph-properties fo:break-before="page"/>
      <style:text-properties style:font-name="Verdana2"/>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Verdana2" fo:font-size="11pt" fo:font-style="normal" fo:font-weight="bold" style:font-size-asian="11pt" style:font-style-asian="normal" style:font-weight-asian="bold" style:font-size-complex="11pt" style:font-style-complex="normal" style:font-weight-complex="bold"/>
    </style:style>
    <style:style style:name="T6" style:family="text">
      <style:text-properties style:font-name="Verdana2" fo:font-size="11pt" fo:font-style="normal" fo:font-weight="bold" style:font-size-asian="11pt" style:font-style-asian="normal" style:font-weight-asian="bold" style:font-size-complex="11pt" style:font-style-complex="normal" style:font-weight-complex="normal"/>
    </style:style>
    <style:style style:name="T7" style:family="text">
      <style:text-properties style:font-name="Verdana2" fo:font-size="11pt" fo:font-style="normal" style:font-size-asian="11pt" style:font-style-asian="normal" style:font-size-complex="11pt" style:font-style-complex="normal"/>
    </style:style>
    <style:style style:name="T8" style:family="text">
      <style:text-properties style:font-name="Verdana2" fo:font-size="11pt" fo:font-style="normal" fo:font-weight="normal" style:font-size-asian="11pt" style:font-style-asian="normal" style:font-weight-asian="normal" style:font-size-complex="11pt" style:font-style-complex="normal" style:font-weight-complex="normal"/>
    </style:style>
    <style:style style:name="T9" style:family="text">
      <style:text-properties style:font-name="Verdana2"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Verdana2" fo:font-size="11pt" fo:font-style="italic" style:font-size-asian="11pt" style:font-style-asian="italic" style:font-size-complex="11pt" style:font-style-complex="italic"/>
    </style:style>
    <style:style style:name="T11" style:family="text">
      <style:text-properties style:font-name="Verdana2" fo:font-weight="normal" style:font-weight-asian="normal" style:font-weight-complex="normal"/>
    </style:style>
    <style:style style:name="T12" style:family="text">
      <style:text-properties style:font-name="Verdana2" fo:font-style="italic" fo:font-weight="normal" style:font-style-asian="italic" style:font-weight-asian="normal" style:font-style-complex="italic" style:font-weight-complex="normal"/>
    </style:style>
    <style:style style:name="T13" style:family="text">
      <style:text-properties style:font-name="Courier New"/>
    </style:style>
    <style:style style:name="T14" style:family="text">
      <style:text-properties style:font-name="Courier New" fo:font-weight="normal" style:font-weight-asian="normal" style:font-weight-complex="normal"/>
    </style:style>
    <style:style style:name="T15" style:family="text">
      <style:text-properties fo:color="#800000" style:font-name="Verdana2" fo:font-weight="normal" style:font-weight-asian="normal" style:font-weight-complex="normal"/>
    </style:style>
    <style:style style:name="T16" style:family="text">
      <style:text-properties fo:color="#800000" style:font-name="Verdana2" fo:font-size="11pt" fo:font-style="normal" fo:font-weight="normal" style:font-size-asian="11pt" style:font-style-asian="normal" style:font-weight-asian="normal" style:font-size-complex="11pt" style:font-style-complex="normal" style:font-weight-complex="normal"/>
    </style:style>
    <style:style style:name="T17" style:family="text">
      <style:text-properties fo:color="#008000" style:font-name="Verdana2" fo:font-size="11pt" fo:font-style="normal" fo:font-weight="normal" style:font-size-asian="11pt" style:font-style-asian="normal" style:font-weight-asian="normal" style:font-size-complex="11pt" style:font-style-complex="normal" style:font-weight-complex="normal"/>
    </style:style>
    <style:style style:name="T18" style:family="text">
      <style:text-properties style:use-window-font-color="true" style:font-name="Verdana2" fo:font-size="11pt" fo:font-style="normal" fo:font-weight="bold" fo:background-color="transparent" style:font-size-asian="11pt" style:font-style-asian="normal" style:font-weight-asian="bold" style:font-size-complex="11pt" style:font-style-complex="normal" style:font-weight-complex="bold"/>
    </style:style>
    <style:style style:name="T19" style:family="text">
      <style:text-properties style:use-window-font-color="true" style:font-name="Verdana2" fo:font-size="11pt" fo:font-style="normal" fo:font-weight="bold" fo:background-color="transparent" style:font-size-asian="11pt" style:font-style-asian="normal" style:font-weight-asian="normal" style:font-size-complex="11pt" style:font-style-complex="normal" style:font-weight-complex="normal"/>
    </style:style>
    <style:style style:name="T20" style:family="text">
      <style:text-properties style:use-window-font-color="true" style:font-name="Verdana2" fo:font-size="11pt" fo:font-style="normal" fo:font-weight="normal" fo:background-color="transparent" style:font-size-asian="11pt" style:font-style-asian="normal" style:font-weight-asian="normal" style:font-size-complex="11pt" style:font-style-complex="normal" style:font-weight-complex="normal"/>
    </style:style>
    <style:style style:name="T21" style:family="text">
      <style:text-properties style:use-window-font-color="true" style:font-name="Verdana2" fo:font-size="11pt" fo:font-style="normal" fo:background-color="transparent" style:font-size-asian="11pt" style:font-style-asian="normal" style:font-size-complex="11pt" style:font-style-complex="normal"/>
    </style:style>
    <style:style style:name="T22" style:family="text">
      <style:text-properties style:use-window-font-color="true" style:font-name="Verdana2" fo:font-size="11pt" fo:font-style="italic" fo:font-weight="normal" fo:background-color="transparent" style:font-size-asian="11pt" style:font-style-asian="italic" style:font-weight-asian="normal" style:font-size-complex="11pt" style:font-style-complex="italic" style:font-weight-complex="normal"/>
    </style:style>
    <style:style style:name="T23" style:family="text">
      <style:text-properties style:use-window-font-color="true" fo:font-size="11pt" fo:font-style="normal" fo:font-weight="normal" fo:background-color="transparent" style:font-size-asian="11pt" style:font-style-asian="normal" style:font-weight-asian="normal" style:font-size-complex="11pt" style:font-style-complex="normal" style:font-weight-complex="normal"/>
    </style:style>
    <style:style style:name="T24" style:family="text">
      <style:text-properties style:use-window-font-color="true" fo:font-size="11pt" fo:font-style="normal" fo:background-color="transparent" style:font-size-asian="11pt" style:font-style-asian="normal" style:font-size-complex="11pt" style:font-style-complex="normal"/>
    </style:style>
    <style:style style:name="T25" style:family="text">
      <style:text-properties style:use-window-font-color="true" style:font-name="Courier New" fo:font-size="11pt" fo:font-style="normal" fo:font-weight="bold" fo:background-color="transparent" style:font-size-asian="11pt" style:font-style-asian="normal" style:font-weight-asian="bold" style:font-size-complex="11pt" style:font-style-complex="normal" style:font-weight-complex="bold"/>
    </style:style>
    <style:style style:name="T26" style:family="text">
      <style:text-properties style:use-window-font-color="true" style:font-name="Courier New" fo:font-size="11pt" fo:font-style="normal" fo:font-weight="normal" fo:background-color="transparent" style:font-size-asian="11pt" style:font-style-asian="normal" style:font-weight-asian="normal" style:font-size-complex="11pt" style:font-style-complex="normal" style:font-weight-complex="normal"/>
    </style:style>
    <style:style style:name="T27" style:family="text">
      <style:text-properties style:use-window-font-color="true" style:font-name="Courier New" fo:font-style="normal" fo:font-weight="normal" fo:background-color="transparent" style:font-style-asian="normal" style:font-weight-asian="normal" style:font-style-complex="normal" style:font-weight-complex="normal"/>
    </style:style>
    <style:style style:name="T28" style:family="text">
      <style:text-properties style:use-window-font-color="true" fo:font-size="10pt" fo:font-style="normal" fo:font-weight="normal" fo:background-color="transparent" style:font-size-asian="10pt" style:font-style-asian="normal" style:font-weight-asian="normal" style:font-size-complex="10pt" style:font-style-complex="normal" style:font-weight-complex="normal"/>
    </style:style>
    <style:style style:name="T29" style:family="text">
      <style:text-properties style:use-window-font-color="true" fo:font-weight="normal" fo:background-color="transparent" style:font-weight-asian="normal" style:font-weight-complex="normal"/>
    </style:style>
    <style:style style:name="T30" style:family="text">
      <style:text-properties style:use-window-font-color="true" fo:font-style="italic" fo:font-weight="normal" fo:background-color="transparent" style:font-style-asian="italic" style:font-weight-asian="normal" style:font-style-complex="italic" style:font-weight-complex="normal"/>
    </style:style>
    <style:style style:name="T31" style:family="text">
      <style:text-properties style:use-window-font-color="true" fo:font-style="normal" fo:font-weight="normal" fo:background-color="transparent" style:font-style-asian="normal" style:font-weight-asian="normal" style:font-style-complex="normal" style:font-weight-complex="normal"/>
    </style:style>
    <style:style style:name="T32" style:family="text">
      <style:text-properties style:use-window-font-color="true" style:font-name="Courier New" fo:font-size="11pt" fo:font-style="normal" fo:font-weight="normal" fo:background-color="transparent" style:font-size-asian="11pt" style:font-style-asian="normal" style:font-weight-asian="normal" style:font-size-complex="11pt" style:font-style-complex="normal" style:font-weight-complex="normal"/>
    </style:style>
    <style:style style:name="T33" style:family="text">
      <style:text-properties style:use-window-font-color="true" style:font-name="Verdana2" fo:font-size="11pt" fo:font-style="normal" fo:font-weight="normal" fo:background-color="transparent" style:font-size-asian="11pt" style:font-style-asian="normal" style:font-weight-asian="normal" style:font-size-complex="11pt" style:font-style-complex="normal" style:font-weight-complex="normal"/>
    </style:style>
    <style:style style:name="T34" style:family="text">
      <style:text-properties fo:color="#aa0000" fo:font-weight="bold" style:font-weight-asian="bold" style:font-weight-complex="bold"/>
    </style:style>
    <style:style style:name="T35" style:family="text">
      <style:text-properties fo:color="#0000ff" style:font-name="Verdana2" fo:font-size="11pt" fo:font-style="normal" fo:font-weight="normal" fo:background-color="transparent" style:font-size-asian="11pt" style:font-style-asian="normal" style:font-weight-asian="normal" style:font-size-complex="11pt"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11"/>
      <text:p text:style-name="P11"/>
      <text:p text:style-name="P11"/>
      <text:p text:style-name="P11">TitanRPG</text:p>
      <text:p text:style-name="P12">Documentation</text:p>
      <text:p text:style-name="P5"/>
      <text:p text:style-name="P5"/>
      <text:p text:style-name="P5"/>
      <text:p text:style-name="P5">TitanRPG Version: 1.60</text:p>
      <text:p text:style-name="P5"/>
      <text:p text:style-name="P5"/>
      <text:p text:style-name="P5"/>
      <text:p text:style-name="P5">Written by:</text:p>
      <text:p text:style-name="P4">Patrick 'pd' Dinklage</text:p>
      <text:p text:style-name="P4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41">1. Introduction<text:tab/>1</text:p>
          <text:p text:style-name="P42">1.1. What is TitanRPG?<text:tab/>1</text:p>
          <text:p text:style-name="P42">1.2. Weapon Modifiers<text:tab/>1</text:p>
          <text:p text:style-name="P43">1.2.1. Introduction to Weapon Modifiers<text:tab/>1</text:p>
          <text:p text:style-name="P43">1.2.2. List of Weapon Modifiers<text:tab/>2</text:p>
          <text:p text:style-name="P42">1.3. Artifacts<text:tab/>5</text:p>
          <text:p text:style-name="P43">1.3.1. Introduction to Artifacts<text:tab/>5</text:p>
          <text:p text:style-name="P43">1.3.2. Using Artifacts<text:tab/>5</text:p>
          <text:p text:style-name="P43">1.3.3. List of Artifacts<text:tab/>6</text:p>
          <text:p text:style-name="P42">1.4. Abilities<text:tab/>8</text:p>
          <text:p text:style-name="P43">1.4.1. Introduction to Abilities<text:tab/>8</text:p>
          <text:p text:style-name="P43">1.4.2. List of Abilities<text:tab/>8</text:p>
          <text:p text:style-name="P42">1.5. RPG Menu<text:tab/>11</text:p>
          <text:p text:style-name="P43">1.5.1. Character<text:tab/>11</text:p>
          <text:p text:style-name="P43">1.5.2. Abilities<text:tab/>12</text:p>
          <text:p text:style-name="P43">1.5.3. Player levels<text:tab/>12</text:p>
          <text:p text:style-name="P43">1.5.4. Settings - HUD<text:tab/>12</text:p>
          <text:p text:style-name="P43">1.5.5. Settings - Artifacts<text:tab/>12</text:p>
          <text:p text:style-name="P43">1.5.6. Settings - Keys<text:tab/>13</text:p>
          <text:p text:style-name="P42">1.6. Installing TitanRPG<text:tab/>14</text:p>
          <text:p text:style-name="P43">1.6.1. Playing TitanRPG offline<text:tab/>14</text:p>
          <text:p text:style-name="P43">1.6.2. Running a listen server with TitanRPG<text:tab/>14</text:p>
          <text:p text:style-name="P43">1.6.3. Running a dedicated server with TitanRPG<text:tab/>14</text:p>
          <text:p text:style-name="P43">1.6.4. Compatibility<text:tab/>15</text:p>
          <text:p text:style-name="P43">1.6.5. Updating TitanRPG<text:tab/>15</text:p>
          <text:p text:style-name="P41">2. Configuration<text:tab/>16</text:p>
          <text:p text:style-name="P42">2.1. Mutator settings<text:tab/>17</text:p>
          <text:p text:style-name="P42">2.2. Game type specific settings<text:tab/>20</text:p>
          <text:p text:style-name="P43">2.2.1. Default settings<text:tab/>20</text:p>
          <text:p text:style-name="P43">2.2.2. Game type specific settings<text:tab/>22</text:p>
          <text:p text:style-name="P42">2.3. Experience awards<text:tab/>22</text:p>
          <text:p text:style-name="P43"><text:soft-page-break/>2.3.1. General<text:tab/>22</text:p>
          <text:p text:style-name="P43">2.3.2. Onslaught<text:tab/>24</text:p>
          <text:p text:style-name="P43">2.3.3. Capture the Flag<text:tab/>24</text:p>
          <text:p text:style-name="P43">2.3.4. Bombing Run<text:tab/>25</text:p>
          <text:p text:style-name="P43">2.3.5. Double Domination<text:tab/>25</text:p>
          <text:p text:style-name="P43">2.3.6. Assault<text:tab/>25</text:p>
          <text:p text:style-name="P43">2.3.7. Invasion (with Necromancy combo)<text:tab/>25</text:p>
          <text:p text:style-name="P42">2.4. Artifact Manager<text:tab/>26</text:p>
          <text:p text:style-name="P43">2.4.1. Artifact pickups<text:tab/>26</text:p>
          <text:p text:style-name="P43">2.4.2. Adrenaline pickups<text:tab/>27</text:p>
          <text:p text:style-name="P42">2.5. Weapon Modifiers<text:tab/>27</text:p>
          <text:p text:style-name="P43">2.5.1. Config properties<text:tab/>27</text:p>
          <text:p text:style-name="P43">2.5.2. List of Weapon Modifier classes<text:tab/>28</text:p>
          <text:p text:style-name="P42">2.6. Artifacts<text:tab/>30</text:p>
          <text:p text:style-name="P43">2.6.1. Config properties<text:tab/>30</text:p>
          <text:p text:style-name="P43">2.6.2. List of Artifact classes<text:tab/>31</text:p>
          <text:p text:style-name="P42">2.7. Abilities<text:tab/>32</text:p>
          <text:p text:style-name="P43">2.7.1. Config properties<text:tab/>32</text:p>
          <text:p text:style-name="P43">2.7.2. List of Ability classes<text:tab/>33</text:p>
          <text:p text:style-name="P42">2.8. Miscellaneous Settings<text:tab/>35</text:p>
          <text:p text:style-name="P43">2.8.1. Blasts<text:tab/>35</text:p>
          <text:p text:style-name="P43">2.8.2. Drones<text:tab/>35</text:p>
          <text:p text:style-name="P41">3. Additional Information<text:tab/>36</text:p>
          <text:p text:style-name="P42">3.1. Planned features<text:tab/>36</text:p>
          <text:p text:style-name="P43">3.1.1. Stats<text:tab/>36</text:p>
          <text:p text:style-name="P43">3.1.2. Artifact "Ammunition"<text:tab/>36</text:p>
          <text:p text:style-name="P42">3.2. Credits<text:tab/>36</text:p>
          <text:p text:style-name="P43">3.2.1. Developers<text:tab/>36</text:p>
          <text:p text:style-name="P43">3.2.2. Thanks<text:tab/>38</text:p>
          <text:p text:style-name="P42">3.3. Contact<text:tab/>38</text:p>
          <text:p text:style-name="P42">3.4. Legal information<text:tab/>38</text:p>
        </text:index-body>
      </text:table-of-content>
      <text:p text:style-name="P7"/>
      <text:h text:style-name="P71" text:outline-level="1">Introduction</text:h>
      <text:p text:style-name="P7">This chapter can be used as a source of basic information for anyone who plays TitanRPG.</text:p>
      <text:h text:style-name="Heading_20_2" text:outline-level="2">What is TitanRPG?</text:h>
      <text:p text:style-name="P6"><text:span text:style-name="T3">TitanRPG</text:span><text:span text:style-name="T1"> is a mutator for </text:span><text:span text:style-name="T3">Unreal Tournament 2004</text:span><text:span text:style-name="T1"> adding roleplay game elements to the gameplay. Formerly based on </text:span><text:span text:style-name="T3">UT2004RPG</text:span><text:span text:style-name="T4"> and </text:span><text:span text:style-name="T3">DruidsRPG</text:span><text:span text:style-name="T4">, TitanRPG introduces </text:span><text:span text:style-name="T3">Weapon Modifiers</text:span><text:span text:style-name="T4"> and usable items, so-called </text:span><text:span text:style-name="T3">Artifacts</text:span><text:span text:style-name="T4">, and allows players to create multiple characters which can earn experience points for game-related achievements. These experience points have you advance in levels, enabling you to purchase </text:span><text:span text:style-name="T3">Abilities</text:span><text:span text:style-name="T4">.</text:span></text:p>
      <text:p text:style-name="P10"/>
      <text:p text:style-name="P10">Additionally, TitanRPG fixes an immense amount of known bugs in UT2004RPG and UT2004 itself.</text:p>
      <text:h text:style-name="Heading_20_2" text:outline-level="2">Weapon Modifiers</text:h>
      <text:h text:style-name="Heading_20_3" text:outline-level="3">Introduction to Weapon Modifiers</text:h>
      <text:p text:style-name="P6"><text:span text:style-name="T4">Weapon Modifiers, traditionally also refered to as </text:span><text:span text:style-name="T3">Weapon Magics</text:span><text:span text:style-name="T4">, modify weapons in a way that they will cause special effects if</text:span></text:p>
      <text:list xml:id="list30211325" text:style-name="L1">
        <text:list-item>
          <text:p text:style-name="P47">you select them.</text:p>
        </text:list-item>
        <text:list-item>
          <text:p text:style-name="P47">you hit another player, a monster or similar with them.</text:p>
        </text:list-item>
        <text:list-item>
          <text:p text:style-name="P47">you get hit by another player, a monster or similar while having them selected.</text:p>
        </text:list-item>
      </text:list>
      <text:p text:style-name="P16"><text:span text:style-name="T7">All Weapon Modifiers apply a unique skin to the modified weapon, making them identifiable by yourself and other players in a multiplayer game. They also change the modified weapon's name so you can immediately recognize what Modifier is applied (e.g. </text:span><text:span text:style-name="T10">Shock Rifle of Damage +4</text:span><text:span text:style-name="T7">).</text:span></text:p>
      <text:p text:style-name="P10"/>
      <text:p text:style-name="P10">Most Weapon Modifiers also have a certain modifier level, which represents the magnitude of the Modifier's effect. There are positive and negative modifier levels, where negative levels represent a disadvantage or handicap, while positive levels repesent bonuses.</text:p>
      <text:p text:style-name="P10"><text:soft-page-break/></text:p>
      <text:p text:style-name="P10">How to acquire modified weapons depends on the current game setup. Usually, if you pick up a weapon from a weapon pickup base or a weapon locker, there is a certain chance that the weapon will be modified. Which Modifier gets chosen is, again, chance-based. There are Artifacts that allow you to manually modify weapons and Abilities that allow you to spawn with modified weapons.</text:p>
      <text:h text:style-name="Heading_20_3" text:outline-level="3">List of Weapon Modifiers</text:h>
      <text:p text:style-name="P7">The following is a list of all the Weapon Modifiers available in TitanRPG. Note that it depends on the game setup as for which of these are available.</text:p>
      <table:table table:name="WeaponModifiers" table:style-name="WeaponModifiers">
        <table:table-column table:style-name="WeaponModifiers.A"/>
        <table:table-column table:style-name="WeaponModifiers.B"/>
        <table:table-row>
          <table:table-cell table:style-name="WeaponModifiers.A1" office:value-type="string">
            <text:p text:style-name="P37">Name</text:p>
          </table:table-cell>
          <table:table-cell table:style-name="WeaponModifiers.B1" office:value-type="string">
            <text:p text:style-name="P37">Description</text:p>
          </table:table-cell>
        </table:table-row>
        <table:table-row>
          <table:table-cell table:style-name="WeaponModifiers.A2" office:value-type="string">
            <text:p text:style-name="P27">Armor Piercing</text:p>
          </table:table-cell>
          <table:table-cell table:style-name="WeaponModifiers.B2" office:value-type="string">
            <text:p text:style-name="P27">Increases all damage done to enemy vehicles.</text:p>
          </table:table-cell>
        </table:table-row>
        <table:table-row>
          <table:table-cell table:style-name="WeaponModifiers.A2" office:value-type="string">
            <text:p text:style-name="P27">Bouncy</text:p>
          </table:table-cell>
          <table:table-cell table:style-name="WeaponModifiers.B2" office:value-type="string">
            <text:p text:style-name="P27">Rockets, Shock Balls, Link Plasma and Flak Shells will bounce off walls.</text:p>
          </table:table-cell>
        </table:table-row>
        <table:table-row>
          <table:table-cell table:style-name="WeaponModifiers.A2" office:value-type="string">
            <text:p text:style-name="P31">Burden</text:p>
          </table:table-cell>
          <table:table-cell table:style-name="WeaponModifiers.B2" office:value-type="string">
            <text:p text:style-name="P27">Decreases your jump height and increases your falling damage while holding this weapon.</text:p>
          </table:table-cell>
        </table:table-row>
        <table:table-row>
          <table:table-cell table:style-name="WeaponModifiers.A2" office:value-type="string">
            <text:p text:style-name="P27">Damage</text:p>
          </table:table-cell>
          <table:table-cell table:style-name="WeaponModifiers.B2" office:value-type="string">
            <text:p text:style-name="P27">Increases or decreases all damage done to either enemies or yourself.</text:p>
          </table:table-cell>
        </table:table-row>
        <table:table-row>
          <table:table-cell table:style-name="WeaponModifiers.A2" office:value-type="string">
            <text:p text:style-name="P31">Draining</text:p>
          </table:table-cell>
          <table:table-cell table:style-name="WeaponModifiers.B2" office:value-type="string">
            <text:p text:style-name="P27">Drains adrenaline for all damage done to enemies.</text:p>
          </table:table-cell>
        </table:table-row>
        <table:table-row>
          <table:table-cell table:style-name="WeaponModifiers.A2" office:value-type="string">
            <text:p text:style-name="P31">Emo</text:p>
          </table:table-cell>
          <table:table-cell table:style-name="WeaponModifiers.B2" office:value-type="string">
            <text:p text:style-name="P27">Drains your helth for all damage tone to enemies.</text:p>
          </table:table-cell>
        </table:table-row>
        <table:table-row>
          <table:table-cell table:style-name="WeaponModifiers.A2" office:value-type="string">
            <text:p text:style-name="P27">Energy</text:p>
          </table:table-cell>
          <table:table-cell table:style-name="WeaponModifiers.B2" office:value-type="string">
            <text:p text:style-name="P27">Awards adrenaline for all damage done to enemies.</text:p>
          </table:table-cell>
        </table:table-row>
        <table:table-row>
          <table:table-cell table:style-name="WeaponModifiers.A2" office:value-type="string">
            <text:p text:style-name="P27">Feather</text:p>
          </table:table-cell>
          <table:table-cell table:style-name="WeaponModifiers.B2" office:value-type="string">
            <text:p text:style-name="P27">Increases your jump height and decreases your falling damage while holding this weapon.</text:p>
          </table:table-cell>
        </table:table-row>
        <table:table-row>
          <table:table-cell table:style-name="WeaponModifiers.A2" office:value-type="string">
            <text:p text:style-name="P31">FAIL</text:p>
          </table:table-cell>
          <table:table-cell table:style-name="WeaponModifiers.B2" office:value-type="string">
            <text:p text:style-name="P27">Grants infinite ammunition for this weapon but decreases its firing rate.</text:p>
          </table:table-cell>
        </table:table-row>
        <table:table-row>
          <table:table-cell table:style-name="WeaponModifiers.A2" office:value-type="string">
            <text:p text:style-name="P27">Force</text:p>
          </table:table-cell>
          <table:table-cell table:style-name="WeaponModifiers.B2" office:value-type="string">
            <text:p text:style-name="P27">Increases the speed of all projectiles fired by this weapon.</text:p>
          </table:table-cell>
        </table:table-row>
        <table:table-row>
          <table:table-cell table:style-name="WeaponModifiers.A2" office:value-type="string">
            <text:p text:style-name="P32">Freezing</text:p>
          </table:table-cell>
          <table:table-cell table:style-name="WeaponModifiers.B2" office:value-type="string">
            <text:p text:style-name="P32">Slows down enemy human or monster targets significantly upon hit.</text:p>
            <text:p text:style-name="P33">Does not affect flag or ball carriers.</text:p>
          </table:table-cell>
        </table:table-row>
        <table:table-row>
          <table:table-cell table:style-name="WeaponModifiers.A2" office:value-type="string">
            <text:p text:style-name="P31">Harm</text:p>
          </table:table-cell>
          <table:table-cell table:style-name="WeaponModifiers.B2" office:value-type="string">
            <text:p text:style-name="P27">Increases all damage done to you while holding this weapon</text:p>
          </table:table-cell>
        </table:table-row>
        <table:table-row>
          <table:table-cell table:style-name="WeaponModifiers.A2" office:value-type="string">
            <text:p text:style-name="P27">Healing</text:p>
          </table:table-cell>
          <table:table-cell table:style-name="WeaponModifiers.B2" office:value-type="string">
            <text:p text:style-name="P27">Heals friendly targets upon hit, including yourself.</text:p>
          </table:table-cell>
        </table:table-row>
        <table:table-row>
          <table:table-cell table:style-name="WeaponModifiers.A2" office:value-type="string">
            <text:p text:style-name="P27">Infinity</text:p>
          </table:table-cell>
          <table:table-cell table:style-name="WeaponModifiers.B2" office:value-type="string">
            <text:p text:style-name="P27">Grants infinite ammunition for this weapon.</text:p>
          </table:table-cell>
        </table:table-row>
        <table:table-row>
          <table:table-cell table:style-name="WeaponModifiers.A2" office:value-type="string">
            <text:p text:style-name="P27">Infinite Sturdiness</text:p>
          </table:table-cell>
          <table:table-cell table:style-name="WeaponModifiers.B2" office:value-type="string">
            <text:p text:style-name="P27">Grants infinite ammunition for this weapon while also applying sturdiness (see <text:span text:style-name="T2">Sturdy</text:span>).</text:p>
          </table:table-cell>
        </table:table-row>
        <text:soft-page-break/>
        <table:table-row>
          <table:table-cell table:style-name="WeaponModifiers.A2" office:value-type="string">
            <text:p text:style-name="P27">Knockback</text:p>
          </table:table-cell>
          <table:table-cell table:style-name="WeaponModifiers.B2" office:value-type="string">
            <text:p text:style-name="P27">Applies an increased momentum on enemy targets or yourself upon hit, knocking them away.</text:p>
            <text:p text:style-name="P33">Does not affect flag or ball carriers.</text:p>
          </table:table-cell>
        </table:table-row>
        <table:table-row>
          <table:table-cell table:style-name="WeaponModifiers.A2" office:value-type="string">
            <text:p text:style-name="P27">Lightning Conduction</text:p>
          </table:table-cell>
          <table:table-cell table:style-name="WeaponModifiers.B2" office:value-type="string">
            <text:p text:style-name="P27">Reduces all lightning damage done to you while holding this weapon (e.g. Lightning Gun, Lightning Rod).</text:p>
          </table:table-cell>
        </table:table-row>
        <table:table-row>
          <table:table-cell table:style-name="WeaponModifiers.A2" office:value-type="string">
            <text:p text:style-name="P27">Luck</text:p>
          </table:table-cell>
          <table:table-cell table:style-name="WeaponModifiers.B2" office:value-type="string">
            <text:p text:style-name="P27">In certain intervals, spawns desireable pickups close to you while holding this weapon.</text:p>
          </table:table-cell>
        </table:table-row>
        <table:table-row>
          <table:table-cell table:style-name="WeaponModifiers.A2" office:value-type="string">
            <text:p text:style-name="P27">Magic Nullifying</text:p>
          </table:table-cell>
          <table:table-cell table:style-name="WeaponModifiers.B2" office:value-type="string">
            <text:p text:style-name="P27">While holding this weapon, you are immune to Freezing, Knockback, Matrix, Null Entropy, Piercing, Poison, Retaliation, Vampiric and Vorpal modifier effects.</text:p>
          </table:table-cell>
        </table:table-row>
        <table:table-row>
          <table:table-cell table:style-name="WeaponModifiers.A2" office:value-type="string">
            <text:p text:style-name="P27">Matrix</text:p>
          </table:table-cell>
          <table:table-cell table:style-name="WeaponModifiers.B2" office:value-type="string">
            <text:p text:style-name="P27">Permanently slows down enemy projectiles near you while holding this weapon.</text:p>
          </table:table-cell>
        </table:table-row>
        <table:table-row>
          <table:table-cell table:style-name="WeaponModifiers.A2" office:value-type="string">
            <text:p text:style-name="P27">Medic Infinity</text:p>
          </table:table-cell>
          <table:table-cell table:style-name="WeaponModifiers.B2" office:value-type="string">
            <text:p text:style-name="P27">Grants infinite ammunition for this weapon and eals friendly targets upon hit, including yourself.</text:p>
          </table:table-cell>
        </table:table-row>
        <table:table-row>
          <table:table-cell table:style-name="WeaponModifiers.A2" office:value-type="string">
            <text:p text:style-name="P31">Misfortune</text:p>
          </table:table-cell>
          <table:table-cell table:style-name="WeaponModifiers.B2" office:value-type="string">
            <text:p text:style-name="P27">Destroys nearby pickups while holding this weapon.</text:p>
          </table:table-cell>
        </table:table-row>
        <table:table-row>
          <table:table-cell table:style-name="WeaponModifiers.A2" office:value-type="string">
            <text:p text:style-name="P27">Null Entropy</text:p>
          </table:table-cell>
          <table:table-cell table:style-name="WeaponModifiers.B2" office:value-type="string">
            <text:p text:style-name="P27">Renders enemy human or monster targets immobile for a while.</text:p>
            <text:p text:style-name="P33">Does not affect flag or ball carriers.</text:p>
          </table:table-cell>
        </table:table-row>
        <table:table-row>
          <table:table-cell table:style-name="WeaponModifiers.A2" office:value-type="string">
            <text:p text:style-name="P27">Penetrating</text:p>
          </table:table-cell>
          <table:table-cell table:style-name="WeaponModifiers.B2" office:value-type="string">
            <text:p text:style-name="P27">Shock Rays and other hitscan weapon fire will fire straight through enemy targets, hitting possible targets behind the first targets as well.</text:p>
          </table:table-cell>
        </table:table-row>
        <table:table-row>
          <table:table-cell table:style-name="WeaponModifiers.A2" office:value-type="string">
            <text:p text:style-name="P27">Piercing</text:p>
          </table:table-cell>
          <table:table-cell table:style-name="WeaponModifiers.B2" office:value-type="string">
            <text:p text:style-name="P27">Passes enemy shield, draining their health directly.</text:p>
          </table:table-cell>
        </table:table-row>
        <table:table-row>
          <table:table-cell table:style-name="WeaponModifiers.A2" office:value-type="string">
            <text:p text:style-name="P27">Poison</text:p>
          </table:table-cell>
          <table:table-cell table:style-name="WeaponModifiers.B2" office:value-type="string">
            <text:p text:style-name="P27">Poisons enemy targets, draining their health over time for a certain while.</text:p>
          </table:table-cell>
        </table:table-row>
        <table:table-row>
          <table:table-cell table:style-name="WeaponModifiers.A2" office:value-type="string">
            <text:p text:style-name="P27">Protection</text:p>
          </table:table-cell>
          <table:table-cell table:style-name="WeaponModifiers.B2" office:value-type="string">
            <text:p text:style-name="P27">Reduces all damage done to you while holding this weapon.</text:p>
          </table:table-cell>
        </table:table-row>
        <table:table-row>
          <table:table-cell table:style-name="WeaponModifiers.A2" office:value-type="string">
            <text:p text:style-name="P27">Quickfoot</text:p>
          </table:table-cell>
          <table:table-cell table:style-name="WeaponModifiers.B2" office:value-type="string">
            <text:p text:style-name="P27">Increases your overall movement speed while holding this weapon.</text:p>
          </table:table-cell>
        </table:table-row>
        <table:table-row>
          <table:table-cell table:style-name="WeaponModifiers.A2" office:value-type="string">
            <text:p text:style-name="P27">Rage</text:p>
          </table:table-cell>
          <table:table-cell table:style-name="WeaponModifiers.B2" office:value-type="string">
            <text:p text:style-name="P27">Grants a significant damage bonus but also deals some damage to yourself when hitting enemy targets.</text:p>
          </table:table-cell>
        </table:table-row>
        <table:table-row>
          <table:table-cell table:style-name="WeaponModifiers.A2" office:value-type="string">
            <text:p text:style-name="P27">Reflection</text:p>
          </table:table-cell>
          <table:table-cell table:style-name="WeaponModifiers.B2" office:value-type="string">
            <text:p text:style-name="P27">While holding this weapon, there is a high chance that incoming shock rays, shock balls and link plasma is reflected away from you.</text:p>
            <text:p text:style-name="P27">Always reflects the Null Entropy effect.</text:p>
            <text:p text:style-name="P27"/>
          </table:table-cell>
        </table:table-row>
        <text:soft-page-break/>
        <table:table-row>
          <table:table-cell table:style-name="WeaponModifiers.A2" office:value-type="string">
            <text:p text:style-name="P27">Repair</text:p>
          </table:table-cell>
          <table:table-cell table:style-name="WeaponModifiers.B2" office:value-type="string">
            <text:p text:style-name="P27">Increases your vehicle repair rate.</text:p>
            <text:p text:style-name="P29">Only available for the Link Gun.</text:p>
          </table:table-cell>
        </table:table-row>
        <table:table-row>
          <table:table-cell table:style-name="WeaponModifiers.A2" office:value-type="string">
            <text:p text:style-name="P27">Retaliation</text:p>
          </table:table-cell>
          <table:table-cell table:style-name="WeaponModifiers.B2" office:value-type="string">
            <text:p text:style-name="P27">Whenever you are damaged while holding this weapon, a fraction of the damage is returned to its instigator.</text:p>
          </table:table-cell>
        </table:table-row>
        <table:table-row>
          <table:table-cell table:style-name="WeaponModifiers.A2" office:value-type="string">
            <text:p text:style-name="P27">Shield</text:p>
          </table:table-cell>
          <table:table-cell table:style-name="WeaponModifiers.B2" office:value-type="string">
            <text:p text:style-name="P27">Slowly regenerates your shield if you have not been damaged recently.</text:p>
          </table:table-cell>
        </table:table-row>
        <table:table-row>
          <table:table-cell table:style-name="WeaponModifiers.A2" office:value-type="string">
            <text:p text:style-name="P31">Slowfoot</text:p>
          </table:table-cell>
          <table:table-cell table:style-name="WeaponModifiers.B2" office:value-type="string">
            <text:p text:style-name="P27">Decreases your overall movement speed while holding this weapon.</text:p>
          </table:table-cell>
        </table:table-row>
        <table:table-row>
          <table:table-cell table:style-name="WeaponModifiers.A2" office:value-type="string">
            <text:p text:style-name="P31">Slow Motion</text:p>
          </table:table-cell>
          <table:table-cell table:style-name="WeaponModifiers.B2" office:value-type="string">
            <text:p text:style-name="P27">Decreases the speed of all projectiles fired by this weapon.</text:p>
          </table:table-cell>
        </table:table-row>
        <table:table-row>
          <table:table-cell table:style-name="WeaponModifiers.A2" office:value-type="string">
            <text:p text:style-name="P27">SPAM</text:p>
          </table:table-cell>
          <table:table-cell table:style-name="WeaponModifiers.B2" office:value-type="string">
            <text:p text:style-name="P27">Grants infinite ammunition for this weapon and increases its firing rate.</text:p>
          </table:table-cell>
        </table:table-row>
        <table:table-row>
          <table:table-cell table:style-name="WeaponModifiers.A2" office:value-type="string">
            <text:p text:style-name="P27">Stealth</text:p>
          </table:table-cell>
          <table:table-cell table:style-name="WeaponModifiers.B2" office:value-type="string">
            <text:p text:style-name="P27">Makes you invisible after crouching still for a while when holding this weapon. When stealthed, grants a significant damage bonus.</text:p>
            <text:p text:style-name="P29">Only available for the Classic Sniper Rifle.</text:p>
          </table:table-cell>
        </table:table-row>
        <table:table-row>
          <table:table-cell table:style-name="WeaponModifiers.A2" office:value-type="string">
            <text:p text:style-name="P27">Sturdy</text:p>
          </table:table-cell>
          <table:table-cell table:style-name="WeaponModifiers.B2" office:value-type="string">
            <text:p text:style-name="P27">Nullifies all incoming momentum, meaning you do not get pushed away by enemy fire while holding this weapon</text:p>
          </table:table-cell>
        </table:table-row>
        <table:table-row>
          <table:table-cell table:style-name="WeaponModifiers.A2" office:value-type="string">
            <text:p text:style-name="P27">Vampiric</text:p>
          </table:table-cell>
          <table:table-cell table:style-name="WeaponModifiers.B2" office:value-type="string">
            <text:p text:style-name="P27">Regenerates your health for all damage done to enemies.</text:p>
          </table:table-cell>
        </table:table-row>
        <table:table-row>
          <table:table-cell table:style-name="WeaponModifiers.A41" office:value-type="string">
            <text:p text:style-name="P27">Vorpal</text:p>
          </table:table-cell>
          <table:table-cell table:style-name="WeaponModifiers.B41" office:value-type="string">
            <text:p text:style-name="P27">For every shot done by this weapon, there is an instant kill chance.</text:p>
          </table:table-cell>
        </table:table-row>
      </table:table>
      <text:p text:style-name="P13"/>
      <text:p text:style-name="P26"><text:span text:style-name="T15">Red</text:span><text:span text:style-name="T11"> modifier names indicate purely negative modifier effects.</text:span></text:p>
      <text:h text:style-name="P73" text:outline-level="2">Artifacts</text:h>
      <text:h text:style-name="Heading_20_3" text:outline-level="3">Introduction to Artifacts</text:h>
      <text:p text:style-name="P10">Artifacts are usable items that, when used, either cause an immediate or an enduring effect either on yourself or your environment. Most artifacts consume adrenaline, they can only be used if and as long you have enough adrenaline. Some Artifacts have a certain re-use delay, which means you cannot use it for a certain amount of time after you used it to keep the balance.</text:p>
      <text:p text:style-name="P10"/>
      <text:p text:style-name="P10">Artifacts will, depending on the game setup, appear randomly on the map for you to collect them. When you die, you will drop them again for other players to pick them up. Many Artifacts are also available if you buy certain Abilities, they are then granted when you spawn. There are Artifacts that cannot be found or dropped, but only be acquired by buying said Abilities.</text:p>
      <text:h text:style-name="Heading_20_3" text:outline-level="3">Using Artifacts</text:h>
      <text:p text:style-name="P14"><text:span text:style-name="T8">If you have any Artifacts, you will see an Artifact bar on the HUD, on the left hand side by default, listing them vertically with their respective icons. The currently selected Artifact is highlighted with a yellow background. If you activated an Artifact with an enduring effect (such as the </text:span><text:span text:style-name="T9">Flight</text:span><text:span text:style-name="T8">), its icon will be drawn in a darker tone.</text:span></text:p>
      <text:p text:style-name="P10"/>
      <text:p text:style-name="P14"><text:span text:style-name="T8">In order to activate an artifact, press U. To select a different artifact, use the bracket keys [ and ] (English keyboards only). These key bindings are customizable, for more information on this refrain to the </text:span><text:span text:style-name="T9">RPG Menu &gt; Settings</text:span><text:span text:style-name="T8"> section.</text:span></text:p>
      <text:h text:style-name="P75" text:outline-level="3">List of Artifacts</text:h>
      <text:p text:style-name="P7">The following is a list of all the Artifacts available in TitanRPG. Note that it depends on the game setup as for which of these are available.</text:p>
      <table:table table:name="Tabelle2" table:style-name="Tabelle2">
        <table:table-column table:style-name="Tabelle2.A"/>
        <table:table-column table:style-name="Tabelle2.B"/>
        <table:table-row>
          <table:table-cell table:style-name="Tabelle2.A1" office:value-type="string">
            <text:p text:style-name="P37">Name</text:p>
          </table:table-cell>
          <table:table-cell table:style-name="Tabelle2.B1" office:value-type="string">
            <text:p text:style-name="P37">Description</text:p>
          </table:table-cell>
        </table:table-row>
        <table:table-row>
          <table:table-cell table:style-name="Tabelle2.A2" office:value-type="string">
            <text:p text:style-name="P27">Decoy</text:p>
          </table:table-cell>
          <table:table-cell table:style-name="Tabelle2.B2" office:value-type="string">
            <text:p text:style-name="P27">Fires a decoy missile, distracting incoming AVRiL missiles.</text:p>
            <text:p text:style-name="P28">Can only be used in a vehicle.</text:p>
          </table:table-cell>
        </table:table-row>
        <table:table-row>
          <table:table-cell table:style-name="Tabelle2.A2" office:value-type="string">
            <text:p text:style-name="P27">Double Magic Modifier</text:p>
          </table:table-cell>
          <table:table-cell table:style-name="Tabelle2.B2" office:value-type="string">
            <text:p text:style-name="P27">Doubles your currently held weapon's modifier level while active.</text:p>
          </table:table-cell>
        </table:table-row>
        <table:table-row>
          <table:table-cell table:style-name="Tabelle2.A2" office:value-type="string">
            <text:p text:style-name="P27">Enhanced Magic Maker</text:p>
          </table:table-cell>
          <table:table-cell table:style-name="Tabelle2.B2" office:value-type="string">
            <text:p text:style-name="P27">Generates a rare Weapon Modifier for your currently held weapon.</text:p>
          </table:table-cell>
        </table:table-row>
        <table:table-row>
          <table:table-cell table:style-name="Tabelle2.A2" office:value-type="string">
            <text:p text:style-name="P27">Flight</text:p>
          </table:table-cell>
          <table:table-cell table:style-name="Tabelle2.B2" office:value-type="string">
            <text:p text:style-name="P27">Allows you to fly while active.</text:p>
          </table:table-cell>
        </table:table-row>
        <table:table-row>
          <table:table-cell table:style-name="Tabelle2.A2" office:value-type="string">
            <text:p text:style-name="P27">Freeze Bomb</text:p>
          </table:table-cell>
          <table:table-cell table:style-name="Tabelle2.B2" office:value-type="string">
            <text:p text:style-name="P27">After a delay (in which you must not die), causes a big explosion rendering all affected enemy humans or monsters or yourself immobile.</text:p>
          </table:table-cell>
        </table:table-row>
        <table:table-row>
          <table:table-cell table:style-name="Tabelle2.A2" office:value-type="string">
            <text:p text:style-name="P27">Healing Blast</text:p>
          </table:table-cell>
          <table:table-cell table:style-name="Tabelle2.B2" office:value-type="string">
            <text:p text:style-name="P27">After a delay (in which you must not die), causes a big explosion healing all affected teammates and yourself.</text:p>
          </table:table-cell>
        </table:table-row>
        <table:table-row>
          <table:table-cell table:style-name="Tabelle2.A2" office:value-type="string">
            <text:p text:style-name="P27">Invulnerability</text:p>
          </table:table-cell>
          <table:table-cell table:style-name="Tabelle2.B2" office:value-type="string">
            <text:p text:style-name="P27">Makes you invulnerable while active.</text:p>
          </table:table-cell>
        </table:table-row>
        <table:table-row>
          <table:table-cell table:style-name="Tabelle2.A2" office:value-type="string">
            <text:p text:style-name="P27">Light</text:p>
          </table:table-cell>
          <table:table-cell table:style-name="Tabelle2.B2" office:value-type="string">
            <text:p text:style-name="P27">Lightens up the area around you while active.</text:p>
          </table:table-cell>
        </table:table-row>
        <table:table-row>
          <table:table-cell table:style-name="Tabelle2.A2" office:value-type="string">
            <text:p text:style-name="P27">Lightning Rod</text:p>
          </table:table-cell>
          <table:table-cell table:style-name="Tabelle2.B2" office:value-type="string">
            <text:p text:style-name="P27">While active, fires lightnings at nearby enemy targets. The amount of adrenaline consumed depends on the amount of targets.</text:p>
          </table:table-cell>
        </table:table-row>
        <table:table-row>
          <table:table-cell table:style-name="Tabelle2.A2" office:value-type="string">
            <text:p text:style-name="P27">Magnet</text:p>
          </table:table-cell>
          <table:table-cell table:style-name="Tabelle2.B2" office:value-type="string">
            <text:p text:style-name="P27">While active, allows you to walk up walls and ceilings.</text:p>
            <text:p text:style-name="P27"/>
          </table:table-cell>
        </table:table-row>
        <table:table-row>
          <table:table-cell table:style-name="Tabelle2.A2" office:value-type="string">
            <text:p text:style-name="P27">Magic Weapon Maker</text:p>
          </table:table-cell>
          <table:table-cell table:style-name="Tabelle2.B2" office:value-type="string">
            <text:p text:style-name="P27">Generates a random positive Weapon Modifier for your currently held weapon.</text:p>
          </table:table-cell>
        </table:table-row>
        <table:table-row>
          <table:table-cell table:style-name="Tabelle2.A2" office:value-type="string">
            <text:p text:style-name="P27">Medic Weapon Maker</text:p>
          </table:table-cell>
          <table:table-cell table:style-name="Tabelle2.B2" office:value-type="string">
            <text:p text:style-name="P27">Makes your currently held weapon a Medic weapon.</text:p>
          </table:table-cell>
        </table:table-row>
        <table:table-row>
          <table:table-cell table:style-name="Tabelle2.A2" office:value-type="string">
            <text:p text:style-name="P27">MAX Magic Modifier</text:p>
          </table:table-cell>
          <table:table-cell table:style-name="Tabelle2.B2" office:value-type="string">
            <text:p text:style-name="P27">Increases your currently held weapon's modifier level to its maximum.</text:p>
          </table:table-cell>
        </table:table-row>
        <table:table-row>
          <table:table-cell table:style-name="Tabelle2.A2" office:value-type="string">
            <text:p text:style-name="P27">Mega Blast</text:p>
          </table:table-cell>
          <table:table-cell table:style-name="Tabelle2.B2" office:value-type="string">
            <text:p text:style-name="P27">After a delay (in which you must not die), causes a big explosion greatly damaging and pushing away all nearby enemy targets or yourself.</text:p>
          </table:table-cell>
        </table:table-row>
        <table:table-row>
          <table:table-cell table:style-name="Tabelle2.A2" office:value-type="string">
            <text:p text:style-name="P27">Parachute</text:p>
          </table:table-cell>
          <table:table-cell table:style-name="Tabelle2.B2" office:value-type="string">
            <text:p text:style-name="P27">When you are falling, opens a Parachute that decreases your falling speed and assures a soft landing.</text:p>
          </table:table-cell>
        </table:table-row>
        <text:soft-page-break/>
        <table:table-row>
          <table:table-cell table:style-name="Tabelle2.A2" office:value-type="string">
            <text:p text:style-name="P27">Nitro Boost</text:p>
          </table:table-cell>
          <table:table-cell table:style-name="Tabelle2.B2" office:value-type="string">
            <text:p text:style-name="P27">Applies an instant speed boost to your vehicle.</text:p>
            <text:p text:style-name="P28">Can only be used in a wheeled vehicle.</text:p>
          </table:table-cell>
        </table:table-row>
        <table:table-row>
          <table:table-cell table:style-name="Tabelle2.A2" office:value-type="string">
            <text:p text:style-name="P27">Plus X Modifier</text:p>
          </table:table-cell>
          <table:table-cell table:style-name="Tabelle2.B2" office:value-type="string">
            <text:p text:style-name="P27">Increases your currently held weapon's modifier level by X (1 or 2) if it is already at its maximum.</text:p>
          </table:table-cell>
        </table:table-row>
        <table:table-row>
          <table:table-cell table:style-name="Tabelle2.A2" office:value-type="string">
            <text:p text:style-name="P27">Poison Blast</text:p>
          </table:table-cell>
          <table:table-cell table:style-name="Tabelle2.B2" office:value-type="string">
            <text:p text:style-name="P27">After a delay (in which you must not die), causes a big explosion poisoning all nearby enemy targets or yourself.</text:p>
          </table:table-cell>
        </table:table-row>
        <table:table-row>
          <table:table-cell table:style-name="Tabelle2.A2" office:value-type="string">
            <text:p text:style-name="P27">Protection</text:p>
          </table:table-cell>
          <table:table-cell table:style-name="Tabelle2.B2" office:value-type="string">
            <text:p text:style-name="P27">While active, decreases all incoming damage significantly.</text:p>
          </table:table-cell>
        </table:table-row>
        <table:table-row>
          <table:table-cell table:style-name="Tabelle2.A2" office:value-type="string">
            <text:p text:style-name="P27">Repulsion</text:p>
          </table:table-cell>
          <table:table-cell table:style-name="Tabelle2.B2" office:value-type="string">
            <text:p text:style-name="P27">Pushes away nearby enemy targets.</text:p>
          </table:table-cell>
        </table:table-row>
        <table:table-row>
          <table:table-cell table:style-name="Tabelle2.A2" office:value-type="string">
            <text:p text:style-name="P27">Self Destruction</text:p>
          </table:table-cell>
          <table:table-cell table:style-name="Tabelle2.B2" office:value-type="string">
            <text:p text:style-name="P27">Initiates a self destruction timer, making your vehicle explode after that timer expires and damage all nearby enemies or yourself.</text:p>
            <text:p text:style-name="P28">Can only be used in a vehicle.</text:p>
          </table:table-cell>
        </table:table-row>
        <table:table-row>
          <table:table-cell table:style-name="Tabelle2.A2" office:value-type="string">
            <text:p text:style-name="P27">Summoning Charm</text:p>
          </table:table-cell>
          <table:table-cell table:style-name="Tabelle2.B2" office:value-type="string">
            <text:p text:style-name="P27">Opens a menu in which you can select a monster to summon for a certain adrenaline cost..</text:p>
          </table:table-cell>
        </table:table-row>
        <table:table-row>
          <table:table-cell table:style-name="Tabelle2.A2" office:value-type="string">
            <text:p text:style-name="P27">Teleport</text:p>
          </table:table-cell>
          <table:table-cell table:style-name="Tabelle2.B2" office:value-type="string">
            <text:p text:style-name="P27">Teleports you to a random spawn point. When in a team game, the spawn point will be one of your team.</text:p>
          </table:table-cell>
        </table:table-row>
        <table:table-row>
          <table:table-cell table:style-name="Tabelle2.A2" office:value-type="string">
            <text:p text:style-name="P27">Triple Damage</text:p>
          </table:table-cell>
          <table:table-cell table:style-name="Tabelle2.B2" office:value-type="string">
            <text:p text:style-name="P27">Triples all damage you do while active.</text:p>
          </table:table-cell>
        </table:table-row>
        <table:table-row>
          <table:table-cell table:style-name="Tabelle2.A2" office:value-type="string">
            <text:p text:style-name="P27">Turret Constructor</text:p>
          </table:table-cell>
          <table:table-cell table:style-name="Tabelle2.B2" office:value-type="string">
            <text:p text:style-name="P27">Opens a menu in which you can select a turret to construct for a certain adrenaline cost.</text:p>
          </table:table-cell>
        </table:table-row>
        <table:table-row>
          <table:table-cell table:style-name="Tabelle2.A27" office:value-type="string">
            <text:p text:style-name="P27">Vehicle Hack</text:p>
          </table:table-cell>
          <table:table-cell table:style-name="Tabelle2.B27" office:value-type="string">
            <text:p text:style-name="P27">Unlocks a nearby unmanned, locked enemy vehicle.</text:p>
          </table:table-cell>
        </table:table-row>
      </table:table>
      <text:p text:style-name="P8"/>
      <text:h text:style-name="P73" text:outline-level="2">Abilities</text:h>
      <text:h text:style-name="Heading_20_3" text:outline-level="3">Introduction to Abilities</text:h>
      <text:p text:style-name="P6"><text:span text:style-name="T4">Abilities can affect you in a variety of ways, generally giving you advantages. Abilities can be purchased in the RPG Menu (see </text:span><text:span text:style-name="T3">RPG Menu &gt; Abilities</text:span><text:span text:style-name="T4">) for </text:span><text:span text:style-name="T3">Stat Points</text:span><text:span text:style-name="T4">, which are the points you earn by advancing in levels.</text:span></text:p>
      <text:p text:style-name="P10"/>
      <text:p text:style-name="P10">Some Abilities require you to have other Abilities, thus building an Ability tree, and some you cannot buy if you have certain other Abilities for balancing reasons.</text:p>
      <text:p text:style-name="P10"/>
      <text:p text:style-name="P10">Many Abilities, much like Weapon Modifiers, have a level, determining the magnitude of the effect. Each level of an Ability has to be purchased separately.</text:p>
      <text:h text:style-name="Heading_20_3" text:outline-level="3">List of Abilities</text:h>
      <text:p text:style-name="P7">The following is a list of all the Abilities available in TitanRPG. Note that it depends on the game setup as for which of these are available.</text:p>
      <table:table table:name="Tabelle3" table:style-name="Tabelle3">
        <table:table-column table:style-name="Tabelle3.A"/>
        <table:table-column table:style-name="Tabelle3.B"/>
        <table:table-row>
          <table:table-cell table:style-name="Tabelle3.A1" office:value-type="string">
            <text:p text:style-name="P38">Name</text:p>
          </table:table-cell>
          <table:table-cell table:style-name="Tabelle3.B1" office:value-type="string">
            <text:p text:style-name="P38">Description</text:p>
          </table:table-cell>
        </table:table-row>
        <table:table-row>
          <table:table-cell table:style-name="Tabelle3.A2" office:value-type="string">
            <text:p text:style-name="P30">Adrenaline Container</text:p>
          </table:table-cell>
          <table:table-cell table:style-name="Tabelle3.B2" office:value-type="string">
            <text:p text:style-name="P30">Increases your maximum adrenaline.</text:p>
          </table:table-cell>
        </table:table-row>
        <table:table-row>
          <table:table-cell table:style-name="Tabelle3.A2" office:value-type="string">
            <text:p text:style-name="P30">Adrenaline Drip</text:p>
          </table:table-cell>
          <table:table-cell table:style-name="Tabelle3.B2" office:value-type="string">
            <text:p text:style-name="P30">Gives you free adrenaline in certain time intervals.</text:p>
          </table:table-cell>
        </table:table-row>
        <table:table-row>
          <table:table-cell table:style-name="Tabelle3.A2" office:value-type="string">
            <text:p text:style-name="P30">Adrenaline Surge</text:p>
          </table:table-cell>
          <table:table-cell table:style-name="Tabelle3.B2" office:value-type="string">
            <text:p text:style-name="P30">Increases the amount of adrenaline you get for kills.</text:p>
          </table:table-cell>
        </table:table-row>
        <table:table-row>
          <table:table-cell table:style-name="Tabelle3.A2" office:value-type="string">
            <text:p text:style-name="P30">Airmaster</text:p>
          </table:table-cell>
          <table:table-cell table:style-name="Tabelle3.B2" office:value-type="string">
            <text:p text:style-name="P30">Increases your air control, ie how much you can move when in mid-air.</text:p>
          </table:table-cell>
        </table:table-row>
        <table:table-row>
          <table:table-cell table:style-name="Tabelle3.A2" office:value-type="string">
            <text:p text:style-name="P30">Arsenal</text:p>
          </table:table-cell>
          <table:table-cell table:style-name="Tabelle3.B2" office:value-type="string">
            <text:p text:style-name="P30">Increases your maximum ammunition you can have for all weapons except superweapons.</text:p>
          </table:table-cell>
        </table:table-row>
        <table:table-row>
          <table:table-cell table:style-name="Tabelle3.A2" office:value-type="string">
            <text:p text:style-name="P30">Awareness</text:p>
          </table:table-cell>
          <table:table-cell table:style-name="Tabelle3.B2" office:value-type="string">
            <text:p text:style-name="P30">Draws a bar above your enemies' heads indicating their health.</text:p>
          </table:table-cell>
        </table:table-row>
        <table:table-row>
          <table:table-cell table:style-name="Tabelle3.A2" office:value-type="string">
            <text:p text:style-name="P30">Boost Dodging</text:p>
          </table:table-cell>
          <table:table-cell table:style-name="Tabelle3.B2" office:value-type="string">
            <text:p text:style-name="P30">Allows you to perform the Boost Dodge from UT2003.</text:p>
          </table:table-cell>
        </table:table-row>
        <table:table-row>
          <table:table-cell table:style-name="Tabelle3.A2" office:value-type="string">
            <text:p text:style-name="P30">Cautiousness</text:p>
          </table:table-cell>
          <table:table-cell table:style-name="Tabelle3.B2" office:value-type="string">
            <text:p text:style-name="P30">Decreases all damage you do to yourself.</text:p>
          </table:table-cell>
        </table:table-row>
        <table:table-row>
          <table:table-cell table:style-name="Tabelle3.A2" office:value-type="string">
            <text:p text:style-name="P30">Conjuration</text:p>
          </table:table-cell>
          <table:table-cell table:style-name="Tabelle3.B2" office:value-type="string">
            <text:p text:style-name="P30">Gives you the Summoning Charm when you spawn and unlocks more powerful monsters with each level.</text:p>
          </table:table-cell>
        </table:table-row>
        <table:table-row>
          <table:table-cell table:style-name="Tabelle3.A2" office:value-type="string">
            <text:p text:style-name="P30">Construction</text:p>
          </table:table-cell>
          <table:table-cell table:style-name="Tabelle3.B2" office:value-type="string">
            <text:p text:style-name="P30">Gives you the Turret Construction when you spawn and unlocks more powerful turrets with each level.</text:p>
            <text:p text:style-name="P30"/>
          </table:table-cell>
        </table:table-row>
        <text:soft-page-break/>
        <table:table-row>
          <table:table-cell table:style-name="Tabelle3.A2" office:value-type="string">
            <text:p text:style-name="P30">Convalescing Aura</text:p>
          </table:table-cell>
          <table:table-cell table:style-name="Tabelle3.B2" office:value-type="string">
            <text:p text:style-name="P30">Heals nearby teammates if they have less health than their starting health unless you are standing still.</text:p>
            <text:p text:style-name="P29">Compatible with Experienced Healing.</text:p>
          </table:table-cell>
        </table:table-row>
        <table:table-row>
          <table:table-cell table:style-name="Tabelle3.A2" office:value-type="string">
            <text:p text:style-name="P30">Counter Shove</text:p>
          </table:table-cell>
          <table:table-cell table:style-name="Tabelle3.B2" office:value-type="string">
            <text:p text:style-name="P30">When an enemy hits you, he gets pushed away from you.</text:p>
          </table:table-cell>
        </table:table-row>
        <table:table-row>
          <table:table-cell table:style-name="Tabelle3.A2" office:value-type="string">
            <text:p text:style-name="P30">Damage Balance</text:p>
          </table:table-cell>
          <table:table-cell table:style-name="Tabelle3.B2" office:value-type="string">
            <text:p text:style-name="P30">Increases both your damage bonus and damage reduction.</text:p>
          </table:table-cell>
        </table:table-row>
        <table:table-row>
          <table:table-cell table:style-name="Tabelle3.A2" office:value-type="string">
            <text:p text:style-name="P30">Damage Bonus</text:p>
          </table:table-cell>
          <table:table-cell table:style-name="Tabelle3.B2" office:value-type="string">
            <text:p text:style-name="P30">Increases all damage you do.</text:p>
          </table:table-cell>
        </table:table-row>
        <table:table-row>
          <table:table-cell table:style-name="Tabelle3.A2" office:value-type="string">
            <text:p text:style-name="P30">Damage Reduction</text:p>
          </table:table-cell>
          <table:table-cell table:style-name="Tabelle3.B2" office:value-type="string">
            <text:p text:style-name="P30">Decreases all damage you take.</text:p>
          </table:table-cell>
        </table:table-row>
        <table:table-row>
          <table:table-cell table:style-name="Tabelle3.A2" office:value-type="string">
            <text:p text:style-name="P30">Denial</text:p>
          </table:table-cell>
          <table:table-cell table:style-name="Tabelle3.B2" office:value-type="string">
            <text:p text:style-name="P30">Prevents you from dropping your weapon when you die. At higher levels, also allows you to respawn with the weapon you were holding when you died.</text:p>
          </table:table-cell>
        </table:table-row>
        <table:table-row>
          <table:table-cell table:style-name="Tabelle3.A2" office:value-type="string">
            <text:p text:style-name="P30">Drones</text:p>
          </table:table-cell>
          <table:table-cell table:style-name="Tabelle3.B2" office:value-type="string">
            <text:p text:style-name="P30">Allows you to spawn with one Drone per level that heals you and attacks enemies.</text:p>
          </table:table-cell>
        </table:table-row>
        <table:table-row>
          <table:table-cell table:style-name="Tabelle3.A2" office:value-type="string">
            <text:p text:style-name="P30">Ejector Seat</text:p>
          </table:table-cell>
          <table:table-cell table:style-name="Tabelle3.B2" office:value-type="string">
            <text:p text:style-name="P30">Ejects you from your vehicle before it gets destroyed.</text:p>
          </table:table-cell>
        </table:table-row>
        <table:table-row>
          <table:table-cell table:style-name="Tabelle3.A2" office:value-type="string">
            <text:p text:style-name="P30">Energy Leech</text:p>
          </table:table-cell>
          <table:table-cell table:style-name="Tabelle3.B2" office:value-type="string">
            <text:p text:style-name="P30">Awards adrenaline for all damage you do.</text:p>
          </table:table-cell>
        </table:table-row>
        <table:table-row>
          <table:table-cell table:style-name="Tabelle3.A2" office:value-type="string">
            <text:p text:style-name="P30">Enhanced Translocator</text:p>
          </table:table-cell>
          <table:table-cell table:style-name="Tabelle3.B2" office:value-type="string">
            <text:p text:style-name="P30">Increases your translocator's toss force.</text:p>
          </table:table-cell>
        </table:table-row>
        <table:table-row>
          <table:table-cell table:style-name="Tabelle3.A2" office:value-type="string">
            <text:p text:style-name="P30">Experienced Healing</text:p>
          </table:table-cell>
          <table:table-cell table:style-name="Tabelle3.B2" office:value-type="string">
            <text:p text:style-name="P30">Allows you to gain experience for healing teammates who have been damaged by enemies.</text:p>
          </table:table-cell>
        </table:table-row>
        <table:table-row>
          <table:table-cell table:style-name="Tabelle3.A2" office:value-type="string">
            <text:p text:style-name="P30">Ghost</text:p>
          </table:table-cell>
          <table:table-cell table:style-name="Tabelle3.B2" office:value-type="string">
            <text:p text:style-name="P30">When you die for the first time in your current life, you turn into a Ghost, going back to a spawn point of your team and continuing your life.</text:p>
          </table:table-cell>
        </table:table-row>
        <table:table-row>
          <table:table-cell table:style-name="Tabelle3.A2" office:value-type="string">
            <text:p text:style-name="P30">Health Bonus</text:p>
          </table:table-cell>
          <table:table-cell table:style-name="Tabelle3.B2" office:value-type="string">
            <text:p text:style-name="P30">Increases your maximum and starting health.</text:p>
          </table:table-cell>
        </table:table-row>
        <table:table-row>
          <table:table-cell table:style-name="Tabelle3.A2" office:value-type="string">
            <text:p text:style-name="P30">Hotwheels</text:p>
          </table:table-cell>
          <table:table-cell table:style-name="Tabelle3.B2" office:value-type="string">
            <text:p text:style-name="P30">Increases the speed of all wheeled vehicles that you enter.</text:p>
          </table:table-cell>
        </table:table-row>
        <table:table-row>
          <table:table-cell table:style-name="Tabelle3.A2" office:value-type="string">
            <text:p text:style-name="P30">Iron Legs</text:p>
          </table:table-cell>
          <table:table-cell table:style-name="Tabelle3.B2" office:value-type="string">
            <text:p text:style-name="P30">Reduces how much you get pushed by enemy fire and decreases all falling damage.</text:p>
          </table:table-cell>
        </table:table-row>
        <table:table-row>
          <table:table-cell table:style-name="Tabelle3.A2" office:value-type="string">
            <text:p text:style-name="P30">Loaded Artifacts</text:p>
          </table:table-cell>
          <table:table-cell table:style-name="Tabelle3.B2" office:value-type="string">
            <text:p text:style-name="P30">Gives you various Artifacts when you spawn.</text:p>
          </table:table-cell>
        </table:table-row>
        <table:table-row>
          <table:table-cell table:style-name="Tabelle3.A2" office:value-type="string">
            <text:p text:style-name="P30">Loaded Medic</text:p>
          </table:table-cell>
          <table:table-cell table:style-name="Tabelle3.B2" office:value-type="string">
            <text:p text:style-name="P30">Gives you Medic Artifacts when you spawn.</text:p>
          </table:table-cell>
        </table:table-row>
        <table:table-row>
          <table:table-cell table:style-name="Tabelle3.A2" office:value-type="string">
            <text:p text:style-name="P30">Loaded Weapons</text:p>
          </table:table-cell>
          <table:table-cell table:style-name="Tabelle3.B2" office:value-type="string">
            <text:p text:style-name="P30">Gives you weapons when you spawn, with Weapon Modifiers depending on the level.</text:p>
          </table:table-cell>
        </table:table-row>
        <table:table-row>
          <table:table-cell table:style-name="Tabelle3.A2" office:value-type="string">
            <text:p text:style-name="P30">Monster Intelligence</text:p>
          </table:table-cell>
          <table:table-cell table:style-name="Tabelle3.B2" office:value-type="string">
            <text:p text:style-name="P30">Increases the intelligence (difficulty) of all monsters you summon.</text:p>
          </table:table-cell>
        </table:table-row>
        <table:table-row>
          <table:table-cell table:style-name="Tabelle3.A2" office:value-type="string">
            <text:p text:style-name="P30">Monster Herder</text:p>
          </table:table-cell>
          <table:table-cell table:style-name="Tabelle3.B2" office:value-type="string">
            <text:p text:style-name="P30">Allows you to summon more monsters per level.</text:p>
          </table:table-cell>
        </table:table-row>
        <table:table-row>
          <table:table-cell table:style-name="Tabelle3.A2" office:value-type="string">
            <text:p text:style-name="P30">Multi Jump</text:p>
          </table:table-cell>
          <table:table-cell table:style-name="Tabelle3.B2" office:value-type="string">
            <text:p text:style-name="P30">Increases the amount of times you can jump again in mid-air (e.g. Triple Jump, Quad Jump etc).</text:p>
          </table:table-cell>
        </table:table-row>
        <table:table-row>
          <table:table-cell table:style-name="Tabelle3.A2" office:value-type="string">
            <text:p text:style-name="P30">Parachute</text:p>
          </table:table-cell>
          <table:table-cell table:style-name="Tabelle3.B2" office:value-type="string">
            <text:p text:style-name="P30">Gives you the Parachute Artifact when you spawn.</text:p>
          </table:table-cell>
        </table:table-row>
        <table:table-row>
          <table:table-cell table:style-name="Tabelle3.A2" office:value-type="string">
            <text:p text:style-name="P30">Power Dodge</text:p>
          </table:table-cell>
          <table:table-cell table:style-name="Tabelle3.B2" office:value-type="string">
            <text:p text:style-name="P30">Increases your dodging speed.</text:p>
          </table:table-cell>
        </table:table-row>
        <text:soft-page-break/>
        <table:table-row>
          <table:table-cell table:style-name="Tabelle3.A2" office:value-type="string">
            <text:p text:style-name="P30">Power Jump</text:p>
          </table:table-cell>
          <table:table-cell table:style-name="Tabelle3.B2" office:value-type="string">
            <text:p text:style-name="P30">Increases your jump height.</text:p>
          </table:table-cell>
        </table:table-row>
        <table:table-row>
          <table:table-cell table:style-name="Tabelle3.A2" office:value-type="string">
            <text:p text:style-name="P30">Quickfoot</text:p>
          </table:table-cell>
          <table:table-cell table:style-name="Tabelle3.B2" office:value-type="string">
            <text:p text:style-name="P30">Increases your overall movement speed.</text:p>
            <text:p text:style-name="P30"/>
          </table:table-cell>
        </table:table-row>
        <table:table-row>
          <table:table-cell table:style-name="Tabelle3.A2" office:value-type="string">
            <text:p text:style-name="P30">Regeneration</text:p>
          </table:table-cell>
          <table:table-cell table:style-name="Tabelle3.B2" office:value-type="string">
            <text:p text:style-name="P30">Regenerates your health up to your starting health when you spawn.</text:p>
          </table:table-cell>
        </table:table-row>
        <table:table-row>
          <table:table-cell table:style-name="Tabelle3.A2" office:value-type="string">
            <text:p text:style-name="P30">Retaliation</text:p>
          </table:table-cell>
          <table:table-cell table:style-name="Tabelle3.B2" office:value-type="string">
            <text:p text:style-name="P30">Whenever you are damaged, a portion of the damage is returned to its instigator.</text:p>
          </table:table-cell>
        </table:table-row>
        <table:table-row>
          <table:table-cell table:style-name="Tabelle3.A2" office:value-type="string">
            <text:p text:style-name="P30">Resupply</text:p>
          </table:table-cell>
          <table:table-cell table:style-name="Tabelle3.B2" office:value-type="string">
            <text:p text:style-name="P30">Regenerates your ammunition for all weapons except superweapons over time.</text:p>
          </table:table-cell>
        </table:table-row>
        <table:table-row>
          <table:table-cell table:style-name="Tabelle3.A2" office:value-type="string">
            <text:p text:style-name="P30">Shield Regeneration</text:p>
          </table:table-cell>
          <table:table-cell table:style-name="Tabelle3.B2" office:value-type="string">
            <text:p text:style-name="P30">Allows you to start with a certain Shield strength and regenerates it over time.</text:p>
          </table:table-cell>
        </table:table-row>
        <table:table-row>
          <table:table-cell table:style-name="Tabelle3.A2" office:value-type="string">
            <text:p text:style-name="P30">Shields Up!</text:p>
          </table:table-cell>
          <table:table-cell table:style-name="Tabelle3.B2" office:value-type="string">
            <text:p text:style-name="P30">Increases your maximum Shield strength.</text:p>
          </table:table-cell>
        </table:table-row>
        <table:table-row>
          <table:table-cell table:style-name="Tabelle3.A2" office:value-type="string">
            <text:p text:style-name="P30">Smart Healing</text:p>
          </table:table-cell>
          <table:table-cell table:style-name="Tabelle3.B2" office:value-type="string">
            <text:p text:style-name="P30">Increases the amount of health you get from health pickups.</text:p>
          </table:table-cell>
        </table:table-row>
        <table:table-row>
          <table:table-cell table:style-name="Tabelle3.A2" office:value-type="string">
            <text:p text:style-name="P30">Sniper</text:p>
          </table:table-cell>
          <table:table-cell table:style-name="Tabelle3.B2" office:value-type="string">
            <text:p text:style-name="P30">Gives you the Sniper Rifle when you spawn, at a higher level it will be a Sniper Rifle of Stealth.</text:p>
          </table:table-cell>
        </table:table-row>
        <table:table-row>
          <table:table-cell table:style-name="Tabelle3.A2" office:value-type="string">
            <text:p text:style-name="P30">Speed Switcher</text:p>
          </table:table-cell>
          <table:table-cell table:style-name="Tabelle3.B2" office:value-type="string">
            <text:p text:style-name="P30">Increases how fast you switch between weapons.</text:p>
          </table:table-cell>
        </table:table-row>
        <table:table-row>
          <table:table-cell table:style-name="Tabelle3.A2" office:value-type="string">
            <text:p text:style-name="P30">Stunt Vehicles</text:p>
          </table:table-cell>
          <table:table-cell table:style-name="Tabelle3.B2" office:value-type="string">
            <text:p text:style-name="P30">Enables wheeled vehicle stunts for you.</text:p>
          </table:table-cell>
        </table:table-row>
        <table:table-row>
          <table:table-cell table:style-name="Tabelle3.A2" office:value-type="string">
            <text:p text:style-name="P30">Super Speed</text:p>
          </table:table-cell>
          <table:table-cell table:style-name="Tabelle3.B2" office:value-type="string">
            <text:p text:style-name="P30">Replaces your Speed adrenaline combo by a faster version with a colored trail.</text:p>
          </table:table-cell>
        </table:table-row>
        <table:table-row>
          <table:table-cell table:style-name="Tabelle3.A2" office:value-type="string">
            <text:p text:style-name="P30">Team Booster</text:p>
          </table:table-cell>
          <table:table-cell table:style-name="Tabelle3.B2" office:value-type="string">
            <text:p text:style-name="P30">Replaces your Booster adrenaline combo by a version that also heals your teammates.</text:p>
          </table:table-cell>
        </table:table-row>
        <table:table-row>
          <table:table-cell table:style-name="Tabelle3.A2" office:value-type="string">
            <text:p text:style-name="P30">Translocator Ammo</text:p>
          </table:table-cell>
          <table:table-cell table:style-name="Tabelle3.B2" office:value-type="string">
            <text:p text:style-name="P30">Increases the ammunition of your Translocator.</text:p>
          </table:table-cell>
        </table:table-row>
        <table:table-row>
          <table:table-cell table:style-name="Tabelle3.A2" office:value-type="string">
            <text:p text:style-name="P30">Turret Control Center</text:p>
          </table:table-cell>
          <table:table-cell table:style-name="Tabelle3.B2" office:value-type="string">
            <text:p text:style-name="P30">Allows you to construct more turrets per level.</text:p>
          </table:table-cell>
        </table:table-row>
        <table:table-row>
          <table:table-cell table:style-name="Tabelle3.A2" office:value-type="string">
            <text:p text:style-name="P30">Ultima</text:p>
          </table:table-cell>
          <table:table-cell table:style-name="Tabelle3.B2" office:value-type="string">
            <text:p text:style-name="P30">When you die and you have killed at least one enemy in that life, you cause a big explosion after a certain delay.</text:p>
          </table:table-cell>
        </table:table-row>
        <table:table-row>
          <table:table-cell table:style-name="Tabelle3.A2" office:value-type="string">
            <text:p text:style-name="P30">Ultima Shield</text:p>
          </table:table-cell>
          <table:table-cell table:style-name="Tabelle3.B2" office:value-type="string">
            <text:p text:style-name="P30">Makes you immune to Ultima explosions.</text:p>
          </table:table-cell>
        </table:table-row>
        <table:table-row>
          <table:table-cell table:style-name="Tabelle3.A2" office:value-type="string">
            <text:p text:style-name="P30">Vampirism</text:p>
          </table:table-cell>
          <table:table-cell table:style-name="Tabelle3.B2" office:value-type="string">
            <text:p text:style-name="P30">Regenerates your health for damaging enemies.</text:p>
          </table:table-cell>
        </table:table-row>
        <table:table-row>
          <table:table-cell table:style-name="Tabelle3.A2" office:value-type="string">
            <text:p text:style-name="P30">Vehicle Armor</text:p>
          </table:table-cell>
          <table:table-cell table:style-name="Tabelle3.B2" office:value-type="string">
            <text:p text:style-name="P30">Increases the strength of all vehicles you enter.</text:p>
          </table:table-cell>
        </table:table-row>
        <table:table-row>
          <table:table-cell table:style-name="Tabelle3.A2" office:value-type="string">
            <text:p text:style-name="P30">Vehicle Lock</text:p>
          </table:table-cell>
          <table:table-cell table:style-name="Tabelle3.B2" office:value-type="string">
            <text:p text:style-name="P30">When you exit a vehicle and nobody else is inside, it gets locked for your team.</text:p>
          </table:table-cell>
        </table:table-row>
        <table:table-row>
          <table:table-cell table:style-name="Tabelle3.A2" office:value-type="string">
            <text:p text:style-name="P30">Vehicle Regeneration</text:p>
          </table:table-cell>
          <table:table-cell table:style-name="Tabelle3.B2" office:value-type="string">
            <text:p text:style-name="P30">Automatically repairs your vehicle over time.</text:p>
          </table:table-cell>
        </table:table-row>
        <table:table-row>
          <table:table-cell table:style-name="Tabelle3.A2" office:value-type="string">
            <text:p text:style-name="P30">Vehicle Speed</text:p>
          </table:table-cell>
          <table:table-cell table:style-name="Tabelle3.B2" office:value-type="string">
            <text:p text:style-name="P30">Increases the speed of all vehicles you enter.</text:p>
          </table:table-cell>
        </table:table-row>
        <table:table-row>
          <table:table-cell table:style-name="Tabelle3.A2" office:value-type="string">
            <text:p text:style-name="P30">Vehicle Vampire</text:p>
          </table:table-cell>
          <table:table-cell table:style-name="Tabelle3.B2" office:value-type="string">
            <text:p text:style-name="P30">Repairs your vehicle for damaging enemies.</text:p>
          </table:table-cell>
        </table:table-row>
        <table:table-row>
          <table:table-cell table:style-name="Tabelle3.A58" office:value-type="string">
            <text:p text:style-name="P30">Weapon Speed</text:p>
          </table:table-cell>
          <table:table-cell table:style-name="Tabelle3.B58" office:value-type="string">
            <text:p text:style-name="P30">Increases the firing rate of all your weapons.</text:p>
          </table:table-cell>
        </table:table-row>
      </table:table>
      <text:p text:style-name="P9"><text:soft-page-break/></text:p>
      <text:h text:style-name="P73" text:outline-level="2">RPG Menu</text:h>
      <text:p text:style-name="P9"><text:span text:style-name="T1">The </text:span><text:span text:style-name="T3">RPG Menu</text:span><text:span text:style-name="T1"> is your "control center" where you can view your current character's specifications, switch to another character, buy abilities and just TitanRPG related settings. The RPG Menu is laid out in several tabs, each of which will be described in this chapter.</text:span></text:p>
      <text:p text:style-name="P10"/>
      <text:p text:style-name="P9"><text:span text:style-name="T1">You can open the RPG Menu by pressing L (customizable, see </text:span><text:span text:style-name="T3">Settings</text:span><text:span text:style-name="T1">).</text:span></text:p>
      <text:h text:style-name="Heading_20_3" text:outline-level="3">Character</text:h>
      <text:p text:style-name="P9"><text:span text:style-name="T1">The </text:span><text:span text:style-name="T3">Character</text:span><text:span text:style-name="T1"> tab lists information about your current character: your level, experience and experience needed to reach the next level, as well as all the Abilities that you have along with their respective levels.</text:span></text:p>
      <text:p text:style-name="P10"/>
      <text:p text:style-name="P9"><text:span text:style-name="T1">The </text:span><text:span text:style-name="T3">"My characters"</text:span><text:span text:style-name="T1"> list at the bottom lists all the character names that you have used in TitanRPG. You can use the </text:span><text:span text:style-name="T3">"-"</text:span><text:span text:style-name="T1"> (minus) button to remove a character from that list (note that it will also delete that character's individual Artifact settings and that it will not delete that character, for that use </text:span><text:span text:style-name="T3">Reset</text:span><text:span text:style-name="T1">).</text:span></text:p>
      <text:p text:style-name="P10"/>
      <text:p text:style-name="P9"><text:span text:style-name="T1">Using the </text:span><text:span text:style-name="T3">"Switch"</text:span><text:span text:style-name="T1"> button next to the list allows you to switch to the selected character. If you are currently alive, you will suicide before doing so.</text:span></text:p>
      <text:p text:style-name="P10"/>
      <text:p text:style-name="P9"><text:span text:style-name="T1">In order to create a new character, simply enter your desired name into the list's text field and use </text:span><text:span text:style-name="T3">"Switch"</text:span><text:span text:style-name="T1">. Switching characters will not delete your current character.</text:span></text:p>
      <text:p text:style-name="P10"/>
      <text:p text:style-name="P9"><text:span text:style-name="T1">You can use the </text:span><text:span text:style-name="T3">"Reset"</text:span><text:span text:style-name="T1"> button to reset your character, which will delete it permanently and start it anew from level 1, zero experience and no Abilities.</text:span></text:p>
      <text:p text:style-name="P10"/>
      <text:p text:style-name="P14"><text:span text:style-name="T8">On some servers, you might find the </text:span><text:span text:style-name="T9">"Rebuild"</text:span><text:span text:style-name="T8"> button instead. This will allow you to sell all your Abilities and get back the Stat Points you spent for them, without resetting your level. However, usually this will cost you some experience to keep it balanced.</text:span></text:p>
      <text:h text:style-name="P75" text:outline-level="3">Abilities</text:h>
      <text:p text:style-name="P14"><text:span text:style-name="T8">The </text:span><text:span text:style-name="T9">Abilities</text:span><text:span text:style-name="T8"> tab can be considered the Ability shop of TitanRPG. It lists all the Abilities available on the respective server along with their cost. To get more information about an Abiltiy (such as cost, max level, requirements, limitations), click on it and observe the </text:span><text:span text:style-name="T9">Description</text:span><text:span text:style-name="T8"> field.</text:span></text:p>
      <text:p text:style-name="P10"/>
      <text:p text:style-name="P6"><text:span text:style-name="T4">Use the </text:span><text:span text:style-name="T3">"Buy"</text:span><text:span text:style-name="T4"> button to buy an ability if it is available for you. Note that you cannot sell back an Ability, so choose what you buy wisely.</text:span></text:p>
      <text:h text:style-name="Heading_20_3" text:outline-level="3">Player levels</text:h>
      <text:p text:style-name="P9"><text:span text:style-name="T1">The </text:span><text:span text:style-name="T3">Player Levels</text:span><text:span text:style-name="T1"> tab lists the names of all players currently in the game, sorted by their level and experience and colored in their respective team's color. The list updates automatically in certain time intervals.</text:span></text:p>
      <text:h text:style-name="Heading_20_3" text:outline-level="3">Settings - HUD</text:h>
      <text:p text:style-name="P9"><text:span text:style-name="T1">The </text:span><text:span text:style-name="T3">HUD</text:span><text:span text:style-name="T1"> sub-page of the </text:span><text:span text:style-name="T3">Settings</text:span><text:span text:style-name="T1"> tab allows you to customize the TitanRPG HUD. The tooltips on the single controls will help you customizing it to your wishes.</text:span></text:p>
      <text:h text:style-name="Heading_20_3" text:outline-level="3">Settings - Artifacts</text:h>
      <text:p text:style-name="P9"><text:span text:style-name="T1">The </text:span><text:span text:style-name="T3">Artifact Settings</text:span><text:span text:style-name="T1"> allow you to customize in which order Artifacts are listed in the Artifact bar and which Artifacts you want listed always, even if you currently do not hold them.</text:span></text:p>
      <text:p text:style-name="P10"/>
      <text:p text:style-name="P10">These settings can be customized for each of your characters individually.</text:p>
      <text:h text:style-name="P75" text:outline-level="3">Settings - Keys</text:h>
      <text:p text:style-name="P9"><text:span text:style-name="T1">The </text:span><text:span text:style-name="T3">Keys</text:span><text:span text:style-name="T1"> button on the </text:span><text:span text:style-name="T3">Settings</text:span><text:span text:style-name="T1"> tab will open the RPG keybinding menu. The following keys can be customized:</text:span></text:p>
      <text:list xml:id="list30200410" text:style-name="L2">
        <text:list-item>
          <text:p text:style-name="P49"><text:span text:style-name="T6">Open RPG Menu</text:span><text:span text:style-name="T8"><text:line-break/>Opens the RPG Menu. When you bind a key to this command, the default (L) will be disabled. </text:span><text:span text:style-name="T17">This keybinding is compatible to all UT2004RPG servers.</text:span></text:p>
        </text:list-item>
        <text:list-item>
          <text:p text:style-name="P49"><text:span text:style-name="T5">Activate Selected Artifact</text:span><text:span text:style-name="T8"><text:line-break/>Activates the currently selected Artifact. When you bind a key to this command, the default (U) will be disabled. </text:span><text:span text:style-name="T17">This keybinding is compatible to all UT2004RPG servers.</text:span></text:p>
        </text:list-item>
        <text:list-item>
          <text:p text:style-name="P49"><text:span text:style-name="T5">Next Artifact<text:line-break/></text:span><text:span text:style-name="T8">Selects the next Artifact that you have. When you bind a key to this command, the defaults ([ and ]) will be disabled. </text:span><text:span text:style-name="T17">This keybinding is compatible to all UT2004RPG servers.</text:span></text:p>
        </text:list-item>
        <text:list-item>
          <text:p text:style-name="P49"><text:span text:style-name="T5">Previous Artifact<text:line-break/></text:span><text:span text:style-name="T8">Selects the previous Artifact that you have. When you bind a key to this command, the defaults ([ and ]) will be disabled. </text:span><text:span text:style-name="T17">This keybinding is compatible to all UT2004RPG servers.</text:span></text:p>
        </text:list-item>
        <text:list-item>
          <text:p text:style-name="P49"><text:span text:style-name="T5">Throw Artifact<text:line-break/></text:span><text:span text:style-name="T8">Tosses the currently selectd Artifact away (e.g. for a teammate) provided it can be dropped. </text:span><text:span text:style-name="T17">This keybinding is compatible to all UT2004RPG servers.</text:span></text:p>
        </text:list-item>
        <text:list-item>
          <text:p text:style-name="P53"><text:span text:style-name="T7">Quick Select Artifact<text:line-break/></text:span><text:span text:style-name="T8">Immediately selects the respective artifact. </text:span><text:span text:style-name="T16">These keybindings are exclusive to TitanRPG and will not work in UT2004RPG.</text:span></text:p>
        </text:list-item>
        <text:list-item>
          <text:p text:style-name="P53"><text:span text:style-name="T7">Quick Activate Artifact</text:span><text:span text:style-name="T8"><text:line-break/>Immediately activates the respective artifact without selecting it first. </text:span><text:span text:style-name="T16">These keybindings are exclusive to TitanRPG and will not work in UT2004RPG.</text:span></text:p>
        </text:list-item>
      </text:list>
      <text:h text:style-name="P73" text:outline-level="2">Installing TitanRPG</text:h>
      <text:p text:style-name="P6"><text:span text:style-name="T1">In order to install TitanRPG, simply copy the files that are in the </text:span><text:span text:style-name="T3">System</text:span><text:span text:style-name="T1"> directory of the release package into the </text:span><text:span text:style-name="T3">System</text:span><text:span text:style-name="T1"> directory of your UT2004 installtion. The next time you start UT2004, TitanRPG will be available.</text:span></text:p>
      <text:h text:style-name="Heading_20_3" text:outline-level="3">Playing TitanRPG offline</text:h>
      <text:p text:style-name="P17"><text:span text:style-name="T1">In order to play TitanRPG offline, simply add the </text:span><text:span text:style-name="T3">TitanRPG</text:span><text:span text:style-name="T1"> mutator to the game. Bots will automatically select a character style and buy abilities as they level up.</text:span></text:p>
      <text:p text:style-name="P56"/>
      <text:p text:style-name="P17"><text:span text:style-name="T1">All RPG data will be saved in your </text:span><text:span text:style-name="T3">System</text:span><text:span text:style-name="T1"> directory in the </text:span><text:span text:style-name="T3">TitanRPGPlayerData.ini</text:span><text:span text:style-name="T1"> file.</text:span></text:p>
      <text:p text:style-name="P56"/>
      <text:p text:style-name="P56">Note that TitanRPG was initially not meant for offline play and there may still be some undiscovered bugs. Please do not hesitate to report them if you find any.</text:p>
      <text:h text:style-name="Heading_20_3" text:outline-level="3">Running a listen server with TitanRPG</text:h>
      <text:p text:style-name="P25">TitanRPG currently does not work correctly on listen servers, please run a dedicated server instead.</text:p>
      <text:h text:style-name="Heading_20_3" text:outline-level="3">Running a dedicated server with TitanRPG</text:h>
      <text:p text:style-name="P9"><text:span text:style-name="T29">In order to run a dedicated server with TitanRPG, simply add the </text:span><text:span text:style-name="T30">TitanRPG</text:span><text:span text:style-name="T29"> mutator to the mutators list.</text:span></text:p>
      <text:p text:style-name="P19"/>
      <text:p text:style-name="P9"><text:span text:style-name="T29">The mutator class name is </text:span>MutTitanRPG<text:span text:style-name="T29">, the package name depends on the version. For instance, if you are using TitanRPG version 1.60 build 1, use the following canonical class name: </text:span>TitanRPG-v160_b1.MutTitanRPG</text:p>
      <text:h text:style-name="P75" text:outline-level="3">Compatibility</text:h>
      <text:p text:style-name="P14"><text:span text:style-name="T20">TitanRPG generally provides the same compatibility as UT2004RPG and should run with any of the bigger mods out there, however, there are 3 bug fixes that will be not be in effect when running certain mods that come with their own so-called </text:span><text:span text:style-name="T26">xPlayer</text:span><text:span text:style-name="T20"> subclass. These bug fixes are:</text:span></text:p>
      <text:list xml:id="list30199575" text:style-name="L3">
        <text:list-item>
          <text:p text:style-name="P57">When using the Magnet Artifact, the mouse sensitivity has been adjusted so it no longer feels so slow.</text:p>
        </text:list-item>
        <text:list-item>
          <text:p text:style-name="P57">When using the Flight Artifact, you can use Jump / Crouch to fly up or down.</text:p>
        </text:list-item>
        <text:list-item>
          <text:p text:style-name="P52"><text:span text:style-name="T20">The </text:span><text:span text:style-name="T26">GetWeapon</text:span><text:span text:style-name="T20"> console command has been changed to work with modified weapons.</text:span></text:p>
        </text:list-item>
      </text:list>
      <text:p text:style-name="P19"/>
      <text:p text:style-name="P19">All of those three are convenience bug fixes that aren't actually required for anything, however, they rely on the same technique that some other mods need to use for their own advanced functionality. If such a mod is running, for the sake of compatibility, TitanRPG will step back and not apply those fixes.</text:p>
      <text:p text:style-name="P19"/>
      <text:p text:style-name="P19">Note that UT2004RPG and DruidsRPG related mods will most likely not work with TitanRPG, because TitanRPG's internal structure is entirely different and not compatible to UT2004. There are also some custom weapons out there that will have problems working with TitanRPG.</text:p>
      <text:p text:style-name="P19"/>
      <text:p text:style-name="P14"><text:span text:style-name="T20">For an up-to-date list of compatibility notes, please refrain to the „Compatibility“ page on the TitanRPG website: </text:span><text:a xlink:type="simple" xlink:href="http://titanrpg.pdinklag.de/"><text:span text:style-name="T35">http://titanrpg.pdinklag.de/</text:span></text:a></text:p>
      <text:h text:style-name="Heading_20_3" text:outline-level="3">Updating TitanRPG</text:h>
      <text:p text:style-name="P19">If you update your TitanRPG to a newer release, all you need to do is update all the package references in <text:span text:style-name="T13">TitanRPG.ini</text:span>.</text:p>
      <text:p text:style-name="P24"/>
      <text:p text:style-name="P19"><text:span text:style-name="T13">TitanRPGAI.ini</text:span> and <text:span text:style-name="T13">TitanRPGPlayerData.ini</text:span> are package independent and do not have to be modified in any way.</text:p>
      <text:p text:style-name="P14"/>
      <text:p text:style-name="P14">Visit <text:a xlink:type="simple" xlink:href="http://titanrpg.pdinklag.de/"><text:span text:style-name="T35">http://titanrpg.pdinklag.de/</text:span></text:a> for the latest releases of TitanRPG.</text:p>
      <text:h text:style-name="P72" text:outline-level="1">Configuration</text:h>
      <text:p text:style-name="P19">This chapter introduces you to the configuration of TitanRPG.</text:p>
      <text:p text:style-name="P19"/>
      <text:p text:style-name="P19">Note that there is no configuration GUI and that TitanRPG can only be configured using the INI files. This documentation assumes that you have basic knowledge about how INI files work.</text:p>
      <text:p text:style-name="P19"/>
      <text:p text:style-name="P18"><text:span text:style-name="T14">TitanRPG.ini</text:span><text:span text:style-name="T1"> is the main configuration file of TitanRPG. All the general, game-type-specific, Weapon Modifier, Artifact and Ability settings find themselves in here.</text:span></text:p>
      <text:p text:style-name="P19"/>
      <text:p text:style-name="P19">The following chapters will guide you through the single sections you can find inside this INI file. The INI file is commented and most variable names are very straightforward, so you can always use it as a reference. Yet, there are some things here and there that might prove useful to know.</text:p>
      <text:p text:style-name="P19"/>
      <text:p text:style-name="P18"><text:span text:style-name="T1">Note that the section names in this documentation do not use the version-ed package name. For instance, if you are using TitanRPG version 1.60 build 1, you will need to use </text:span><text:span text:style-name="T14">[TitanRPG-v160_b1.MutTitanRPG]</text:span><text:span text:style-name="T1"> instead of just </text:span><text:span text:style-name="T14">[TitanRPG.MutTitanRPG]</text:span><text:span text:style-name="T1">. This goes for all sections that start this way.</text:span></text:p>
      <text:h text:style-name="P73" text:outline-level="2">Mutator settings</text:h>
      <text:p text:style-name="P19">These are the most general TitanRPG settings.</text:p>
      <text:p text:style-name="P19"/>
      <text:p text:style-name="P22">[TitanRPG.MutTitanRPG]</text:p>
      <text:list xml:id="list30210087" text:style-name="L4">
        <text:list-item>
          <text:p text:style-name="P50"><text:span text:style-name="T26">IgnoreNameTag=&lt;String&gt;</text:span><text:span text:style-name="T25"><text:line-break/></text:span><text:span text:style-name="T20">If any are defined here, TitanRPG will ignore certain tags in a player's name to save his data. This is useful for clan tags, for instance. For example, if you set </text:span><text:span text:style-name="T26">IgnoreNameTag=[CLAN]</text:span><text:span text:style-name="T20">, and a player joins with the name </text:span><text:span text:style-name="T22">[CLAN]Member</text:span><text:span text:style-name="T20">, his character name will be simply </text:span><text:span text:style-name="T22">Member</text:span><text:span text:style-name="T20">, allowing him to join with just that name as well. You can define multiple tags simply by creating more </text:span><text:span text:style-name="T26">IgnoreNameTag</text:span><text:span text:style-name="T20"> lines.</text:span></text:p>
        </text:list-item>
        <text:list-item>
          <text:p text:style-name="P61"><text:span text:style-name="T23">SaveDuringGameInterval=&lt;Seconds&gt;</text:span><text:span text:style-name="T24"><text:line-break/></text:span><text:span text:style-name="T20">If defined, TitanRPG will save the data of all currently playing players every given amount of seconds. If you do not define this, TitanRPG will still save all the data when a player leaves or the game ends.</text:span></text:p>
        </text:list-item>
        <text:list-item>
          <text:p text:style-name="P61"><text:span text:style-name="T23">StartingLevel=&lt;Integer&gt;<text:line-break/></text:span><text:span text:style-name="T20">The level new characters start at.</text:span></text:p>
        </text:list-item>
        <text:list-item>
          <text:p text:style-name="P61"><text:span text:style-name="T23">StartingStatPoints=&lt;Integer&gt;</text:span><text:span text:style-name="T20"><text:line-break/>The amount of stat points new characters start with, useful if you want people be able to buy something right from the start.</text:span></text:p>
        </text:list-item>
        <text:list-item>
          <text:p text:style-name="P61"><text:span text:style-name="T23">PointsPerLevel=&lt;Integer&gt;</text:span><text:span text:style-name="T20"><text:line-break/>The amount of stat points a player gets for each level he gains.</text:span></text:p>
        </text:list-item>
        <text:list-item>
          <text:p text:style-name="P61"><text:span text:style-name="T23">Levels=&lt;Integer&gt;<text:line-break/></text:span><text:span text:style-name="T20">The amount of experience needed for each level. This line exists as often as there are levels on your server. The first line is the amount of exp needed to reach level 2, the second for level 3, etc. The amount of times you define this determines the maximum level. Players can not get higher than that.</text:span></text:p>
        </text:list-item>
        <text:list-item>
          <text:p text:style-name="P61"><text:span text:style-name="T23">MinHumanPlayersForExp=&lt;Integer&gt;</text:span><text:span text:style-name="T20"><text:line-break/>The minimum amount of human players that must be playing so anybody can get any experience. Useful if you want to disallow farming against bots, may scare players off, though.</text:span></text:p>
        </text:list-item>
        <text:list-item>
          <text:p text:style-name="P62"><text:span text:style-name="T23">LevelDiffExpGainDiv=&lt;Integer&gt;<text:line-break/></text:span><text:span text:style-name="T20">If you kill another player, TitanRPG calculates the experience you gain in the following way:<text:line-break/></text:span><text:span text:style-name="T23">XP = (VictimLevel - YourLevel)² / LevelDiffExpGainDiv</text:span></text:p>
          <text:p text:style-name="P58">This can be zero, however experience is still awarded for every frag (see <text:span text:style-name="T2">Experience awards</text:span>).</text:p>
        </text:list-item>
        <text:list-item>
          <text:p text:style-name="P61"><text:span text:style-name="T23">Abilities=&lt;AbilityClass&gt;<text:line-break/></text:span><text:span text:style-name="T20">The list of abilities available to be bought on your server. For a list of Ability classes, refrain to the </text:span><text:span text:style-name="T22">Abilities</text:span><text:span text:style-name="T20"> configuration chapter. The players will see the Abilities listed in the RPG Menu in the same order as you define them here.</text:span></text:p>
        </text:list-item>
        <text:list-item>
          <text:p text:style-name="P61"><text:span text:style-name="T23">Artifacts=&lt;ArtifactClass&gt;</text:span><text:span text:style-name="T20"><text:line-break/>The list of Artifacts that can be displayed in the players' HUDs. Player</text:span><text:span text:style-name="T20"> can also see other Artifacts if they pick them up, but by default only these will show. For a list of Artifact classes, refrain to the </text:span><text:span text:style-name="T22">Artifacts</text:span><text:span text:style-name="T20"> configuration chapter.</text:span></text:p>
        </text:list-item>
        <text:list-item>
          <text:p text:style-name="P59">DefaultArtifacts=&lt;ArtifactClass&gt;</text:p>
          <text:p text:style-name="P61"><text:span text:style-name="T20">A list of Artifacts all players always spawn with. For a list of Artifact classes, refrain to the </text:span><text:span text:style-name="T22">Artifacts</text:span><text:span text:style-name="T20"> configuration chapter.</text:span></text:p>
        </text:list-item>
        <text:list-item>
          <text:p text:style-name="P61"><text:span text:style-name="T23">Combos=&lt;ComboClassName&gt;<text:line-break/></text:span><text:span text:style-name="T20">A list of adrenaline combo class names that will be added for all players.</text:span></text:p>
        </text:list-item>
        <text:list-item>
          <text:p text:style-name="P61"><text:span text:style-name="T23">bAllowRebuild=&lt;true or false&gt;</text:span><text:span text:style-name="T20"><text:line-break/>If true, players will get the Rebuild option in the Character tab as opposed to Reset.</text:span></text:p>
        </text:list-item>
        <text:list-item>
          <text:p text:style-name="P61"><text:span text:style-name="T23">RebuildCost=&lt;Integer&gt;</text:span><text:span text:style-name="T20"><text:line-break/></text:span><text:span text:style-name="T20">The amount of experience points a Rebuild will cost.</text:span></text:p>
        </text:list-item>
        <text:list-item>
          <text:p text:style-name="P61"><text:span text:style-name="T23">RebuildMaxLevelLoss=&lt;Integer&gt;</text:span><text:span text:style-name="T20"><text:line-break/>If a player rebuilds and he has not enough experience, he will lose a level and get experience subtracted from that level's max experience instead. However, a player can never lose more than this many levels.</text:span></text:p>
        </text:list-item>
        <text:list-item>
          <text:p text:style-name="P62"><text:span text:style-name="T28">WeaponModifiers=(WeaponClass=&lt;WeaponModifierClass&gt;,Chance=&lt;Integer&gt;)</text:span><text:span text:style-name="T20"><text:line-break/>The list of available Weapon Modifiers. If a weapon is given or picked up and a Weapon Modifier is generated, the Chance serves as a weight for the respective weapon. The higher the Chance, the more likely it is to get that Modifier and vice versa. For a list of Weapon Modifier classes, refrain to the </text:span><text:span text:style-name="T22">Weapon Modifiers</text:span><text:span text:style-name="T20"> configuration chapter.</text:span></text:p>
        </text:list-item>
        <text:list-item>
          <text:p text:style-name="P61"><text:span text:style-name="T23">DisallowModifiersFor=&lt;WeaponClass&gt;<text:line-break/></text:span><text:span text:style-name="T20">A list of classes of weapons that can never have Weapon Modifiers applied.</text:span></text:p>
        </text:list-item>
        <text:list-item>
          <text:p text:style-name="P61"><text:span text:style-name="T23">MaxDrones=&lt;Integer&gt;<text:line-break/></text:span><text:span text:style-name="T20">The maximum amount of Drones a player can have by default (the </text:span><text:span text:style-name="T22">Drones</text:span><text:span text:style-name="T20"> Ability will increase this value for the respective player).</text:span></text:p>
        </text:list-item>
        <text:list-item>
          <text:p text:style-name="P61"><text:span text:style-name="T23">StartingDrones=&lt;Integer&gt;</text:span><text:span text:style-name="T20"><text:line-break/></text:span><text:span text:style-name="T20">The default amount of Drones each player starts with.</text:span></text:p>
        </text:list-item>
        <text:list-item>
          <text:p text:style-name="P61"><text:span text:style-name="T23">MaxMonsters=&lt;Integer&gt;</text:span><text:span text:style-name="T20"><text:line-break/>The maximum amount of monsters a player can summon by default (the </text:span><text:span text:style-name="T22">Monster Herder</text:span><text:span text:style-name="T20"> Ability will increase this value for the respective player).</text:span></text:p>
        </text:list-item>
        <text:list-item>
          <text:p text:style-name="P61"><text:span text:style-name="T26">MaxTurrets=&lt;Integer&gt;</text:span><text:span text:style-name="T20"><text:line-break/>The maximum amount of turrets a player can construct by default (the </text:span><text:span text:style-name="T22">Turret Control Center</text:span><text:span text:style-name="T20"> Ability will increase this value for the respective player).</text:span></text:p>
        </text:list-item>
        <text:list-item>
          <text:p text:style-name="P61"><text:span text:style-name="T26">bAllowSuperWeaponReplenish=&lt;true or false&gt;</text:span><text:span text:style-name="T20"><text:line-break/>If true, super weapons will have their ammo re-filled when an Invasion wave is over.</text:span></text:p>
        </text:list-item>
        <text:list-item>
          <text:p text:style-name="P61"><text:span text:style-name="T26">SuperAmmoClasses=&lt;Ammunition Class&gt;</text:span><text:span text:style-name="T20"><text:line-break/>List of ammo types TitanRPG considers "super weapon ammo". Used for </text:span><text:span text:style-name="T26">bAllowSuperWeaponReplenish</text:span><text:span text:style-name="T20"> and the </text:span><text:span text:style-name="T22">Resupply</text:span><text:span text:style-name="T20"> Ability.</text:span></text:p>
        </text:list-item>
      </text:list>
      <text:h text:style-name="P73" text:outline-level="2">Game type specific settings</text:h>
      <text:p text:style-name="P19">A number of settings is already available to be configurable per game type. In Double Domination, you will not want players to have a Translocator, or maybe you have set up a special game mode where certain Artifacts or Abilities need to be disabled for balance.</text:p>
      <text:p text:style-name="P19"/>
      <text:p text:style-name="P19">If you are not running a server with multiple game types, you only need to configure the defaults.</text:p>
      <text:p text:style-name="P19"/>
      <text:p text:style-name="P19">Note that this is a relatively new feature to TitanRPG and that there may be more game-type specific settings in the future.</text:p>
      <text:h text:style-name="Heading_20_3" text:outline-level="3">Default settings</text:h>
      <text:p text:style-name="P19">These settings are global for every game type.</text:p>
      <text:p text:style-name="P19"/>
      <text:p text:style-name="P22">[TitanRPG.RPGGameSettings]</text:p>
      <text:list xml:id="list30362811" text:continue-numbering="true" text:style-name="L4">
        <text:list-item>
          <text:p text:style-name="P60"><text:span text:style-name="T1">bAllowTrans=&lt;true or false&gt;<text:line-break/></text:span><text:span text:style-name="T11">If true, players will be given the Translocator by default in this game type.</text:span></text:p>
        </text:list-item>
        <text:list-item>
          <text:p text:style-name="P60"><text:span text:style-name="T14">TransTossForceScale=&lt;Float&gt;</text:span><text:span text:style-name="T11"><text:line-break/>The translocator's force is multiplied by this value in this game type.</text:span></text:p>
        </text:list-item>
        <text:list-item>
          <text:p text:style-name="P60"><text:span text:style-name="T14">bAllowVehicles=&lt;true or false&gt;</text:span><text:span text:style-name="T11"><text:line-break/>If true, vehicle factories are always allowed to spawn vehicles in this game type.</text:span></text:p>
        </text:list-item>
        <text:list-item>
          <text:p text:style-name="P60"><text:span text:style-name="T1">ExpScale=&lt;Float&gt;<text:line-break/></text:span><text:span text:style-name="T11">Everytime experience is gained in this game type, it will be multiplied by this value.</text:span></text:p>
        </text:list-item>
        <text:list-item>
          <text:p text:style-name="P60"><text:span text:style-name="T14">ExpForDamageScale=&lt;Float&gt;</text:span><text:span text:style-name="T11"><text:line-break/>All experience granted for damaging monsters will be multiplied by this value.</text:span></text:p>
        </text:list-item>
        <text:list-item>
          <text:p text:style-name="P60"><text:span text:style-name="T1">bExpForKillingBots=&lt;true or false&gt;<text:line-break/></text:span><text:span text:style-name="T11">If false, no experience will be granted for killing bots.</text:span></text:p>
        </text:list-item>
        <text:list-item>
          <text:p text:style-name="P63"><text:span text:style-name="T1">bAllowArtifacts=&lt;true or false&gt;<text:line-break/></text:span><text:span text:style-name="T11">If false, players cannot have Artifacts in this gametype and they will never spawn on the map.</text:span></text:p>
        </text:list-item>
        <text:list-item>
          <text:p text:style-name="P60"><text:span text:style-name="T1">bAllowAbilities=&lt;true or false&gt;<text:line-break/></text:span><text:span text:style-name="T11">If false, all Abilities will have their effects disabled in this game type.</text:span><text:span text:style-name="T1">ForbiddenAbilities=&lt;AbilityClass&gt;<text:line-break/></text:span><text:span text:style-name="T11">A list of Abilities like the Abilities list in the mutator settings. All Abilities in this list will be disabled in this game type. They can still be purchased, but will have no effect. In the Character tab, if somebody owns a disabled Ability, it will not display its level but simply "DISABLED".</text:span></text:p>
        </text:list-item>
        <text:list-item>
          <text:p text:style-name="P60"><text:span text:style-name="T1">ForbiddenArtifacts=&lt;ArtifactClass&gt;<text:line-break/></text:span><text:span text:style-name="T11">A list of Artifacts like the Artifacts list in the mutator settings. All Artifacts in this list will be disabled in this game type, meaning no Abilities will grant them to their owners and they cannot spawn on the map randomly.</text:span></text:p>
        </text:list-item>
        <text:list-item>
          <text:p text:style-name="P60"><text:span text:style-name="T14">bMagicalStartingWeapons=&lt;true or false&gt;</text:span><text:span text:style-name="T11"><text:line-break/>If true, starting weapons (such as the Shield Gun or the Assault Rifle) will also be able to get a Weapon Modifier based on the chances for that.</text:span></text:p>
        </text:list-item>
        <text:list-item>
          <text:p text:style-name="P60"><text:span text:style-name="T14">bNoUndentified=&lt;true or false&gt;</text:span><text:span text:style-name="T11"><text:line-break/>If true, weapon modifiers will be identified as soon as they are acquired, if false, they will not be identified until their effect is used for the first time.</text:span></text:p>
        </text:list-item>
        <text:list-item>
          <text:p text:style-name="P60"><text:span text:style-name="T1">WeaponModifierChance=&lt;Float&gt;<text:line-break/></text:span><text:span text:style-name="T11">Chance in percent (0.00 to 1.00) that, if you get a weapon either from a pickup or an Ability that does not guarantee modified weapons, the weapon will get a random Weapon Modifier.</text:span></text:p>
        </text:list-item>
      </text:list>
      <text:h text:style-name="P75" text:outline-level="3">Game type specific settings</text:h>
      <text:p text:style-name="P19">The settings named in 2.2.1 are all available for every game type. In order to assign a set of settings, create a section named following the rule:</text:p>
      <text:p text:style-name="P23">[&lt;ClassName&gt; RPGGameSettings]</text:p>
      <text:p text:style-name="P19"/>
      <text:p text:style-name="P19">&lt;ClassName&gt; is the game type's class name. So, for instance, if you want to set settings specific to DeathMatch, you would create the following section:</text:p>
      <text:p text:style-name="P24">[XGame.xDeathMatch RPGGameSettings]</text:p>
      <text:p text:style-name="P19"/>
      <text:p text:style-name="P19">Here you can, as mentioned, define all the settings listed in 2.2.1.</text:p>
      <text:h text:style-name="Heading_20_2" text:outline-level="2">Experience awards</text:h>
      <text:p text:style-name="P19">Awarding experience in TitanRPG is handled by an extension of UT2004's game statistics system. This will work whether your server has stats enabled or not. Note that "experience" will be abbreviated with "XP" in the following.</text:p>
      <text:p text:style-name="P19"/>
      <text:p text:style-name="P22">[TitanRPG.RPGGameStats]</text:p>
      <text:h text:style-name="Heading_20_3" text:outline-level="3">General</text:h>
      <text:list xml:id="list30379503" text:continue-numbering="true" text:style-name="L4">
        <text:list-item>
          <text:p text:style-name="P60"><text:span text:style-name="T1">EXP_Frag=&lt;Float&gt;<text:line-break/></text:span><text:span text:style-name="T11">Minimum XP granted for fragging another player, additionally to the XP calculated using the level difference (see </text:span><text:span text:style-name="T12">Mutator settings</text:span><text:span text:style-name="T11">).</text:span></text:p>
        </text:list-item>
        <text:list-item>
          <text:p text:style-name="P60"><text:span text:style-name="T1">EXP_SelfFrag=&lt;Float&gt;</text:span><text:span text:style-name="T11"><text:line-break/>XP award for suiciding. This can be negative and serve as a punishment.</text:span></text:p>
        </text:list-item>
        <text:list-item>
          <text:p text:style-name="P60"><text:span text:style-name="T1">EXP_TeamFrag=&lt;Float&gt;</text:span><text:span text:style-name="T11"><text:line-break/>XP award for killing a team member. This can be negative and serve as a punishment.</text:span></text:p>
        </text:list-item>
        <text:list-item>
          <text:p text:style-name="P60"><text:span text:style-name="T1">EXP_TypeKill=&lt;Float&gt;</text:span><text:span text:style-name="T11"><text:line-break/>XP award for killing a player who was currently typing a chat message. This can be negative and serve as a punishment.</text:span></text:p>
        </text:list-item>
        <text:list-item>
          <text:p text:style-name="P60"><text:span text:style-name="T1">EXP_FriendlyMonsterKill=&lt;Float&gt;</text:span><text:span text:style-name="T11"><text:line-break/>XP award if a summoned monster kills another player.</text:span></text:p>
        </text:list-item>
        <text:list-item>
          <text:p text:style-name="P63"><text:span text:style-name="T1">EXP_Win=&lt;Float&gt;</text:span><text:span text:style-name="T11"><text:line-break/>XP award for winning the game.</text:span></text:p>
        </text:list-item>
        <text:list-item>
          <text:p text:style-name="P60"><text:span text:style-name="T1">EXP_CriticalFrag=&lt;Float&gt;</text:span><text:span text:style-name="T11"><text:line-break/>XP award for killing a flag (CTF) or ball (BR) carrier.</text:span></text:p>
        </text:list-item>
        <text:list-item>
          <text:p text:style-name="P60"><text:span text:style-name="T1">EXP_EndSpree=&lt;Float&gt;<text:line-break/></text:span><text:span text:style-name="T11">XP award for ending somebody's Killing Spree.</text:span></text:p>
        </text:list-item>
        <text:list-item>
          <text:p text:style-name="P60"><text:span text:style-name="T1">EXP_TranslocateGib=&lt;Float&gt;</text:span><text:span text:style-name="T11"><text:line-break/>XP award for telefragging an enemy with the translocator.</text:span></text:p>
        </text:list-item>
        <text:list-item>
          <text:p text:style-name="P60"><text:span text:style-name="T1">EXP_Headshot=&lt;Float&gt;</text:span><text:span text:style-name="T11"><text:line-break/>XP award for delivering a head shot to an enemy with a Lightning Gun or Sniper Rifle.</text:span></text:p>
        </text:list-item>
        <text:list-item>
          <text:p text:style-name="P60"><text:span text:style-name="T1">EXP_FirstBlood=&lt;Float&gt;</text:span><text:span text:style-name="T11"><text:line-break/>XP award for First Blood.</text:span></text:p>
        </text:list-item>
        <text:list-item>
          <text:p text:style-name="P60"><text:span text:style-name="T1">EXP_KillingSpree=&lt;Float&gt;</text:span><text:span text:style-name="T11"><text:line-break/>XP award for the Xth killing spree award (Killing Spree, Rampage, etc. until WICKED SICK).</text:span></text:p>
        </text:list-item>
        <text:list-item>
          <text:p text:style-name="P60"><text:span text:style-name="T1">EXP_MultiKill=&lt;Float&gt;</text:span><text:span text:style-name="T11"><text:line-break/>XP award for the Xth multi kill award (Double Kill, Multi Kill etc. until HOLY SHIT).</text:span></text:p>
        </text:list-item>
        <text:list-item>
          <text:p text:style-name="P50"><text:span text:style-name="T26">EXP_VehicleRepair=&lt;Float&gt;<text:line-break/></text:span><text:span text:style-name="T20">XP award for repairing 1 "Health" of a friendly vehicle that</text:span></text:p>
          <text:list>
            <text:list-item>
              <text:p text:style-name="P48">is currently manned.</text:p>
            </text:list-item>
            <text:list-item>
              <text:p text:style-name="P48">has been damaged by enemy fire.</text:p>
            </text:list-item>
          </text:list>
        </text:list-item>
        <text:list-item>
          <text:p text:style-name="P48"><text:span text:style-name="T13">EXP_Healing=&lt;Float&gt;</text:span><text:line-break/>Default multiplier for healing damage on teammates. Experienced Healing will add to this value.</text:p>
        </text:list-item>
        <text:list-item>
          <text:p text:style-name="P48"><text:span text:style-name="T27">EXP_TeamBooster=&lt;Float&gt;<text:line-break/></text:span><text:span text:style-name="T31">XP awarded for using the Team Booster combo per healing step and per teammate healed (excluding yourself).</text:span></text:p>
        </text:list-item>
      </text:list>
      <text:h text:style-name="P75" text:outline-level="3">Onslaught</text:h>
      <text:list xml:id="list30360159" text:continue-numbering="true" text:style-name="L4">
        <text:list-item>
          <text:p text:style-name="P60"><text:span text:style-name="T1">EXP_HealPowernode=&lt;Float&gt;</text:span><text:span text:style-name="T11"><text:line-break/>XP award for healing a friendly power node (constructing or not). This is awarded multiple times if you heal the node for a longer while.</text:span><text:span text:style-name="T1">EXP_ConstructPowernode=&lt;Float&gt;</text:span><text:span text:style-name="T11"><text:line-break/>XP award for constructing a power node, granted to whomever was standing on the node's platform to start constructing it once it has finished.</text:span></text:p>
        </text:list-item>
        <text:list-item>
          <text:p text:style-name="P60"><text:span text:style-name="T1">EXP_DestroyPowernode=&lt;Float&gt;</text:span><text:span text:style-name="T11"><text:line-break/>XP award for destroying an enemy power node.</text:span></text:p>
        </text:list-item>
        <text:list-item>
          <text:p text:style-name="P60"><text:span text:style-name="T1">EXP_DestroyConstructingPowernode=&lt;Float&gt;</text:span><text:span text:style-name="T11"><text:line-break/>XP award for destroying an enemy power node that was currently being constructed.</text:span></text:p>
        </text:list-item>
        <text:list-item>
          <text:p text:style-name="P50"><text:span text:style-name="T26">EXP_DestroyPowercore=&lt;Float&gt;</text:span><text:span text:style-name="T20"><text:line-break/>XP award for destroying a power core 100%. This value will be distributed between all players that damaged the power core, depending on how much each individual player damaged it.</text:span></text:p>
        </text:list-item>
      </text:list>
      <text:h text:style-name="Heading_20_3" text:outline-level="3">Capture the Flag</text:h>
      <text:list xml:id="list30376303" text:continue-numbering="true" text:style-name="L4">
        <text:list-item>
          <text:p text:style-name="P60"><text:span text:style-name="T1">EXP_ReturnFriendlyFlag=&lt;Float&gt;</text:span><text:span text:style-name="T11"><text:line-break/>XP award for returning the flag when it is close to your own base ("minor return").</text:span></text:p>
        </text:list-item>
        <text:list-item>
          <text:p text:style-name="P60"><text:span text:style-name="T1">EXP_ReturnEnemyFlag=&lt;Float&gt;</text:span><text:span text:style-name="T11"><text:line-break/></text:span><text:span text:style-name="T11">XP award for returning the flag when it is far from your own base ("major return").</text:span></text:p>
        </text:list-item>
        <text:list-item>
          <text:p text:style-name="P60"><text:span text:style-name="T1">EXP_FlagDenial=&lt;Float&gt;</text:span><text:span text:style-name="T11"><text:line-break/>XP award for returning the flag after a capture was DENIED.</text:span></text:p>
        </text:list-item>
        <text:list-item>
          <text:p text:style-name="P60"><text:span text:style-name="T1">EXP_FlagCapFirstTouch=&lt;Float&gt;</text:span><text:span text:style-name="T11"><text:line-break/>XP award granted when a flag capture succeeded to whomever touched the enemy flag first for this capture.</text:span></text:p>
        </text:list-item>
        <text:list-item>
          <text:p text:style-name="P60"><text:span text:style-name="T1">EXP_FlagCapAssist=&lt;Float&gt;</text:span><text:span text:style-name="T11"><text:line-break/>XP award granted when a flag capture succeeded to anybody who has held the flag during this capture.</text:span></text:p>
        </text:list-item>
        <text:list-item>
          <text:p text:style-name="P60"><text:soft-page-break/><text:span text:style-name="T1">EXP_FlagCapFinal=&lt;Float&gt;</text:span><text:span text:style-name="T11"><text:line-break/>XP award granted when a flag capture succeeded to the person that actually brought the enemy flag to his own.<text:line-break/>Note that a player who completely does the flag capture by himself will get all 3 of the above named capture awards.</text:span></text:p>
        </text:list-item>
        <text:list-item>
          <text:p text:style-name="P59">EXP_Assist=&lt;Float&gt;</text:p>
          <text:p text:style-name="P58">XP award granted when for a 100% Score Assist. The Score Assist is awarded if</text:p>
          <text:list>
            <text:list-item>
              <text:p text:style-name="P58">you were in the same vehicle as the flag carrier.</text:p>
            </text:list-item>
            <text:list-item>
              <text:p text:style-name="P58">the flag carrier stood on your vehicle (e.g. Manta run).</text:p>
            </text:list-item>
          </text:list>
        </text:list-item>
      </text:list>
      <text:h text:style-name="Heading_20_3" text:outline-level="3">Bombing Run</text:h>
      <text:list xml:id="list30384607" text:continue-numbering="true" text:style-name="L4">
        <text:list-item>
          <text:p text:style-name="P60"><text:span text:style-name="T1">EXP_BallThrownFinal=&lt;Float&gt;</text:span><text:span text:style-name="T11"><text:line-break/>XP award granted when a goal was scored by a shoot, to whomever tossed the ball into the goal.</text:span></text:p>
        </text:list-item>
        <text:list-item>
          <text:p text:style-name="P60"><text:span text:style-name="T1">EXP_BallCapFinal=&lt;Float&gt;</text:span><text:span text:style-name="T11"><text:line-break/>XP award granted when a goal was scored by jumping through the goal, to whomever jumped into the goal with the ball.</text:span></text:p>
        </text:list-item>
        <text:list-item>
          <text:p text:style-name="P60"><text:span text:style-name="T1">EXP_BallScoreAssist=&lt;Float&gt;</text:span><text:span text:style-name="T11"><text:line-break/>XP award granted when a goal was scored to anybody who has held the ball during this capture.</text:span></text:p>
        </text:list-item>
      </text:list>
      <text:h text:style-name="Heading_20_3" text:outline-level="3">Double Domination</text:h>
      <text:list xml:id="list30379955" text:continue-numbering="true" text:style-name="L4">
        <text:list-item>
          <text:p text:style-name="P60"><text:span text:style-name="T1">EXP_DOMScore=&lt;Float&gt;</text:span><text:span text:style-name="T11"><text:line-break/>XP award granted when a team scores to those players that touched the Domination points for this domination.</text:span></text:p>
        </text:list-item>
      </text:list>
      <text:h text:style-name="Heading_20_3" text:outline-level="3">Assault</text:h>
      <text:list xml:id="list30367994" text:continue-numbering="true" text:style-name="L4">
        <text:list-item>
          <text:p text:style-name="P60"><text:span text:style-name="T1">EXP_ObjectiveCompleted=&lt;Float&gt;</text:span><text:span text:style-name="T11"><text:line-break/>The XP award granted for completing an objective equals the score you get for it (10 for critical objectives, 5 for optional objectives), multiplied by this value.</text:span></text:p>
        </text:list-item>
      </text:list>
      <text:h text:style-name="P75" text:outline-level="3">Invasion (with Necromancy combo)</text:h>
      <text:list xml:id="list30360653" text:continue-numbering="true" text:style-name="L4">
        <text:list-item>
          <text:p text:style-name="P60"><text:span text:style-name="T1">EXP_Resurrection=&lt;Float&gt;</text:span><text:span text:style-name="T11"><text:line-break/>XP award granted when a player uses the </text:span><text:span text:style-name="T12">Necromancy</text:span><text:span text:style-name="T11"> (</text:span><text:span text:style-name="T12">ComboNecro</text:span><text:span text:style-name="T11"> mutator) or the </text:span><text:span text:style-name="T12">Revival</text:span><text:span text:style-name="T11"> combo ({OVGY} Revival Combo mutator) to successfully resurrect another player.</text:span></text:p>
        </text:list-item>
      </text:list>
      <text:h text:style-name="Heading_20_2" text:outline-level="2">Artifact Manager</text:h>
      <text:p text:style-name="P19">TitanRPG includes the Artifact Manager which can spawn Artifact pickups and / or adrenaline pills on random locations on the map, or - more correctly - on random PathNodes on the map. This means that if a map does not feature any bot paths, the Artifact Manager will turn itself off and not spawn anything.</text:p>
      <text:p text:style-name="P19"/>
      <text:p text:style-name="P22">[TitanRPG.RPGArtifactManager]</text:p>
      <text:h text:style-name="Heading_20_3" text:outline-level="3">Artifact pickups</text:h>
      <text:list xml:id="list30367375" text:continue-numbering="true" text:style-name="L4">
        <text:list-item>
          <text:p text:style-name="P60"><text:span text:style-name="T1">SpawnDelay=&lt;Seconds&gt;</text:span><text:span text:style-name="T11"><text:line-break/>Time interval in seconds in which the Artifact Manager will spawn a new Artifact pickup.</text:span></text:p>
        </text:list-item>
        <text:list-item>
          <text:p text:style-name="P60"><text:span text:style-name="T1">MaxArtifacts=&lt;Integer&gt;</text:span><text:span text:style-name="T11"><text:line-break/>The maximum amount of Artifact pickups spawned by the Artifact Manager that can exist on the map at any time. If this many Artifact pickups are on the map when the next </text:span><text:span text:style-name="T1">SpawnDelay</text:span><text:span text:style-name="T11"> has passed, the "oldest" Artifact pickup on the map will get destroyed.</text:span></text:p>
        </text:list-item>
        <text:list-item>
          <text:p text:style-name="P60"><text:span text:style-name="T1">AvailableArtifacts=(ArtifactClass=&lt;ArtifactClass&gt;,Chance=&lt;Integer&gt;)</text:span><text:span text:style-name="T11"><text:line-break/>The list of Artifact classes the Artifact Manager is able to spawn. The "Chance" value is used as a weight, ie the higher the Chance, the more likely this Artifact is. Note that the Artifact Manager can only spawn Artifacts that have a pickup class, refrain to the Artifacts class list to see which do.</text:span></text:p>
        </text:list-item>
      </text:list>
      <text:h text:style-name="P75" text:outline-level="3">Adrenaline pickups</text:h>
      <text:list xml:id="list30385671" text:continue-numbering="true" text:style-name="L4">
        <text:list-item>
          <text:p text:style-name="P60"><text:span text:style-name="T1">MaxAdrenalinePickups=&lt;Integer&gt;</text:span><text:span text:style-name="T11"><text:line-break/>The maximum amount of adrenaline pills the Artifact Manager can spawn on a map. If the map has already this many adrenaline pills by itself, the Artifact Manager will not spawn any pills, otherwise it will fill up the remaining amount.</text:span></text:p>
        </text:list-item>
        <text:list-item>
          <text:p text:style-name="P60"><text:span text:style-name="T1">AdreanlineSpawnAmount=&lt;Integer&gt;</text:span><text:span text:style-name="T11"><text:line-break/>The amount of adrenaline pills the Artifact Manager will spawn everytime the </text:span><text:span text:style-name="T1">SpawnDelay</text:span><text:span text:style-name="T11"> passes.</text:span></text:p>
        </text:list-item>
      </text:list>
      <text:h text:style-name="Heading_20_2" text:outline-level="2">Weapon Modifiers</text:h>
      <text:h text:style-name="Heading_20_3" text:outline-level="3">Config properties</text:h>
      <text:p text:style-name="P20">All Weapon Modifiers share the following set of properties, special properties for individual Weapon Modifiers are commented in the INI file.</text:p>
      <text:p text:style-name="P20"/>
      <text:p text:style-name="P22">[TitanRPG.Weapon***]</text:p>
      <text:list xml:id="list30385181" text:continue-numbering="true" text:style-name="L4">
        <text:list-item>
          <text:p text:style-name="P60"><text:span text:style-name="T1">MinModifier=&lt;Integer&gt;</text:span><text:span text:style-name="T11"><text:line-break/>The minimum modifier level for this Weapon Modifier. Can be negative.</text:span></text:p>
        </text:list-item>
        <text:list-item>
          <text:p text:style-name="P60"><text:span text:style-name="T1">MaxModifier=&lt;Integer&gt;</text:span><text:span text:style-name="T11"><text:line-break/>The maximum modifier level for this Weapon Modifier. Can be negative.</text:span></text:p>
        </text:list-item>
        <text:list-item>
          <text:p text:style-name="P60"><text:span text:style-name="T1">DamageBonus=&lt;Float&gt;<text:line-break/></text:span><text:span text:style-name="T11">Damage bonus for this weapon per modifier level. All damage done by the modified weapon will be multiplied by </text:span><text:span text:style-name="T1">(1.0 + DamageBonus)</text:span><text:span text:style-name="T11">.</text:span></text:p>
        </text:list-item>
        <text:list-item>
          <text:p text:style-name="P60"><text:span text:style-name="T1">BonusPerLevel=&lt;Float&gt;<text:line-break/></text:span><text:span text:style-name="T11">Generic bonus value per modifier level. This value has a different meaning for each Weapon Modifier, please refrain to the INI comments.</text:span></text:p>
        </text:list-item>
        <text:list-item>
          <text:p text:style-name="P50"><text:span text:style-name="T26">ForbiddenWeaponTypes=&lt;WeaponClass&gt;</text:span><text:span text:style-name="T20"><text:line-break/>List of weapon classes that this Weapon Modifier is not allowed for. TitanRPG comes with reasonable defaults.</text:span></text:p>
        </text:list-item>
      </text:list>
      <text:h text:style-name="P75" text:outline-level="3">List of Weapon Modifier classes</text:h>
      <table:table table:name="Tabelle1" table:style-name="Tabelle1">
        <table:table-column table:style-name="Tabelle1.A"/>
        <table:table-column table:style-name="Tabelle1.B"/>
        <table:table-row>
          <table:table-cell table:style-name="Tabelle1.A1" office:value-type="string">
            <text:p text:style-name="P40">Name</text:p>
          </table:table-cell>
          <table:table-cell table:style-name="Tabelle1.B1" office:value-type="string">
            <text:p text:style-name="P39">Class Name</text:p>
          </table:table-cell>
        </table:table-row>
        <table:table-row>
          <table:table-cell table:style-name="Tabelle1.A2" office:value-type="string">
            <text:p text:style-name="P32">Armor Piercing</text:p>
          </table:table-cell>
          <table:table-cell table:style-name="Tabelle1.B2" office:value-type="string">
            <text:p text:style-name="P35">WeaponArmorPiercing</text:p>
          </table:table-cell>
        </table:table-row>
        <table:table-row>
          <table:table-cell table:style-name="Tabelle1.A2" office:value-type="string">
            <text:p text:style-name="P32">Bouncy</text:p>
          </table:table-cell>
          <table:table-cell table:style-name="Tabelle1.B2" office:value-type="string">
            <text:p text:style-name="P35">WeaponBounce</text:p>
          </table:table-cell>
        </table:table-row>
        <table:table-row>
          <table:table-cell table:style-name="Tabelle1.A2" office:value-type="string">
            <text:p text:style-name="P32">Burden</text:p>
          </table:table-cell>
          <table:table-cell table:style-name="Tabelle1.B2" office:value-type="string">
            <text:p text:style-name="P35">WeaponFeather *</text:p>
          </table:table-cell>
        </table:table-row>
        <table:table-row>
          <table:table-cell table:style-name="Tabelle1.A2" office:value-type="string">
            <text:p text:style-name="P32">Damage</text:p>
          </table:table-cell>
          <table:table-cell table:style-name="Tabelle1.B2" office:value-type="string">
            <text:p text:style-name="P35">WeaponDamage *</text:p>
          </table:table-cell>
        </table:table-row>
        <table:table-row>
          <table:table-cell table:style-name="Tabelle1.A2" office:value-type="string">
            <text:p text:style-name="P32">Draining</text:p>
          </table:table-cell>
          <table:table-cell table:style-name="Tabelle1.B2" office:value-type="string">
            <text:p text:style-name="P35">WeaponEnergy *</text:p>
          </table:table-cell>
        </table:table-row>
        <table:table-row>
          <table:table-cell table:style-name="Tabelle1.A2" office:value-type="string">
            <text:p text:style-name="P32">Emo</text:p>
          </table:table-cell>
          <table:table-cell table:style-name="Tabelle1.B2" office:value-type="string">
            <text:p text:style-name="P35">WeaponVampire *</text:p>
          </table:table-cell>
        </table:table-row>
        <table:table-row>
          <table:table-cell table:style-name="Tabelle1.A2" office:value-type="string">
            <text:p text:style-name="P32">Energy</text:p>
          </table:table-cell>
          <table:table-cell table:style-name="Tabelle1.B2" office:value-type="string">
            <text:p text:style-name="P35">WeaponEnergy</text:p>
          </table:table-cell>
        </table:table-row>
        <table:table-row>
          <table:table-cell table:style-name="Tabelle1.A2" office:value-type="string">
            <text:p text:style-name="P32">Feather</text:p>
          </table:table-cell>
          <table:table-cell table:style-name="Tabelle1.B2" office:value-type="string">
            <text:p text:style-name="P35">WeaponFeather</text:p>
          </table:table-cell>
        </table:table-row>
        <table:table-row>
          <table:table-cell table:style-name="Tabelle1.A2" office:value-type="string">
            <text:p text:style-name="P32">FAIL</text:p>
          </table:table-cell>
          <table:table-cell table:style-name="Tabelle1.B2" office:value-type="string">
            <text:p text:style-name="P35">WeaponSpam *</text:p>
          </table:table-cell>
        </table:table-row>
        <table:table-row>
          <table:table-cell table:style-name="Tabelle1.A2" office:value-type="string">
            <text:p text:style-name="P32">Force</text:p>
          </table:table-cell>
          <table:table-cell table:style-name="Tabelle1.B2" office:value-type="string">
            <text:p text:style-name="P35">WeaponForce</text:p>
          </table:table-cell>
        </table:table-row>
        <table:table-row>
          <table:table-cell table:style-name="Tabelle1.A2" office:value-type="string">
            <text:p text:style-name="P32">Freezing</text:p>
          </table:table-cell>
          <table:table-cell table:style-name="Tabelle1.B2" office:value-type="string">
            <text:p text:style-name="P34">WeaponFreeze</text:p>
          </table:table-cell>
        </table:table-row>
        <table:table-row>
          <table:table-cell table:style-name="Tabelle1.A2" office:value-type="string">
            <text:p text:style-name="P32">Harm</text:p>
          </table:table-cell>
          <table:table-cell table:style-name="Tabelle1.B2" office:value-type="string">
            <text:p text:style-name="P35">WeaponProtection *</text:p>
          </table:table-cell>
        </table:table-row>
        <table:table-row>
          <table:table-cell table:style-name="Tabelle1.A2" office:value-type="string">
            <text:p text:style-name="P32">Healing</text:p>
          </table:table-cell>
          <table:table-cell table:style-name="Tabelle1.B2" office:value-type="string">
            <text:p text:style-name="P35">WeaponHealer</text:p>
          </table:table-cell>
        </table:table-row>
        <table:table-row>
          <table:table-cell table:style-name="Tabelle1.A2" office:value-type="string">
            <text:p text:style-name="P32">Infinity</text:p>
          </table:table-cell>
          <table:table-cell table:style-name="Tabelle1.B2" office:value-type="string">
            <text:p text:style-name="P35">WeaponInfinity</text:p>
          </table:table-cell>
        </table:table-row>
        <table:table-row>
          <table:table-cell table:style-name="Tabelle1.A2" office:value-type="string">
            <text:p text:style-name="P32">Infinite Sturdiness</text:p>
          </table:table-cell>
          <table:table-cell table:style-name="Tabelle1.B2" office:value-type="string">
            <text:p text:style-name="P35">WeaponInfSturdy</text:p>
          </table:table-cell>
        </table:table-row>
        <table:table-row>
          <table:table-cell table:style-name="Tabelle1.A2" office:value-type="string">
            <text:p text:style-name="P32">Knockback</text:p>
          </table:table-cell>
          <table:table-cell table:style-name="Tabelle1.B2" office:value-type="string">
            <text:p text:style-name="P34">WeaponKnockback</text:p>
          </table:table-cell>
        </table:table-row>
        <table:table-row>
          <table:table-cell table:style-name="Tabelle1.A2" office:value-type="string">
            <text:p text:style-name="P32">Lightning Conduction</text:p>
          </table:table-cell>
          <table:table-cell table:style-name="Tabelle1.B2" office:value-type="string">
            <text:p text:style-name="P35">WeaponLightningConduction</text:p>
          </table:table-cell>
        </table:table-row>
        <table:table-row>
          <table:table-cell table:style-name="Tabelle1.A2" office:value-type="string">
            <text:p text:style-name="P32">Luck</text:p>
          </table:table-cell>
          <table:table-cell table:style-name="Tabelle1.B2" office:value-type="string">
            <text:p text:style-name="P35">WeaponLuck</text:p>
          </table:table-cell>
        </table:table-row>
        <table:table-row>
          <table:table-cell table:style-name="Tabelle1.A2" office:value-type="string">
            <text:p text:style-name="P32">Magic Nullifying</text:p>
          </table:table-cell>
          <table:table-cell table:style-name="Tabelle1.B2" office:value-type="string">
            <text:p text:style-name="P35">WeaponMagicNullifier</text:p>
          </table:table-cell>
        </table:table-row>
        <table:table-row>
          <table:table-cell table:style-name="Tabelle1.A2" office:value-type="string">
            <text:p text:style-name="P32">Matrix</text:p>
          </table:table-cell>
          <table:table-cell table:style-name="Tabelle1.B2" office:value-type="string">
            <text:p text:style-name="P35">WeaponMatrix</text:p>
          </table:table-cell>
        </table:table-row>
        <table:table-row>
          <table:table-cell table:style-name="Tabelle1.A2" office:value-type="string">
            <text:p text:style-name="P32">Medic Infinity</text:p>
          </table:table-cell>
          <table:table-cell table:style-name="Tabelle1.B2" office:value-type="string">
            <text:p text:style-name="P35">WeaponSuperHealer</text:p>
          </table:table-cell>
        </table:table-row>
        <table:table-row>
          <table:table-cell table:style-name="Tabelle1.A2" office:value-type="string">
            <text:p text:style-name="P32">Misfortune</text:p>
          </table:table-cell>
          <table:table-cell table:style-name="Tabelle1.B2" office:value-type="string">
            <text:p text:style-name="P35">WeaponLuck *</text:p>
          </table:table-cell>
        </table:table-row>
        <table:table-row>
          <table:table-cell table:style-name="Tabelle1.A2" office:value-type="string">
            <text:p text:style-name="P32">Null Entropy</text:p>
          </table:table-cell>
          <table:table-cell table:style-name="Tabelle1.B2" office:value-type="string">
            <text:p text:style-name="P34">WeaponNullEntropy</text:p>
          </table:table-cell>
        </table:table-row>
        <table:table-row>
          <table:table-cell table:style-name="Tabelle1.A2" office:value-type="string">
            <text:p text:style-name="P32">Penetrating</text:p>
          </table:table-cell>
          <table:table-cell table:style-name="Tabelle1.B2" office:value-type="string">
            <text:p text:style-name="P35">WeaponPenetrating</text:p>
          </table:table-cell>
        </table:table-row>
        <table:table-row>
          <table:table-cell table:style-name="Tabelle1.A2" office:value-type="string">
            <text:p text:style-name="P32">Piercing</text:p>
          </table:table-cell>
          <table:table-cell table:style-name="Tabelle1.B2" office:value-type="string">
            <text:p text:style-name="P35">WeaponPiercing</text:p>
          </table:table-cell>
        </table:table-row>
        <table:table-row>
          <table:table-cell table:style-name="Tabelle1.A2" office:value-type="string">
            <text:p text:style-name="P32">Poison</text:p>
          </table:table-cell>
          <table:table-cell table:style-name="Tabelle1.B2" office:value-type="string">
            <text:p text:style-name="P35">WeaponPoison</text:p>
          </table:table-cell>
        </table:table-row>
        <table:table-row>
          <table:table-cell table:style-name="Tabelle1.A2" office:value-type="string">
            <text:p text:style-name="P32">Protection</text:p>
          </table:table-cell>
          <table:table-cell table:style-name="Tabelle1.B2" office:value-type="string">
            <text:p text:style-name="P35">WeaponProtection</text:p>
          </table:table-cell>
        </table:table-row>
        <table:table-row>
          <table:table-cell table:style-name="Tabelle1.A2" office:value-type="string">
            <text:p text:style-name="P32">Quickfoot</text:p>
          </table:table-cell>
          <table:table-cell table:style-name="Tabelle1.B2" office:value-type="string">
            <text:p text:style-name="P35">WeaponQuickfoot</text:p>
          </table:table-cell>
        </table:table-row>
        <table:table-row>
          <table:table-cell table:style-name="Tabelle1.A2" office:value-type="string">
            <text:p text:style-name="P32">Rage</text:p>
          </table:table-cell>
          <table:table-cell table:style-name="Tabelle1.B2" office:value-type="string">
            <text:p text:style-name="P35">WeaponRage</text:p>
          </table:table-cell>
        </table:table-row>
        <table:table-row>
          <table:table-cell table:style-name="Tabelle1.A2" office:value-type="string">
            <text:p text:style-name="P32">Reflection</text:p>
          </table:table-cell>
          <table:table-cell table:style-name="Tabelle1.B2" office:value-type="string">
            <text:p text:style-name="P35">WeaponReflection</text:p>
          </table:table-cell>
        </table:table-row>
        <table:table-row>
          <table:table-cell table:style-name="Tabelle1.A2" office:value-type="string">
            <text:p text:style-name="P32">Repair</text:p>
          </table:table-cell>
          <table:table-cell table:style-name="Tabelle1.B2" office:value-type="string">
            <text:p text:style-name="P36">WeaponRepair</text:p>
          </table:table-cell>
        </table:table-row>
        <table:table-row>
          <table:table-cell table:style-name="Tabelle1.A2" office:value-type="string">
            <text:p text:style-name="P32">Retaliation</text:p>
          </table:table-cell>
          <table:table-cell table:style-name="Tabelle1.B2" office:value-type="string">
            <text:p text:style-name="P35">WeaponReflection</text:p>
          </table:table-cell>
        </table:table-row>
        <text:soft-page-break/>
        <table:table-row>
          <table:table-cell table:style-name="Tabelle1.A2" office:value-type="string">
            <text:p text:style-name="P32">Shield</text:p>
          </table:table-cell>
          <table:table-cell table:style-name="Tabelle1.B2" office:value-type="string">
            <text:p text:style-name="P35">WeaponShieldRegen</text:p>
          </table:table-cell>
        </table:table-row>
        <table:table-row>
          <table:table-cell table:style-name="Tabelle1.A2" office:value-type="string">
            <text:p text:style-name="P32">Slowfoot</text:p>
          </table:table-cell>
          <table:table-cell table:style-name="Tabelle1.B2" office:value-type="string">
            <text:p text:style-name="P35">WeaponQuickfoot *</text:p>
          </table:table-cell>
        </table:table-row>
        <table:table-row>
          <table:table-cell table:style-name="Tabelle1.A2" office:value-type="string">
            <text:p text:style-name="P32">Slow Motion</text:p>
          </table:table-cell>
          <table:table-cell table:style-name="Tabelle1.B2" office:value-type="string">
            <text:p text:style-name="P35">WeaponForce *</text:p>
          </table:table-cell>
        </table:table-row>
        <table:table-row>
          <table:table-cell table:style-name="Tabelle1.A2" office:value-type="string">
            <text:p text:style-name="P32">SPAM</text:p>
          </table:table-cell>
          <table:table-cell table:style-name="Tabelle1.B2" office:value-type="string">
            <text:p text:style-name="P35">WeaponSpam</text:p>
          </table:table-cell>
        </table:table-row>
        <table:table-row>
          <table:table-cell table:style-name="Tabelle1.A2" office:value-type="string">
            <text:p text:style-name="P32">Stealth</text:p>
          </table:table-cell>
          <table:table-cell table:style-name="Tabelle1.B2" office:value-type="string">
            <text:p text:style-name="P36">WeaponStealth</text:p>
          </table:table-cell>
        </table:table-row>
        <table:table-row>
          <table:table-cell table:style-name="Tabelle1.A2" office:value-type="string">
            <text:p text:style-name="P32">Sturdy</text:p>
          </table:table-cell>
          <table:table-cell table:style-name="Tabelle1.B2" office:value-type="string">
            <text:p text:style-name="P35">WeaponSturdy</text:p>
          </table:table-cell>
        </table:table-row>
        <table:table-row>
          <table:table-cell table:style-name="Tabelle1.A2" office:value-type="string">
            <text:p text:style-name="P32">Vampiric</text:p>
          </table:table-cell>
          <table:table-cell table:style-name="Tabelle1.B2" office:value-type="string">
            <text:p text:style-name="P35">WeaponVampire</text:p>
          </table:table-cell>
        </table:table-row>
        <table:table-row>
          <table:table-cell table:style-name="Tabelle1.A41" office:value-type="string">
            <text:p text:style-name="P32">Vorpal</text:p>
          </table:table-cell>
          <table:table-cell table:style-name="Tabelle1.B41" office:value-type="string">
            <text:p text:style-name="P35">WeaponVorpal</text:p>
          </table:table-cell>
        </table:table-row>
      </table:table>
      <text:p text:style-name="P21">* These are negative counterparts of other Weapon Modifiers.</text:p>
      <text:p text:style-name="P15"/>
      <text:h text:style-name="P73" text:outline-level="2">Artifacts</text:h>
      <text:h text:style-name="Heading_20_3" text:outline-level="3">Config properties</text:h>
      <text:p text:style-name="P20">All Artifacts share the following set of properties, special properties for individual Artifacts are commented in the INI file.</text:p>
      <text:p text:style-name="P20"/>
      <text:p text:style-name="P22">[TitanRPG.Artifact***]</text:p>
      <text:list xml:id="list30385885" text:continue-numbering="true" text:style-name="L4">
        <text:list-item>
          <text:p text:style-name="P60"><text:span text:style-name="T1">CostPerSec=&lt;Integer&gt;</text:span><text:span text:style-name="T11"><text:line-break/>The adrenaline cost for this Artifact per second or per use, depending on the Artifact type.</text:span></text:p>
        </text:list-item>
        <text:list-item>
          <text:p text:style-name="P60"><text:span text:style-name="T1">FlagMultiplier=&lt;Float&gt;</text:span><text:span text:style-name="T11"><text:line-break/>The adrenaline cost of this Artifact will be multiplied by this value if the holder is currently holding the flag (CTF) or the ball (BR).</text:span></text:p>
        </text:list-item>
        <text:list-item>
          <text:p text:style-name="P60"><text:span text:style-name="T1">MinActivationTime=&lt;Seconds&gt;</text:span><text:span text:style-name="T11"><text:line-break/>The minimum amount of seconds that you need to keep this Artifact activated before you can deactivate it again. For some Artifacts (e.g. the weapon modifying Artifacts), this is the time that passes before the effect is applied. For others (e.g. Repulsion), this setting has no effect.</text:span></text:p>
        </text:list-item>
        <text:list-item>
          <text:p text:style-name="P60"><text:span text:style-name="T1">MinAdrenaline=&lt;Integer&gt;</text:span><text:span text:style-name="T11"><text:line-break/>The minimum amount of adrenaline required to activate this Artifact. Note that this is not a cost.</text:span></text:p>
        </text:list-item>
        <text:list-item>
          <text:p text:style-name="P60"><text:span text:style-name="T1">UseDelay=&lt;Seconds&gt;</text:span><text:span text:style-name="T11"><text:line-break/>When activated, this Artifact can not be activated again before this many seconds have passed.</text:span></text:p>
        </text:list-item>
        <text:list-item>
          <text:p text:style-name="P60"><text:span text:style-name="T1">bAllowInVehicle=&lt;true or false&gt;</text:span><text:span text:style-name="T11"><text:line-break/>If true, this Artifact can be activated inside of a vehicle. Note that this does not have any effect on some Artifacts.</text:span></text:p>
        </text:list-item>
        <text:list-item>
          <text:p text:style-name="P60"><text:span text:style-name="T1">bCanBeCanceled=&lt;true or false&gt;</text:span><text:span text:style-name="T11"><text:line-break/>If true and this Artifact has a delayed effect (e.g. weapon modifiers or Summoning Charm), this effect can be cancelled by deactivating the Artifact.</text:span></text:p>
        </text:list-item>
        <text:list-item>
          <text:p text:style-name="P60"><text:span text:style-name="T1">bCanBeCanceled=&lt;true or false&gt;</text:span><text:span text:style-name="T11"><text:line-break/></text:span><text:span text:style-name="T11">If true, this Artifact can be dropped, provided it has a pickup (see below).</text:span></text:p>
        </text:list-item>
      </text:list>
      <text:h text:style-name="P76" text:outline-level="3">List of Artifact classes</text:h>
      <table:table table:name="Tabelle4" table:style-name="Tabelle4">
        <table:table-column table:style-name="Tabelle4.A"/>
        <table:table-column table:style-name="Tabelle4.B"/>
        <table:table-column table:style-name="Tabelle4.C"/>
        <table:table-row>
          <table:table-cell table:style-name="Tabelle4.A1" office:value-type="string">
            <text:p text:style-name="P37">Name</text:p>
          </table:table-cell>
          <table:table-cell table:style-name="Tabelle4.A1" office:value-type="string">
            <text:p text:style-name="P39">Class name</text:p>
          </table:table-cell>
          <table:table-cell table:style-name="Tabelle4.C1" office:value-type="string">
            <text:p text:style-name="P37">Pickup</text:p>
          </table:table-cell>
        </table:table-row>
        <table:table-row>
          <table:table-cell table:style-name="Tabelle4.A2" office:value-type="string">
            <text:p text:style-name="P27">Decoy</text:p>
          </table:table-cell>
          <table:table-cell table:style-name="Tabelle4.B2" office:value-type="string">
            <text:p text:style-name="P35">ArtifactDecoy</text:p>
          </table:table-cell>
          <table:table-cell table:style-name="Tabelle4.C2" office:value-type="string">
            <text:p text:style-name="P27">yes</text:p>
          </table:table-cell>
        </table:table-row>
        <table:table-row>
          <table:table-cell table:style-name="Tabelle4.A2" office:value-type="string">
            <text:p text:style-name="P27">Double Magic Modifier</text:p>
          </table:table-cell>
          <table:table-cell table:style-name="Tabelle4.B2" office:value-type="string">
            <text:p text:style-name="P35">ArtifactDoubleModifier</text:p>
          </table:table-cell>
          <table:table-cell table:style-name="Tabelle4.C2" office:value-type="string">
            <text:p text:style-name="P27">no</text:p>
          </table:table-cell>
        </table:table-row>
        <table:table-row>
          <table:table-cell table:style-name="Tabelle4.A2" office:value-type="string">
            <text:p text:style-name="P27">Enhanced Magic Maker</text:p>
          </table:table-cell>
          <table:table-cell table:style-name="Tabelle4.B2" office:value-type="string">
            <text:p text:style-name="P35">ArtifactEnhancedMakeMagicWeapon</text:p>
          </table:table-cell>
          <table:table-cell table:style-name="Tabelle4.C2" office:value-type="string">
            <text:p text:style-name="P27">no</text:p>
          </table:table-cell>
        </table:table-row>
        <table:table-row>
          <table:table-cell table:style-name="Tabelle4.A2" office:value-type="string">
            <text:p text:style-name="P27">Flight</text:p>
          </table:table-cell>
          <table:table-cell table:style-name="Tabelle4.B2" office:value-type="string">
            <text:p text:style-name="P35">ArtifactFlight</text:p>
          </table:table-cell>
          <table:table-cell table:style-name="Tabelle4.C2" office:value-type="string">
            <text:p text:style-name="P27">yes</text:p>
          </table:table-cell>
        </table:table-row>
        <table:table-row>
          <table:table-cell table:style-name="Tabelle4.A2" office:value-type="string">
            <text:p text:style-name="P27">Freeze Bomb</text:p>
          </table:table-cell>
          <table:table-cell table:style-name="Tabelle4.B2" office:value-type="string">
            <text:p text:style-name="P35">ArtifactFreezeBomb</text:p>
          </table:table-cell>
          <table:table-cell table:style-name="Tabelle4.C2" office:value-type="string">
            <text:p text:style-name="P27">yes</text:p>
          </table:table-cell>
        </table:table-row>
        <table:table-row>
          <table:table-cell table:style-name="Tabelle4.A2" office:value-type="string">
            <text:p text:style-name="P27">Healing Blast</text:p>
          </table:table-cell>
          <table:table-cell table:style-name="Tabelle4.B2" office:value-type="string">
            <text:p text:style-name="P35">ArtifactHealingBlast</text:p>
          </table:table-cell>
          <table:table-cell table:style-name="Tabelle4.C2" office:value-type="string">
            <text:p text:style-name="P27">yes</text:p>
          </table:table-cell>
        </table:table-row>
        <table:table-row>
          <table:table-cell table:style-name="Tabelle4.A2" office:value-type="string">
            <text:p text:style-name="P27">Invulnerability</text:p>
          </table:table-cell>
          <table:table-cell table:style-name="Tabelle4.B2" office:value-type="string">
            <text:p text:style-name="P35">ArtifactInvulnerability</text:p>
          </table:table-cell>
          <table:table-cell table:style-name="Tabelle4.C2" office:value-type="string">
            <text:p text:style-name="P27">yes</text:p>
          </table:table-cell>
        </table:table-row>
        <table:table-row>
          <table:table-cell table:style-name="Tabelle4.A2" office:value-type="string">
            <text:p text:style-name="P27">Light</text:p>
          </table:table-cell>
          <table:table-cell table:style-name="Tabelle4.B2" office:value-type="string">
            <text:p text:style-name="P35">ArtifactLight</text:p>
          </table:table-cell>
          <table:table-cell table:style-name="Tabelle4.C2" office:value-type="string">
            <text:p text:style-name="P27">no</text:p>
          </table:table-cell>
        </table:table-row>
        <table:table-row>
          <table:table-cell table:style-name="Tabelle4.A2" office:value-type="string">
            <text:p text:style-name="P27">Lightning Rod</text:p>
          </table:table-cell>
          <table:table-cell table:style-name="Tabelle4.B2" office:value-type="string">
            <text:p text:style-name="P35">ArtifactLightningRod</text:p>
          </table:table-cell>
          <table:table-cell table:style-name="Tabelle4.C2" office:value-type="string">
            <text:p text:style-name="P27">no</text:p>
          </table:table-cell>
        </table:table-row>
        <table:table-row>
          <table:table-cell table:style-name="Tabelle4.A2" office:value-type="string">
            <text:p text:style-name="P27">Magnet</text:p>
          </table:table-cell>
          <table:table-cell table:style-name="Tabelle4.B2" office:value-type="string">
            <text:p text:style-name="P35">ArtifactMagnet</text:p>
          </table:table-cell>
          <table:table-cell table:style-name="Tabelle4.C2" office:value-type="string">
            <text:p text:style-name="P27">yes</text:p>
          </table:table-cell>
        </table:table-row>
        <table:table-row>
          <table:table-cell table:style-name="Tabelle4.A2" office:value-type="string">
            <text:p text:style-name="P27">Magic Weapon Maker</text:p>
          </table:table-cell>
          <table:table-cell table:style-name="Tabelle4.B2" office:value-type="string">
            <text:p text:style-name="P35">ArtifactMakeMagicWeapon</text:p>
          </table:table-cell>
          <table:table-cell table:style-name="Tabelle4.C2" office:value-type="string">
            <text:p text:style-name="P27">yes</text:p>
          </table:table-cell>
        </table:table-row>
        <table:table-row>
          <table:table-cell table:style-name="Tabelle4.A2" office:value-type="string">
            <text:p text:style-name="P27">Medic Weapon Maker</text:p>
          </table:table-cell>
          <table:table-cell table:style-name="Tabelle4.B2" office:value-type="string">
            <text:p text:style-name="P35">ArtifactMakeSuperHealer</text:p>
          </table:table-cell>
          <table:table-cell table:style-name="Tabelle4.C2" office:value-type="string">
            <text:p text:style-name="P27">no</text:p>
          </table:table-cell>
        </table:table-row>
        <table:table-row>
          <table:table-cell table:style-name="Tabelle4.A2" office:value-type="string">
            <text:p text:style-name="P27">MAX Magic Modifier</text:p>
          </table:table-cell>
          <table:table-cell table:style-name="Tabelle4.B2" office:value-type="string">
            <text:p text:style-name="P35">ArtifactMaxModifier</text:p>
          </table:table-cell>
          <table:table-cell table:style-name="Tabelle4.C2" office:value-type="string">
            <text:p text:style-name="P27">no</text:p>
          </table:table-cell>
        </table:table-row>
        <table:table-row>
          <table:table-cell table:style-name="Tabelle4.A2" office:value-type="string">
            <text:p text:style-name="P27">Mega Blast</text:p>
          </table:table-cell>
          <table:table-cell table:style-name="Tabelle4.B2" office:value-type="string">
            <text:p text:style-name="P35">ArtifactMegaBlast</text:p>
          </table:table-cell>
          <table:table-cell table:style-name="Tabelle4.C2" office:value-type="string">
            <text:p text:style-name="P27">no</text:p>
          </table:table-cell>
        </table:table-row>
        <table:table-row>
          <table:table-cell table:style-name="Tabelle4.A2" office:value-type="string">
            <text:p text:style-name="P27">Parachute</text:p>
          </table:table-cell>
          <table:table-cell table:style-name="Tabelle4.B2" office:value-type="string">
            <text:p text:style-name="P35">ArtifactChute</text:p>
          </table:table-cell>
          <table:table-cell table:style-name="Tabelle4.C2" office:value-type="string">
            <text:p text:style-name="P27">no</text:p>
          </table:table-cell>
        </table:table-row>
        <table:table-row>
          <table:table-cell table:style-name="Tabelle4.A2" office:value-type="string">
            <text:p text:style-name="P27">Nitro Boost</text:p>
          </table:table-cell>
          <table:table-cell table:style-name="Tabelle4.B2" office:value-type="string">
            <text:p text:style-name="P35">ArtifactVehicleBoost</text:p>
          </table:table-cell>
          <table:table-cell table:style-name="Tabelle4.C2" office:value-type="string">
            <text:p text:style-name="P27">yes</text:p>
          </table:table-cell>
        </table:table-row>
        <table:table-row>
          <table:table-cell table:style-name="Tabelle4.A2" office:value-type="string">
            <text:p text:style-name="P27">Plus 1 Modifier</text:p>
          </table:table-cell>
          <table:table-cell table:style-name="Tabelle4.B2" office:value-type="string">
            <text:p text:style-name="P35">ArtifactPlusOneModifier</text:p>
          </table:table-cell>
          <table:table-cell table:style-name="Tabelle4.C2" office:value-type="string">
            <text:p text:style-name="P27">no</text:p>
          </table:table-cell>
        </table:table-row>
        <table:table-row>
          <table:table-cell table:style-name="Tabelle4.A2" office:value-type="string">
            <text:p text:style-name="P27">Plus 2 Modifier</text:p>
          </table:table-cell>
          <table:table-cell table:style-name="Tabelle4.B2" office:value-type="string">
            <text:p text:style-name="P35">ArtifactPlusTwoModifier</text:p>
          </table:table-cell>
          <table:table-cell table:style-name="Tabelle4.C2" office:value-type="string">
            <text:p text:style-name="P27">no</text:p>
          </table:table-cell>
        </table:table-row>
        <table:table-row>
          <table:table-cell table:style-name="Tabelle4.A2" office:value-type="string">
            <text:p text:style-name="P27">Poison Blast</text:p>
          </table:table-cell>
          <table:table-cell table:style-name="Tabelle4.B2" office:value-type="string">
            <text:p text:style-name="P35">ArtifactPoisonBlast</text:p>
          </table:table-cell>
          <table:table-cell table:style-name="Tabelle4.C2" office:value-type="string">
            <text:p text:style-name="P27">yes</text:p>
          </table:table-cell>
        </table:table-row>
        <table:table-row>
          <table:table-cell table:style-name="Tabelle4.A2" office:value-type="string">
            <text:p text:style-name="P27">Protection</text:p>
          </table:table-cell>
          <table:table-cell table:style-name="Tabelle4.B2" office:value-type="string">
            <text:p text:style-name="P35">ArtifactProtection</text:p>
          </table:table-cell>
          <table:table-cell table:style-name="Tabelle4.C2" office:value-type="string">
            <text:p text:style-name="P27">yes</text:p>
          </table:table-cell>
        </table:table-row>
        <table:table-row>
          <table:table-cell table:style-name="Tabelle4.A2" office:value-type="string">
            <text:p text:style-name="P27">Repulsion</text:p>
          </table:table-cell>
          <table:table-cell table:style-name="Tabelle4.B2" office:value-type="string">
            <text:p text:style-name="P35">ArtifactRepulsion</text:p>
          </table:table-cell>
          <table:table-cell table:style-name="Tabelle4.C2" office:value-type="string">
            <text:p text:style-name="P27">yes</text:p>
          </table:table-cell>
        </table:table-row>
        <table:table-row>
          <table:table-cell table:style-name="Tabelle4.A2" office:value-type="string">
            <text:p text:style-name="P27">Self Destruction</text:p>
          </table:table-cell>
          <table:table-cell table:style-name="Tabelle4.B2" office:value-type="string">
            <text:p text:style-name="P35">ArtifactSelfDestruct</text:p>
          </table:table-cell>
          <table:table-cell table:style-name="Tabelle4.C2" office:value-type="string">
            <text:p text:style-name="P27">yes</text:p>
          </table:table-cell>
        </table:table-row>
        <table:table-row>
          <table:table-cell table:style-name="Tabelle4.A2" office:value-type="string">
            <text:p text:style-name="P27">Summoning Charm</text:p>
          </table:table-cell>
          <table:table-cell table:style-name="Tabelle4.B2" office:value-type="string">
            <text:p text:style-name="P35">ArtifactMonsterSummon</text:p>
          </table:table-cell>
          <table:table-cell table:style-name="Tabelle4.C2" office:value-type="string">
            <text:p text:style-name="P27">yes</text:p>
          </table:table-cell>
        </table:table-row>
        <table:table-row>
          <table:table-cell table:style-name="Tabelle4.A2" office:value-type="string">
            <text:p text:style-name="P27">Teleport</text:p>
          </table:table-cell>
          <table:table-cell table:style-name="Tabelle4.B2" office:value-type="string">
            <text:p text:style-name="P35">ArtifactTeleport</text:p>
          </table:table-cell>
          <table:table-cell table:style-name="Tabelle4.C2" office:value-type="string">
            <text:p text:style-name="P27">yes</text:p>
          </table:table-cell>
        </table:table-row>
        <table:table-row>
          <table:table-cell table:style-name="Tabelle4.A2" office:value-type="string">
            <text:p text:style-name="P27">Triple Damage</text:p>
          </table:table-cell>
          <table:table-cell table:style-name="Tabelle4.B2" office:value-type="string">
            <text:p text:style-name="P35">ArtifactTripleDamage</text:p>
          </table:table-cell>
          <table:table-cell table:style-name="Tabelle4.C2" office:value-type="string">
            <text:p text:style-name="P27">yes</text:p>
          </table:table-cell>
        </table:table-row>
        <table:table-row>
          <table:table-cell table:style-name="Tabelle4.A2" office:value-type="string">
            <text:p text:style-name="P27">Turret Constructor</text:p>
          </table:table-cell>
          <table:table-cell table:style-name="Tabelle4.B2" office:value-type="string">
            <text:p text:style-name="P35">ArtifactTurretSummon</text:p>
          </table:table-cell>
          <table:table-cell table:style-name="Tabelle4.C2" office:value-type="string">
            <text:p text:style-name="P27">yes</text:p>
          </table:table-cell>
        </table:table-row>
        <table:table-row>
          <table:table-cell table:style-name="Tabelle4.A28" office:value-type="string">
            <text:p text:style-name="P27">Vehicle Hack</text:p>
          </table:table-cell>
          <table:table-cell table:style-name="Tabelle4.B28" office:value-type="string">
            <text:p text:style-name="P35">ArtifactVehicleHack</text:p>
          </table:table-cell>
          <table:table-cell table:style-name="Tabelle4.C28" office:value-type="string">
            <text:p text:style-name="P27">no</text:p>
          </table:table-cell>
        </table:table-row>
      </table:table>
      <text:p text:style-name="P20"/>
      <text:h text:style-name="P73" text:outline-level="2">Abilities</text:h>
      <text:h text:style-name="Heading_20_3" text:outline-level="3">Config properties</text:h>
      <text:p text:style-name="P20">All Abilities share the following set of properties, special properties for individual Artifacts are commented in the INI file. The Abilities' descriptions are automatically generated, that means unlike in UT2004RPG, you do not need to create a custom Ability class or modify the source code in order to change a bonus per level, requirement, the max level or similar.</text:p>
      <text:p text:style-name="P20"/>
      <text:p text:style-name="P22">[TitanRPG.Ability***]</text:p>
      <text:list xml:id="list30373981" text:continue-numbering="true" text:style-name="L4">
        <text:list-item>
          <text:p text:style-name="P60"><text:span text:style-name="T1">MaxLevel=&lt;Integer&gt;<text:line-break/></text:span><text:span text:style-name="T11">The highest buyable level of this Ability.</text:span></text:p>
        </text:list-item>
        <text:list-item>
          <text:p text:style-name="P60"><text:span text:style-name="T1">StartingCost=&lt;Integer&gt;</text:span><text:span text:style-name="T11"><text:line-break/>Cost for the first level of this Ability. Not used if </text:span><text:span text:style-name="T1">bLevelCost</text:span><text:span text:style-name="T11"> is true.</text:span></text:p>
        </text:list-item>
        <text:list-item>
          <text:p text:style-name="P60"><text:span text:style-name="T1">CostAddPerLevel=&lt;Integer&gt;</text:span><text:span text:style-name="T11"><text:line-break/>With each level, the cost rises this much. Not used if </text:span><text:span text:style-name="T1">bLevelCost</text:span><text:span text:style-name="T11"> is true.</text:span></text:p>
        </text:list-item>
        <text:list-item>
          <text:p text:style-name="P60"><text:span text:style-name="T1">bLevelCost=&lt;true or false&gt;</text:span><text:span text:style-name="T11"><text:line-break/>If true, the LevelCost list will be used for the individual levels' costs.</text:span></text:p>
        </text:list-item>
        <text:list-item>
          <text:p text:style-name="P60"><text:span text:style-name="T1">LevelCost=&lt;Integer&gt;</text:span><text:span text:style-name="T11"><text:line-break/>List of the costs for each Ability level. The first entry is the cost for level 1, etc. Only used if </text:span><text:span text:style-name="T1">bLevelCost</text:span><text:span text:style-name="T11"> is true.</text:span></text:p>
        </text:list-item>
        <text:list-item>
          <text:p text:style-name="P60"><text:span text:style-name="T1">RequiredLevel=&lt;Integer&gt;</text:span><text:span text:style-name="T11"><text:line-break/>This Ability can only be bought by players who are at this level or higher.</text:span></text:p>
        </text:list-item>
        <text:list-item>
          <text:p text:style-name="P60"><text:span text:style-name="T1">RequiredAbilities=(AbilityClass=&lt;AbilityClass&gt;,Level=&lt;Integer&gt;)<text:line-break/></text:span><text:span text:style-name="T11">List of Abilities required in order to buy this Ability. See below for a list of Ability class names. Level means that this specific level of the Ability is required.</text:span></text:p>
        </text:list-item>
        <text:list-item>
          <text:p text:style-name="P60"><text:span text:style-name="T1">ForbiddenAbilities=(AbilityClass=&lt;AbilityClass&gt;,Level=&lt;Integer&gt;)<text:line-break/></text:span><text:span text:style-name="T11">List of Abilities that disallow buying this Ability at their Level or higher.</text:span></text:p>
        </text:list-item>
        <text:list-item>
          <text:p text:style-name="P60"><text:span text:style-name="T1">GrantItem=(Level=&lt;Integer&gt;,InventoryClass=&lt;InventoryClass&gt;)</text:span><text:span text:style-name="T11"><text:line-break/>List of Inventory items granted at the given Level when the owning player spawns. The InventoryClass can be any Inventory (including Artifacts).</text:span></text:p>
        </text:list-item>
        <text:list-item>
          <text:p text:style-name="P63"><text:span text:style-name="T1">BonusPerLevel=&lt;Float&gt;</text:span><text:span text:style-name="T11"><text:line-break/>General purpose bonus per level value. This has a different meaning for each Ability, please refrain to the INI comments.</text:span></text:p>
        </text:list-item>
      </text:list>
      <text:p text:style-name="P20"/>
      <text:h text:style-name="Heading_20_3" text:outline-level="3">List of Ability classes</text:h>
      <table:table table:name="Tabelle5" table:style-name="Tabelle5">
        <table:table-column table:style-name="Tabelle5.A"/>
        <table:table-column table:style-name="Tabelle5.B"/>
        <table:table-row>
          <table:table-cell table:style-name="Tabelle5.A1" office:value-type="string">
            <text:p text:style-name="P38">Name</text:p>
          </table:table-cell>
          <table:table-cell table:style-name="Tabelle5.B1" office:value-type="string">
            <text:p text:style-name="P38">Class name</text:p>
          </table:table-cell>
        </table:table-row>
        <table:table-row>
          <table:table-cell table:style-name="Tabelle5.A2" office:value-type="string">
            <text:p text:style-name="P30">Adrenaline Container</text:p>
          </table:table-cell>
          <table:table-cell table:style-name="Tabelle5.B2" office:value-type="string">
            <text:p text:style-name="P36">AbilityAdrenalineMax</text:p>
          </table:table-cell>
        </table:table-row>
        <table:table-row>
          <table:table-cell table:style-name="Tabelle5.A2" office:value-type="string">
            <text:p text:style-name="P30">Adrenaline Drip</text:p>
          </table:table-cell>
          <table:table-cell table:style-name="Tabelle5.B2" office:value-type="string">
            <text:p text:style-name="P36">AbilityAdrenalineRegen</text:p>
          </table:table-cell>
        </table:table-row>
        <table:table-row>
          <table:table-cell table:style-name="Tabelle5.A2" office:value-type="string">
            <text:p text:style-name="P30">Adrenaline Surge</text:p>
          </table:table-cell>
          <table:table-cell table:style-name="Tabelle5.B2" office:value-type="string">
            <text:p text:style-name="P36">AbilityAdrenalineSurge</text:p>
          </table:table-cell>
        </table:table-row>
        <table:table-row>
          <table:table-cell table:style-name="Tabelle5.A2" office:value-type="string">
            <text:p text:style-name="P30">Airmaster</text:p>
          </table:table-cell>
          <table:table-cell table:style-name="Tabelle5.B2" office:value-type="string">
            <text:p text:style-name="P36">AbilityAirmaster</text:p>
          </table:table-cell>
        </table:table-row>
        <table:table-row>
          <table:table-cell table:style-name="Tabelle5.A2" office:value-type="string">
            <text:p text:style-name="P30">Arsenal</text:p>
          </table:table-cell>
          <table:table-cell table:style-name="Tabelle5.B2" office:value-type="string">
            <text:p text:style-name="P36">AbilityAmmoMax</text:p>
          </table:table-cell>
        </table:table-row>
        <table:table-row>
          <table:table-cell table:style-name="Tabelle5.A2" office:value-type="string">
            <text:p text:style-name="P30">Awareness</text:p>
          </table:table-cell>
          <table:table-cell table:style-name="Tabelle5.B2" office:value-type="string">
            <text:p text:style-name="P36">AbilityAwareness</text:p>
          </table:table-cell>
        </table:table-row>
        <table:table-row>
          <table:table-cell table:style-name="Tabelle5.A2" office:value-type="string">
            <text:p text:style-name="P30">Boost Dodging</text:p>
          </table:table-cell>
          <table:table-cell table:style-name="Tabelle5.B2" office:value-type="string">
            <text:p text:style-name="P36">AbilityBoostDodging</text:p>
          </table:table-cell>
        </table:table-row>
        <table:table-row>
          <table:table-cell table:style-name="Tabelle5.A2" office:value-type="string">
            <text:p text:style-name="P30">Cautiousness</text:p>
          </table:table-cell>
          <table:table-cell table:style-name="Tabelle5.B2" office:value-type="string">
            <text:p text:style-name="P36">AbilityCautiousness</text:p>
          </table:table-cell>
        </table:table-row>
        <table:table-row>
          <table:table-cell table:style-name="Tabelle5.A2" office:value-type="string">
            <text:p text:style-name="P30">Conjuration</text:p>
          </table:table-cell>
          <table:table-cell table:style-name="Tabelle5.B2" office:value-type="string">
            <text:p text:style-name="P36">AbilityConjuration</text:p>
          </table:table-cell>
        </table:table-row>
        <table:table-row>
          <table:table-cell table:style-name="Tabelle5.A2" office:value-type="string">
            <text:p text:style-name="P30">Construction</text:p>
          </table:table-cell>
          <table:table-cell table:style-name="Tabelle5.B2" office:value-type="string">
            <text:p text:style-name="P36">AbilityConstruction</text:p>
          </table:table-cell>
        </table:table-row>
        <table:table-row>
          <table:table-cell table:style-name="Tabelle5.A2" office:value-type="string">
            <text:p text:style-name="P30">Convalescing Aura</text:p>
          </table:table-cell>
          <table:table-cell table:style-name="Tabelle5.B2" office:value-type="string">
            <text:p text:style-name="P36">AbilityAura</text:p>
          </table:table-cell>
        </table:table-row>
        <table:table-row>
          <table:table-cell table:style-name="Tabelle5.A2" office:value-type="string">
            <text:p text:style-name="P30">Counter Shove</text:p>
          </table:table-cell>
          <table:table-cell table:style-name="Tabelle5.B2" office:value-type="string">
            <text:p text:style-name="P36">AbilityCounterShove</text:p>
          </table:table-cell>
        </table:table-row>
        <table:table-row>
          <table:table-cell table:style-name="Tabelle5.A2" office:value-type="string">
            <text:p text:style-name="P30">Damage Balance</text:p>
          </table:table-cell>
          <table:table-cell table:style-name="Tabelle5.B2" office:value-type="string">
            <text:p text:style-name="P36">AbilityDamageBalance</text:p>
          </table:table-cell>
        </table:table-row>
        <table:table-row>
          <table:table-cell table:style-name="Tabelle5.A2" office:value-type="string">
            <text:p text:style-name="P30">Damage Bonus</text:p>
          </table:table-cell>
          <table:table-cell table:style-name="Tabelle5.B2" office:value-type="string">
            <text:p text:style-name="P36">AbilityDamageBonus</text:p>
          </table:table-cell>
        </table:table-row>
        <table:table-row>
          <table:table-cell table:style-name="Tabelle5.A2" office:value-type="string">
            <text:p text:style-name="P30">Damage Reduction</text:p>
          </table:table-cell>
          <table:table-cell table:style-name="Tabelle5.B2" office:value-type="string">
            <text:p text:style-name="P36">AbilityDamageReduction</text:p>
          </table:table-cell>
        </table:table-row>
        <table:table-row>
          <table:table-cell table:style-name="Tabelle5.A2" office:value-type="string">
            <text:p text:style-name="P30">Denial</text:p>
          </table:table-cell>
          <table:table-cell table:style-name="Tabelle5.B2" office:value-type="string">
            <text:p text:style-name="P36">AbilityDenial</text:p>
          </table:table-cell>
        </table:table-row>
        <table:table-row>
          <table:table-cell table:style-name="Tabelle5.A2" office:value-type="string">
            <text:p text:style-name="P30">Drones</text:p>
          </table:table-cell>
          <table:table-cell table:style-name="Tabelle5.B2" office:value-type="string">
            <text:p text:style-name="P36">AbilityDrones</text:p>
          </table:table-cell>
        </table:table-row>
        <table:table-row>
          <table:table-cell table:style-name="Tabelle5.A2" office:value-type="string">
            <text:p text:style-name="P30">Ejector Seat</text:p>
          </table:table-cell>
          <table:table-cell table:style-name="Tabelle5.B2" office:value-type="string">
            <text:p text:style-name="P36">AbilityVehicleEject</text:p>
          </table:table-cell>
        </table:table-row>
        <table:table-row>
          <table:table-cell table:style-name="Tabelle5.A2" office:value-type="string">
            <text:p text:style-name="P30">Energy Leech</text:p>
          </table:table-cell>
          <table:table-cell table:style-name="Tabelle5.B2" office:value-type="string">
            <text:p text:style-name="P36">AbilityEnergyLeech</text:p>
          </table:table-cell>
        </table:table-row>
        <table:table-row>
          <table:table-cell table:style-name="Tabelle5.A2" office:value-type="string">
            <text:p text:style-name="P30">Enhanced Translocator</text:p>
          </table:table-cell>
          <table:table-cell table:style-name="Tabelle5.B2" office:value-type="string">
            <text:p text:style-name="P36">AbilityTransTossForce</text:p>
          </table:table-cell>
        </table:table-row>
        <table:table-row>
          <table:table-cell table:style-name="Tabelle5.A2" office:value-type="string">
            <text:p text:style-name="P30">Experienced Healing</text:p>
          </table:table-cell>
          <table:table-cell table:style-name="Tabelle5.B2" office:value-type="string">
            <text:p text:style-name="P36">AbilityExpHealing</text:p>
          </table:table-cell>
        </table:table-row>
        <table:table-row>
          <table:table-cell table:style-name="Tabelle5.A2" office:value-type="string">
            <text:p text:style-name="P30">Ghost</text:p>
          </table:table-cell>
          <table:table-cell table:style-name="Tabelle5.B2" office:value-type="string">
            <text:p text:style-name="P36">AbilityGhost</text:p>
          </table:table-cell>
        </table:table-row>
        <table:table-row>
          <table:table-cell table:style-name="Tabelle5.A2" office:value-type="string">
            <text:p text:style-name="P30">Health Bonus</text:p>
          </table:table-cell>
          <table:table-cell table:style-name="Tabelle5.B2" office:value-type="string">
            <text:p text:style-name="P36">AbilityHealthBonus</text:p>
          </table:table-cell>
        </table:table-row>
        <table:table-row>
          <table:table-cell table:style-name="Tabelle5.A2" office:value-type="string">
            <text:p text:style-name="P30">Hotwheels</text:p>
          </table:table-cell>
          <table:table-cell table:style-name="Tabelle5.B2" office:value-type="string">
            <text:p text:style-name="P36">AbilityHotwheels</text:p>
          </table:table-cell>
        </table:table-row>
        <table:table-row>
          <table:table-cell table:style-name="Tabelle5.A2" office:value-type="string">
            <text:p text:style-name="P30">Iron Legs</text:p>
          </table:table-cell>
          <table:table-cell table:style-name="Tabelle5.B2" office:value-type="string">
            <text:p text:style-name="P36">AbilityIronLegs</text:p>
          </table:table-cell>
        </table:table-row>
        <table:table-row>
          <table:table-cell table:style-name="Tabelle5.A2" office:value-type="string">
            <text:p text:style-name="P30">Loaded Artifacts</text:p>
          </table:table-cell>
          <table:table-cell table:style-name="Tabelle5.B2" office:value-type="string">
            <text:p text:style-name="P36">AbilityLoadedArtifacts</text:p>
          </table:table-cell>
        </table:table-row>
        <table:table-row>
          <table:table-cell table:style-name="Tabelle5.A2" office:value-type="string">
            <text:p text:style-name="P30">Loaded Medic</text:p>
          </table:table-cell>
          <table:table-cell table:style-name="Tabelle5.B2" office:value-type="string">
            <text:p text:style-name="P36">AbilityLoadedMedic</text:p>
          </table:table-cell>
        </table:table-row>
        <table:table-row>
          <table:table-cell table:style-name="Tabelle5.A2" office:value-type="string">
            <text:p text:style-name="P30">Loaded Weapons</text:p>
          </table:table-cell>
          <table:table-cell table:style-name="Tabelle5.B2" office:value-type="string">
            <text:p text:style-name="P36">AbilityLoadedWeapons</text:p>
          </table:table-cell>
        </table:table-row>
        <text:soft-page-break/>
        <table:table-row>
          <table:table-cell table:style-name="Tabelle5.A2" office:value-type="string">
            <text:p text:style-name="P30">Monster Intelligence</text:p>
          </table:table-cell>
          <table:table-cell table:style-name="Tabelle5.B2" office:value-type="string">
            <text:p text:style-name="P36">AbilityMonsterSkill</text:p>
          </table:table-cell>
        </table:table-row>
        <table:table-row>
          <table:table-cell table:style-name="Tabelle5.A2" office:value-type="string">
            <text:p text:style-name="P30">Monster Herder</text:p>
          </table:table-cell>
          <table:table-cell table:style-name="Tabelle5.B2" office:value-type="string">
            <text:p text:style-name="P36">AbilityMonstersMax</text:p>
          </table:table-cell>
        </table:table-row>
        <table:table-row>
          <table:table-cell table:style-name="Tabelle5.A2" office:value-type="string">
            <text:p text:style-name="P30">Multi Jump</text:p>
          </table:table-cell>
          <table:table-cell table:style-name="Tabelle5.B2" office:value-type="string">
            <text:p text:style-name="P36">AbilityMultiJump</text:p>
          </table:table-cell>
        </table:table-row>
        <table:table-row>
          <table:table-cell table:style-name="Tabelle5.A2" office:value-type="string">
            <text:p text:style-name="P30">Parachute</text:p>
          </table:table-cell>
          <table:table-cell table:style-name="Tabelle5.B2" office:value-type="string">
            <text:p text:style-name="P36">AbilityChute</text:p>
          </table:table-cell>
        </table:table-row>
        <table:table-row>
          <table:table-cell table:style-name="Tabelle5.A2" office:value-type="string">
            <text:p text:style-name="P30">Perception</text:p>
          </table:table-cell>
          <table:table-cell table:style-name="Tabelle5.B2" office:value-type="string">
            <text:p text:style-name="P36">AbilityPerception</text:p>
          </table:table-cell>
        </table:table-row>
        <table:table-row>
          <table:table-cell table:style-name="Tabelle5.A2" office:value-type="string">
            <text:p text:style-name="P30">Power Dodge</text:p>
          </table:table-cell>
          <table:table-cell table:style-name="Tabelle5.B2" office:value-type="string">
            <text:p text:style-name="P36">AbilityDodgeSpeed</text:p>
          </table:table-cell>
        </table:table-row>
        <table:table-row>
          <table:table-cell table:style-name="Tabelle5.A2" office:value-type="string">
            <text:p text:style-name="P30">Power Jump</text:p>
          </table:table-cell>
          <table:table-cell table:style-name="Tabelle5.B2" office:value-type="string">
            <text:p text:style-name="P36">AbilityJumpZ</text:p>
          </table:table-cell>
        </table:table-row>
        <table:table-row>
          <table:table-cell table:style-name="Tabelle5.A2" office:value-type="string">
            <text:p text:style-name="P30">Quickfoot</text:p>
          </table:table-cell>
          <table:table-cell table:style-name="Tabelle5.B2" office:value-type="string">
            <text:p text:style-name="P36">AbilitySpeed</text:p>
          </table:table-cell>
        </table:table-row>
        <table:table-row>
          <table:table-cell table:style-name="Tabelle5.A2" office:value-type="string">
            <text:p text:style-name="P30">Regeneration</text:p>
          </table:table-cell>
          <table:table-cell table:style-name="Tabelle5.B2" office:value-type="string">
            <text:p text:style-name="P36">AbilityRegen</text:p>
          </table:table-cell>
        </table:table-row>
        <table:table-row>
          <table:table-cell table:style-name="Tabelle5.A2" office:value-type="string">
            <text:p text:style-name="P30">Retaliation</text:p>
          </table:table-cell>
          <table:table-cell table:style-name="Tabelle5.B2" office:value-type="string">
            <text:p text:style-name="P36">AbilityRetaliation</text:p>
          </table:table-cell>
        </table:table-row>
        <table:table-row>
          <table:table-cell table:style-name="Tabelle5.A2" office:value-type="string">
            <text:p text:style-name="P30">Resupply</text:p>
          </table:table-cell>
          <table:table-cell table:style-name="Tabelle5.B2" office:value-type="string">
            <text:p text:style-name="P36">AbilityAmmoRegen</text:p>
          </table:table-cell>
        </table:table-row>
        <table:table-row>
          <table:table-cell table:style-name="Tabelle5.A2" office:value-type="string">
            <text:p text:style-name="P30">Shield Regeneration</text:p>
          </table:table-cell>
          <table:table-cell table:style-name="Tabelle5.B2" office:value-type="string">
            <text:p text:style-name="P36">AbilityShieldRegen</text:p>
          </table:table-cell>
        </table:table-row>
        <table:table-row>
          <table:table-cell table:style-name="Tabelle5.A2" office:value-type="string">
            <text:p text:style-name="P30">Shields Up!</text:p>
          </table:table-cell>
          <table:table-cell table:style-name="Tabelle5.B2" office:value-type="string">
            <text:p text:style-name="P36">AbilityShieldStrength</text:p>
          </table:table-cell>
        </table:table-row>
        <table:table-row>
          <table:table-cell table:style-name="Tabelle5.A2" office:value-type="string">
            <text:p text:style-name="P30">Smart Healing</text:p>
          </table:table-cell>
          <table:table-cell table:style-name="Tabelle5.B2" office:value-type="string">
            <text:p text:style-name="P36">AbilitySmartHealing</text:p>
          </table:table-cell>
        </table:table-row>
        <table:table-row>
          <table:table-cell table:style-name="Tabelle5.A2" office:value-type="string">
            <text:p text:style-name="P30">Sniper</text:p>
          </table:table-cell>
          <table:table-cell table:style-name="Tabelle5.B2" office:value-type="string">
            <text:p text:style-name="P36">AbilitySniper</text:p>
          </table:table-cell>
        </table:table-row>
        <table:table-row>
          <table:table-cell table:style-name="Tabelle5.A2" office:value-type="string">
            <text:p text:style-name="P30">Speed Switcher</text:p>
          </table:table-cell>
          <table:table-cell table:style-name="Tabelle5.B2" office:value-type="string">
            <text:p text:style-name="P36">AbilitySpeedSwitcher</text:p>
          </table:table-cell>
        </table:table-row>
        <table:table-row>
          <table:table-cell table:style-name="Tabelle5.A2" office:value-type="string">
            <text:p text:style-name="P30">Stunt Vehicles</text:p>
          </table:table-cell>
          <table:table-cell table:style-name="Tabelle5.B2" office:value-type="string">
            <text:p text:style-name="P36">AbilityWheeledVehicleStunts</text:p>
          </table:table-cell>
        </table:table-row>
        <table:table-row>
          <table:table-cell table:style-name="Tabelle5.A2" office:value-type="string">
            <text:p text:style-name="P30">Super Speed</text:p>
          </table:table-cell>
          <table:table-cell table:style-name="Tabelle5.B2" office:value-type="string">
            <text:p text:style-name="P36">AbilityComboSuperSpeed</text:p>
          </table:table-cell>
        </table:table-row>
        <table:table-row>
          <table:table-cell table:style-name="Tabelle5.A2" office:value-type="string">
            <text:p text:style-name="P30">Team Booster</text:p>
          </table:table-cell>
          <table:table-cell table:style-name="Tabelle5.B2" office:value-type="string">
            <text:p text:style-name="P36">AbilityComboTeamBooster</text:p>
          </table:table-cell>
        </table:table-row>
        <table:table-row>
          <table:table-cell table:style-name="Tabelle5.A2" office:value-type="string">
            <text:p text:style-name="P30">Translocator Ammo</text:p>
          </table:table-cell>
          <table:table-cell table:style-name="Tabelle5.B2" office:value-type="string">
            <text:p text:style-name="P36">AbilityTransAmmo</text:p>
          </table:table-cell>
        </table:table-row>
        <table:table-row>
          <table:table-cell table:style-name="Tabelle5.A2" office:value-type="string">
            <text:p text:style-name="P30">Turret Control Center</text:p>
          </table:table-cell>
          <table:table-cell table:style-name="Tabelle5.B2" office:value-type="string">
            <text:p text:style-name="P36">AbilityTurretsMax</text:p>
          </table:table-cell>
        </table:table-row>
        <table:table-row>
          <table:table-cell table:style-name="Tabelle5.A2" office:value-type="string">
            <text:p text:style-name="P30">Ultima</text:p>
          </table:table-cell>
          <table:table-cell table:style-name="Tabelle5.B2" office:value-type="string">
            <text:p text:style-name="P36">AbilityUltima</text:p>
          </table:table-cell>
        </table:table-row>
        <table:table-row>
          <table:table-cell table:style-name="Tabelle5.A2" office:value-type="string">
            <text:p text:style-name="P30">Ultima Shield</text:p>
          </table:table-cell>
          <table:table-cell table:style-name="Tabelle5.B2" office:value-type="string">
            <text:p text:style-name="P36">AbilityUltimaShield</text:p>
          </table:table-cell>
        </table:table-row>
        <table:table-row>
          <table:table-cell table:style-name="Tabelle5.A2" office:value-type="string">
            <text:p text:style-name="P30">Vampirism</text:p>
          </table:table-cell>
          <table:table-cell table:style-name="Tabelle5.B2" office:value-type="string">
            <text:p text:style-name="P36">AbilityVampire</text:p>
          </table:table-cell>
        </table:table-row>
        <table:table-row>
          <table:table-cell table:style-name="Tabelle5.A2" office:value-type="string">
            <text:p text:style-name="P30">Vehicle Armor</text:p>
          </table:table-cell>
          <table:table-cell table:style-name="Tabelle5.B2" office:value-type="string">
            <text:p text:style-name="P36">AbilityVehicleArmor</text:p>
          </table:table-cell>
        </table:table-row>
        <table:table-row>
          <table:table-cell table:style-name="Tabelle5.A2" office:value-type="string">
            <text:p text:style-name="P30">Vehicle Combos</text:p>
          </table:table-cell>
          <table:table-cell table:style-name="Tabelle5.B2" office:value-type="string">
            <text:p text:style-name="P36">AbilityVehicleCombos</text:p>
          </table:table-cell>
        </table:table-row>
        <table:table-row>
          <table:table-cell table:style-name="Tabelle5.A2" office:value-type="string">
            <text:p text:style-name="P30">Vehicle Lock</text:p>
          </table:table-cell>
          <table:table-cell table:style-name="Tabelle5.B2" office:value-type="string">
            <text:p text:style-name="P36">AbilityVehicleLock</text:p>
          </table:table-cell>
        </table:table-row>
        <table:table-row>
          <table:table-cell table:style-name="Tabelle5.A2" office:value-type="string">
            <text:p text:style-name="P30">Vehicle Regeneration</text:p>
          </table:table-cell>
          <table:table-cell table:style-name="Tabelle5.B2" office:value-type="string">
            <text:p text:style-name="P36">AbilityVehicleRegen</text:p>
          </table:table-cell>
        </table:table-row>
        <table:table-row>
          <table:table-cell table:style-name="Tabelle5.A2" office:value-type="string">
            <text:p text:style-name="P30">Vehicle Speed</text:p>
          </table:table-cell>
          <table:table-cell table:style-name="Tabelle5.B2" office:value-type="string">
            <text:p text:style-name="P36">AbilityVehicleSpeed</text:p>
          </table:table-cell>
        </table:table-row>
        <table:table-row>
          <table:table-cell table:style-name="Tabelle5.A2" office:value-type="string">
            <text:p text:style-name="P30">Vehicle Vampire</text:p>
          </table:table-cell>
          <table:table-cell table:style-name="Tabelle5.B2" office:value-type="string">
            <text:p text:style-name="P36">AbilityVehicleVampire</text:p>
          </table:table-cell>
        </table:table-row>
        <table:table-row>
          <table:table-cell table:style-name="Tabelle5.A60" office:value-type="string">
            <text:p text:style-name="P30">Weapon Speed</text:p>
          </table:table-cell>
          <table:table-cell table:style-name="Tabelle5.B60" office:value-type="string">
            <text:p text:style-name="P36">AbilityWeaponSpeed</text:p>
          </table:table-cell>
        </table:table-row>
      </table:table>
      <text:p text:style-name="P22"/>
      <text:h text:style-name="P73" text:outline-level="2">Miscellaneous Settings</text:h>
      <text:h text:style-name="Heading_20_3" text:outline-level="3">Blasts</text:h>
      <text:p text:style-name="Text_20_body">The Blasts (Mega Blast, Ultima, Poison Blast, etc.) have their own configuration section each. The following are common Blast settings.</text:p>
      <text:p text:style-name="P22">[TitanRPG.***Charger]</text:p>
      <text:list xml:id="list30360748" text:continue-numbering="true" text:style-name="L4">
        <text:list-item>
          <text:p text:style-name="P60"><text:span text:style-name="T1">ChargeTime=&lt;Seconds&gt;<text:line-break/></text:span><text:span text:style-name="T11">The charging duration after which the Blast will occur.</text:span></text:p>
        </text:list-item>
        <text:list-item>
          <text:p text:style-name="P60"><text:span text:style-name="T1">Radius=&lt;Float&gt;<text:line-break/></text:span><text:span text:style-name="T11">Radius (in uu) affected by this Blast.</text:span></text:p>
        </text:list-item>
        <text:list-item>
          <text:p text:style-name="P60"><text:span text:style-name="T1">bAllowDeadInstigator=&lt;true or false&gt;</text:span><text:span text:style-name="T11"><text:line-break/>If true, the Blast will occur even if its instigator died while it was charging up.</text:span></text:p>
        </text:list-item>
        <text:list-item>
          <text:p text:style-name="P50"><text:span text:style-name="T26">bAffectInstigator=&lt;true or false&gt;</text:span><text:span text:style-name="T20"><text:line-break/>If false, the Blast's instigator will be immune to its effect.</text:span></text:p>
        </text:list-item>
      </text:list>
      <text:h text:style-name="P74" text:outline-level="3">Drones</text:h>
      <text:p text:style-name="P44">These settings affect the Drones, if used.</text:p>
      <text:p text:style-name="P22">[TitanRPG.Drone]</text:p>
      <text:list xml:id="list30372801" text:continue-numbering="true" text:style-name="L4">
        <text:list-item>
          <text:p text:style-name="P60"><text:span text:style-name="T14">HealPerSec=&lt;Integer&gt;</text:span><text:span text:style-name="T11"><text:line-break/></text:span><text:span text:style-name="T11">The amount of health healed by the Drone per second.</text:span></text:p>
        </text:list-item>
        <text:list-item>
          <text:p text:style-name="P60"><text:span text:style-name="T14">HealDist=&lt;Integer&gt;</text:span><text:span text:style-name="T11"><text:line-break/>The maximum distance (in uu) the Drone can heal.</text:span></text:p>
        </text:list-item>
        <text:list-item>
          <text:p text:style-name="P60"><text:span text:style-name="T14">ProjDamage=&lt;Integer&gt;</text:span><text:span text:style-name="T11"><text:line-break/>The amount of damage done by a Drone shot.</text:span></text:p>
        </text:list-item>
      </text:list>
      <text:h text:style-name="P72" text:outline-level="1">Additional Information</text:h>
      <text:h text:style-name="Heading_20_2" text:outline-level="2">Planned features</text:h>
      <text:p text:style-name="P19">The following major features are planned for future versions of TitanRPG.</text:p>
      <text:h text:style-name="Heading_20_3" text:outline-level="3">Stats</text:h>
      <text:p text:style-name="P20">TitanRPG replaces UT2004RPG's Stats (damage bonus, max adrenaline etc.) entirely by Abilities for easier management. However, in some game types (e.g. Invasion) where these Abilities use to have high maximum levels, Stats are a lot easier to handle than buying Abilities levels one by one.</text:p>
      <text:p text:style-name="P20"/>
      <text:p text:style-name="P20">There are plans to bring the Stats back with their own page in the RPG Menu. Technically, they will be wrappers around Abilities, so that, in theory, every Ability will be able to act as a Stat as well. This way administrators can decide which Abilities they want to appear as Stats.</text:p>
      <text:h text:style-name="Heading_20_3" text:outline-level="3">Artifact "Ammunition"</text:h>
      <text:p text:style-name="Text_20_body">Currently, Artifacts can be used infinitely. The idea is to add functionality that allows you to activate an Artifact for a limited amount of times, thus adding some sort of "Ammunition" for it. When used up, the Artifact would be gone from your inventory. These Artifacts could then also be picked up multiple times to increase their use count.</text:p>
      <text:h text:style-name="Heading_20_2" text:outline-level="2">Credits</text:h>
      <text:h text:style-name="Heading_20_3" text:outline-level="3"><text:bookmark-start text:name="__RefNumPara__34185286"/>Developers<text:bookmark-end text:name="__RefNumPara__34185286"/></text:h>
      <text:p text:style-name="P19">The following people were more or less directly involved in TitanRPG development:</text:p>
      <text:list xml:id="list30187434" text:style-name="L5">
        <text:list-item>
          <text:p text:style-name="P51"><text:span text:style-name="T19">Mysterial</text:span><text:span text:style-name="T20"><text:line-break/>The creator of the original UT2004RPG. Although there is not too much left of UT2004RPG in TitanRPG internally, TitanRPG was based on UT2004RPG and still uses the original ideas.</text:span></text:p>
        </text:list-item>
        <text:list-item>
          <text:p text:style-name="P64"><text:span text:style-name="T18">TheDruidXpawX &amp; Shantara <text:line-break/></text:span><text:span text:style-name="T20">These two are responsible for DruidsRPG, which can be considered the biggest and most influential addendum to UT2004RPG. It, too, represented a foundation of TitanRPG.</text:span></text:p>
        </text:list-item>
        <text:list-item>
          <text:p text:style-name="P51"><text:span text:style-name="T19">fluffy</text:span><text:span text:style-name="T20"><text:line-break/>The first developer of TitanRPG, who created several extras for UT2004RPG and DruidsRPG for the historic TitanOnslaught VCTF RPG server.</text:span></text:p>
        </text:list-item>
        <text:list-item>
          <text:p text:style-name="P51"><text:span text:style-name="T18">Jrubzjeknf<text:line-break/></text:span><text:span text:style-name="T20">Creator of the Mantarun Assist and RPGFlags mutators. He also helped fluffy contribute several features and fixes to the early versions of TitanRPG</text:span></text:p>
        </text:list-item>
        <text:list-item>
          <text:p text:style-name="P51"><text:span text:style-name="T18">BattleMode<text:line-break/></text:span><text:span text:style-name="T20">Owner of the BigBatteServers.com and creator of the resident UT2004RPG and DruidsRPG modifications, which would have their main features merged into TitanRPG at later point.</text:span></text:p>
        </text:list-item>
        <text:list-item>
          <text:p text:style-name="P51"><text:span text:style-name="T19">Mahalis</text:span><text:span text:style-name="T20"><text:line-break/>Creator of the original Drones mutator, a modification by BattleMode of which was later merged into TitanRPG.</text:span></text:p>
        </text:list-item>
        <text:list-item>
          <text:p text:style-name="P51"><text:span text:style-name="T19">Wulff</text:span><text:span text:style-name="T20"><text:line-break/>Author of some minor features, like the Lightning Rod being blockable using the Shield Gun.</text:span></text:p>
        </text:list-item>
      </text:list>
      <text:list xml:id="list31643886" text:style-name="L5">
        <text:list-item>
          <text:p text:style-name="P65"><text:span text:style-name="T21">Jonathan Zepp<text:line-break/></text:span><text:span text:style-name="T20">Author of GoodKarma, the core of which has been integrated to TitanRPG for future use.</text:span></text:p>
        </text:list-item>
        <text:list-item>
          <text:p text:style-name="P65"><text:span text:style-name="T21">pd<text:line-break/></text:span><text:span text:style-name="T20">Myself, current developer of TitanRPG, who merged the single TitanRPG packages by fluffy into one and later made TitanRPG a standalone RPG system.</text:span></text:p>
        </text:list-item>
      </text:list>
      <text:h text:style-name="P75" text:outline-level="3">Thanks</text:h>
      <text:p text:style-name="P19">Here I want to thank several people for their efforts:</text:p>
      <text:list xml:id="list30212124" text:style-name="L6">
        <text:list-item>
          <text:p text:style-name="P54"><text:span text:style-name="T21">BattleMode<text:line-break/></text:span><text:span text:style-name="T20">Took over the TitanOnslaught RPG VCTF server into the BBS community when the original host decided to drop it. This made it possible for me to step up and take over development. He always supported me and gave advice, and last but certainly not least he paid and still pays the bills for TitanRPG's home server. Kudos!</text:span></text:p>
        </text:list-item>
        <text:list-item>
          <text:p text:style-name="P55"><text:span text:style-name="T21">nialzinth<text:line-break/></text:span><text:span text:style-name="T20">Has sacrificed countless hours for participating in testing sessions, also frequent <text:s/>reporter of many bugs. He definitely helped a lot making things as good as they are now. ._.</text:span></text:p>
        </text:list-item>
        <text:list-item>
          <text:p text:style-name="P55"><text:span text:style-name="T21">BigBattleServers.com community<text:line-break/></text:span><text:span text:style-name="T20">Fills the forum with bug reports and ideas, without that many things wouldn't be now. Basically all of them are testers by playing on TitanRPG's home server, TitanRPG VCTF.</text:span></text:p>
        </text:list-item>
      </text:list>
      <text:h text:style-name="Heading_20_2" text:outline-level="2">Contact</text:h>
      <text:p text:style-name="P19">If there are any questions, bug reports or ideas concerning TitanRPG, please let me know.</text:p>
      <text:p text:style-name="P19"/>
      <text:p text:style-name="P19">You can contact me via e-mail: <text:a xlink:type="simple" xlink:href="mailto:pdinklag@googlemail.com">pdinklag@googlemail.com</text:a></text:p>
      <text:p text:style-name="P19"/>
      <text:p text:style-name="P19">Alternatively, you can join the forum at <text:a xlink:type="simple" xlink:href="http://bigbattleservers.com/">http://bigbattleservers.com/</text:a>, where I have the nickname <text:span text:style-name="T34">pd_</text:span>, and send me a Private Message.</text:p>
      <text:h text:style-name="Heading_20_2" text:outline-level="2">Legal information</text:h>
      <text:p text:style-name="P19">This document has been written by Patrick Dinklage, a.k.a. "pd".</text:p>
      <text:p text:style-name="P19"/>
      <text:p text:style-name="P19">TitanRPG is free software, you are free to use and modify its source code for your own needs provided that you give credit to those who contributed to it (see <text:span text:style-name="T2">Credits</text:span>).</text:p>
      <text:p text:style-name="P19"/>
      <text:p text:style-name="P19">Visit <text:a xlink:type="simple" xlink:href="http://titanrpg.pdinklag.de/">http://titanrpg.pdinklag.de/</text:a> for the latest release package of TitanR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Verdana"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Verdan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Verdana"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Verdana" fo:font-size="11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Verdana" fo:font-size="11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paragraph-properties>
        <style:tab-stops/>
      </style:paragraph-properties>
      <style:text-properties style:font-name="Verdana1"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Verdana1"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Verdana1" fo:font-size="11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999cm" style:type="right"/>
        </style:tab-stops>
      </style:paragraph-properties>
      <style:text-properties style:font-name="Verdana2" fo:font-size="10pt" fo:font-weight="bold" style:font-size-asian="10pt" style:font-weight-asian="bold" style:font-size-complex="10pt" style:font-weight-complex="bold"/>
    </style:style>
    <style:style style:name="MP2" style:family="paragraph" style:parent-style-name="Footer">
      <style:paragraph-properties fo:line-height="150%" fo:text-align="end" style:justify-single-word="false"/>
      <style:text-properties style:font-name="Verdana2" fo:font-size="10pt" style:font-size-asian="10pt" style:font-size-complex="10pt"/>
    </style:style>
    <style:style style:name="MP3" style:family="paragraph" style:parent-style-name="Header">
      <style:text-properties style:font-name="Verdana2"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fo:background-color="transparent" style:dynamic-spacing="false">
          <style:background-image/>
        </style:header-footer-properties>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itanRPG Documentation<text:tab/><text:chapter text:display="number-and-name" text:outline-level="3">3.2.2. Thanks</text:chapter></text:p>
      </style:header>
      <style:footer>
        <text:p text:style-name="MP2">Page <text:page-number text:select-page="current">34</text:page-number> of <text:expression text:formula="ooow:page-4" office:value-type="float" office:value="39" style:data-style-name="N0">39</text:expression></text:p>
      </style:footer>
    </style:master-page>
    <style:master-page style:name="First_20_Page" style:display-name="First Page" style:page-layout-name="Mpm2" style:next-style-name="Standard"/>
    <style:master-page style:name="Index" style:page-layout-name="Mpm3">
      <style:header>
        <text:p text:style-name="MP3">TitanRPG Documentation</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trick Dinklage</meta:initial-creator>
    <meta:creation-date>2010-09-21T08:45:04.76</meta:creation-date>
    <dc:date>2010-11-30T10:25:45.54</dc:date>
    <meta:editing-duration>PT22H56M27S</meta:editing-duration>
    <meta:editing-cycles>404</meta:editing-cycles>
    <meta:generator>OpenOffice.org/3.0$Win32 OpenOffice.org_project/300m9$Build-9358</meta:generator>
    <meta:printed-by>Patrick Dinklage</meta:printed-by>
    <meta:print-date>2010-09-21T11:57:21.87</meta:print-date>
    <dc:creator>Patrick Dinklage</dc:creator>
    <meta:document-statistic meta:table-count="6" meta:image-count="0" meta:object-count="0" meta:page-count="43" meta:paragraph-count="907" meta:word-count="7953" meta:character-count="50973"/>
    <meta:user-defined meta:name="Info 1"/>
    <meta:user-defined meta:name="Info 2"/>
    <meta:user-defined meta:name="Info 3"/>
    <meta:user-defined meta:name="Info 4"/>
  </office:meta>
</office:document-meta>
</file>